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1"/>
    <style:style style:name="ce4" style:family="table-cell" style:parent-style-name="Default" style:data-style-name="N0">
      <style:table-cell-properties fo:background-color="#c0c0c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mpty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empty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80.1" calcext:value-type="float">
            <text:p>80.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pletely empty, 20x20 size PPP → (40*20 in sim)</text:p>
          </table:table-cell>
          <table:table-cell table:number-columns-repeated="1023"/>
        </table:table-row>
        <table:table-row table:style-name="ro2" table:number-rows-repeated="5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" table:style-name="ta1">
        <table:shapes>
          <draw:frame draw:z-index="0" draw:name="Chart 1" draw:style-name="gr1" svg:width="15.999cm" svg:height="8.999cm" svg:x="14.169cm" svg:y="36.591cm">
            <draw:object draw:notify-on-update-of-ranges="Wei.B2:Wei.B61 Wei.J1:Wei.J1 Wei.J2:Wei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  <table:table-cell office:value-type="float" office:value="90.9" calcext:value-type="float">
            <text:p>90.9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90.6" calcext:value-type="float">
            <text:p>90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  <table:table-cell office:value-type="float" office:value="63.1" calcext:value-type="float">
            <text:p>63.1</text:p>
          </table:table-cell>
          <table:table-cell office:value-type="float" office:value="65.4" calcext:value-type="float">
            <text:p>6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  <table:table-cell office:value-type="float" office:value="20.8" calcext:value-type="float">
            <text:p>20.8</text:p>
          </table:table-cell>
          <table:table-cell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73.1" calcext:value-type="float">
            <text:p>73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  <table:table-cell office:value-type="float" office:value="98.3" calcext:value-type="float">
            <text:p>98.3</text:p>
          </table:table-cell>
          <table:table-cell office:value-type="float" office:value="99.3" calcext:value-type="float">
            <text:p>99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5.6" calcext:value-type="float">
            <text:p>8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82.6" calcext:value-type="float">
            <text:p>82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96.1" calcext:value-type="float">
            <text:p>9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  <table:table-cell office:value-type="float" office:value="97.8" calcext:value-type="float">
            <text:p>97.8</text:p>
          </table:table-cell>
          <table:table-cell office:value-type="float" office:value="98.7" calcext:value-type="float">
            <text:p>98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  <table:table-cell office:value-type="float" office:value="84.8" calcext:value-type="float">
            <text:p>84.8</text:p>
          </table:table-cell>
          <table:table-cell office:value-type="float" office:value="77.3" calcext:value-type="float">
            <text:p>7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89.7" calcext:value-type="float">
            <text:p>8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8.9" calcext:value-type="float">
            <text:p>9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  <table:table-cell office:value-type="float" office:value="20.8" calcext:value-type="float">
            <text:p>20.8</text:p>
          </table:table-cell>
          <table:table-cell office:value-type="float" office:value="18.2" calcext:value-type="float">
            <text:p>18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76.9" calcext:value-type="float">
            <text:p>76.9</text:p>
          </table:table-cell>
          <table:table-cell office:value-type="float" office:value="79.4" calcext:value-type="float">
            <text:p>7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  <table:table-cell office:value-type="float" office:value="51.9" calcext:value-type="float">
            <text:p>51.9</text:p>
          </table:table-cell>
          <table:table-cell office:value-type="float" office:value="51.8" calcext:value-type="float">
            <text:p>51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87.7" calcext:value-type="float">
            <text:p>8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  <table:table-cell office:value-type="float" office:value="28.5" calcext:value-type="float">
            <text:p>28.5</text:p>
          </table:table-cell>
          <table:table-cell office:value-type="float" office:value="22.5" calcext:value-type="float">
            <text:p>2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  <table:table-cell office:value-type="float" office:value="66.3" calcext:value-type="float">
            <text:p>66.3</text:p>
          </table:table-cell>
          <table:table-cell office:value-type="float" office:value="75.3" calcext:value-type="float">
            <text:p>75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  <table:table-cell office:value-type="float" office:value="40.6" calcext:value-type="float">
            <text:p>40.6</text:p>
          </table:table-cell>
          <table:table-cell office:value-type="float" office:value="38.3" calcext:value-type="float">
            <text:p>38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  <table:table-cell office:value-type="float" office:value="98.2" calcext:value-type="float">
            <text:p>98.2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  <table:table-cell office:value-type="float" office:value="56.6" calcext:value-type="float">
            <text:p>56.6</text:p>
          </table:table-cell>
          <table:table-cell office:value-type="float" office:value="61.9" calcext:value-type="float">
            <text:p>61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  <table:table-cell office:value-type="float" office:value="93.9" calcext:value-type="float">
            <text:p>93.9</text:p>
          </table:table-cell>
          <table:table-cell office:value-type="float" office:value="95.6" calcext:value-type="float">
            <text:p>9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  <table:table-cell office:value-type="float" office:value="67.7" calcext:value-type="float">
            <text:p>67.7</text:p>
          </table:table-cell>
          <table:table-cell office:value-type="float" office:value="74.4" calcext:value-type="float">
            <text:p>7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79.2" calcext:value-type="float">
            <text:p>79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  <table:table-cell office:value-type="float" office:value="81.6" calcext:value-type="float">
            <text:p>81.6</text:p>
          </table:table-cell>
          <table:table-cell office:value-type="float" office:value="88.6" calcext:value-type="float">
            <text:p>88.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9" calcext:value-type="float">
            <text:p>99.9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  <table:table-cell table:formula="of:=AVERAGE([.O2:.O61])" office:value-type="float" office:value="46.2933333333333" calcext:value-type="float">
            <text:p>46.2933333333</text:p>
          </table:table-cell>
          <table:table-cell table:formula="of:=AVERAGE([.P2:.P61])" office:value-type="float" office:value="47.805" calcext:value-type="float">
            <text:p>47.8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5" calcext:value-type="float">
            <text:p>5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6" calcext:value-type="float">
            <text:p>0.36</text:p>
          </table:table-cell>
          <table:table-cell table:formula="of:=MEDIAN([.E2:.E61])" office:value-type="float" office:value="0.9" calcext:value-type="float">
            <text:p>0.9</text:p>
          </table:table-cell>
          <table:table-cell table:formula="of:=MEDIAN([.F2:.F61])" office:value-type="float" office:value="-2.035" calcext:value-type="float">
            <text:p>-2.03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74.9" calcext:value-type="float">
            <text:p>74.9</text:p>
          </table:table-cell>
          <table:table-cell table:formula="of:=MEDIAN([.K2:.K61])" office:value-type="float" office:value="1.4" calcext:value-type="float">
            <text:p>1.4</text:p>
          </table:table-cell>
          <table:table-cell table:formula="of:=MEDIAN([.L2:.L61])" office:value-type="float" office:value="16.9" calcext:value-type="float">
            <text:p>16.9</text:p>
          </table:table-cell>
          <table:table-cell table:formula="of:=MEDIAN([.M2:.M61])" office:value-type="float" office:value="67.85" calcext:value-type="float">
            <text:p>67.85</text:p>
          </table:table-cell>
          <table:table-cell table:formula="of:=MEDIAN([.N2:.N61])" office:value-type="float" office:value="99.05" calcext:value-type="float">
            <text:p>99.05</text:p>
          </table:table-cell>
          <table:table-cell table:formula="of:=MEDIAN([.O2:.O61])" office:value-type="float" office:value="54.25" calcext:value-type="float">
            <text:p>54.25</text:p>
          </table:table-cell>
          <table:table-cell table:formula="of:=MEDIAN([.P2:.P61])" office:value-type="float" office:value="56.85" calcext:value-type="float">
            <text:p>56.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8530018400447" calcext:value-type="float">
            <text:p>1.85300184</text:p>
          </table:table-cell>
          <table:table-cell table:formula="of:=STDEV([.C2:.C61])" office:value-type="float" office:value="4.59660891955385" calcext:value-type="float">
            <text:p>4.5966089196</text:p>
          </table:table-cell>
          <table:table-cell table:formula="of:=STDEV([.D2:.D61])" office:value-type="float" office:value="0.165327615173579" calcext:value-type="float">
            <text:p>0.1653276152</text:p>
          </table:table-cell>
          <table:table-cell table:formula="of:=STDEV([.E2:.E61])" office:value-type="float" office:value="0.284255942203441" calcext:value-type="float">
            <text:p>0.2842559422</text:p>
          </table:table-cell>
          <table:table-cell table:formula="of:=STDEV([.F2:.F61])" office:value-type="float" office:value="2.49363761587806" calcext:value-type="float">
            <text:p>2.493637615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651655090304" calcext:value-type="float">
            <text:p>34.565165509</text:p>
          </table:table-cell>
          <table:table-cell table:formula="of:=STDEV([.I2:.I61])" office:value-type="float" office:value="44.3469702593812" calcext:value-type="float">
            <text:p>44.3469702594</text:p>
          </table:table-cell>
          <table:table-cell table:formula="of:=STDEV([.J2:.J61])" office:value-type="float" office:value="16.5862316974322" calcext:value-type="float">
            <text:p>16.5862316974</text:p>
          </table:table-cell>
          <table:table-cell table:formula="of:=STDEV([.K2:.K61])" office:value-type="float" office:value="1.35277388174863" calcext:value-type="float">
            <text:p>1.3527738817</text:p>
          </table:table-cell>
          <table:table-cell table:formula="of:=STDEV([.L2:.L61])" office:value-type="float" office:value="16.5510519064209" calcext:value-type="float">
            <text:p>16.5510519064</text:p>
          </table:table-cell>
          <table:table-cell table:formula="of:=STDEV([.M2:.M61])" office:value-type="float" office:value="14.7096586125299" calcext:value-type="float">
            <text:p>14.7096586125</text:p>
          </table:table-cell>
          <table:table-cell table:formula="of:=STDEV([.N2:.N61])" office:value-type="float" office:value="11.2968916028705" calcext:value-type="float">
            <text:p>11.2968916029</text:p>
          </table:table-cell>
          <table:table-cell table:formula="of:=STDEV([.O2:.O61])" office:value-type="float" office:value="42.5570479202166" calcext:value-type="float">
            <text:p>42.5570479202</text:p>
          </table:table-cell>
          <table:table-cell table:formula="of:=STDEV([.P2:.P61])" office:value-type="float" office:value="44.1762894644566" calcext:value-type="float">
            <text:p>44.176289464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0.8063333333333" calcext:value-type="float">
            <text:p>60.8063333333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MEDIAN([.G66:.P66])" office:value-type="float" office:value="71.375" calcext:value-type="float">
            <text:p>71.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_Vis_%" table:style-name="ta1">
        <table:shapes>
          <draw:frame draw:z-index="0" draw:name="Chart 1" draw:style-name="gr1" svg:width="16.484cm" svg:height="12.433cm" svg:x="13.744cm" svg:y="35.309cm">
            <draw:object draw:notify-on-update-of-ranges="'Goal_Vis_%'.D2:'Goal_Vis_%'.D61 'Goal_Vis_%'.J1:'Goal_Vis_%'.J1 'Goal_Vis_%'.J2:'Goal_Vis_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Chart 2" draw:style-name="gr1" svg:width="17.387cm" svg:height="12.246cm" svg:x="31.058cm" svg:y="35.636cm">
            <draw:object draw:notify-on-update-of-ranges="'Goal_Vis_%'.D2:'Goal_Vis_%'.D61 'Goal_Vis_%'.N1:'Goal_Vis_%'.N1 'Goal_Vis_%'.N2:'Goal_Vis_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table:style-name="ce3"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  <table:table-cell office:value-type="float" office:value="73" calcext:value-type="float">
            <text:p>73</text:p>
          </table:table-cell>
          <table:table-cell office:value-type="float" office:value="75.9" calcext:value-type="float">
            <text:p>75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  <table:table-cell office:value-type="float" office:value="59.2" calcext:value-type="float">
            <text:p>59.2</text:p>
          </table:table-cell>
          <table:table-cell office:value-type="float" office:value="47.3" calcext:value-type="float">
            <text:p>4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48.7" calcext:value-type="float">
            <text:p>48.7</text:p>
          </table:table-cell>
          <table:table-cell office:value-type="float" office:value="48.9" calcext:value-type="float">
            <text:p>4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  <table:table-cell office:value-type="float" office:value="51.8" calcext:value-type="float">
            <text:p>51.8</text:p>
          </table:table-cell>
          <table:table-cell office:value-type="float" office:value="50.3" calcext:value-type="float">
            <text:p>50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  <table:table-cell office:value-type="float" office:value="61.2" calcext:value-type="float">
            <text:p>61.2</text:p>
          </table:table-cell>
          <table:table-cell office:value-type="float" office:value="56.8" calcext:value-type="float">
            <text:p>56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  <table:table-cell office:value-type="float" office:value="96.3" calcext:value-type="float">
            <text:p>96.3</text:p>
          </table:table-cell>
          <table:table-cell office:value-type="float" office:value="99.5" calcext:value-type="float">
            <text:p>99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  <table:table-cell office:value-type="float" office:value="45.1" calcext:value-type="float">
            <text:p>45.1</text:p>
          </table:table-cell>
          <table:table-cell office:value-type="float" office:value="29.8" calcext:value-type="float">
            <text:p>2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45.6" calcext:value-type="float">
            <text:p>4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  <table:table-cell office:value-type="float" office:value="48.9" calcext:value-type="float">
            <text:p>48.9</text:p>
          </table:table-cell>
          <table:table-cell office:value-type="float" office:value="48.6" calcext:value-type="float">
            <text:p>48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  <table:table-cell office:value-type="float" office:value="55.6" calcext:value-type="float">
            <text:p>55.6</text:p>
          </table:table-cell>
          <table:table-cell office:value-type="float" office:value="52.6" calcext:value-type="float">
            <text:p>52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  <table:table-cell office:value-type="float" office:value="91.6" calcext:value-type="float">
            <text:p>91.6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  <table:table-cell office:value-type="float" office:value="50.8" calcext:value-type="float">
            <text:p>50.8</text:p>
          </table:table-cell>
          <table:table-cell office:value-type="float" office:value="48.6" calcext:value-type="float">
            <text:p>48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  <table:table-cell office:value-type="float" office:value="57.3" calcext:value-type="float">
            <text:p>57.3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  <table:table-cell office:value-type="float" office:value="97.7" calcext:value-type="float">
            <text:p>97.7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  <table:table-cell office:value-type="float" office:value="82.6" calcext:value-type="float">
            <text:p>82.6</text:p>
          </table:table-cell>
          <table:table-cell office:value-type="float" office:value="92.4" calcext:value-type="float">
            <text:p>9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  <table:table-cell office:value-type="float" office:value="74.1" calcext:value-type="float">
            <text:p>74.1</text:p>
          </table:table-cell>
          <table:table-cell office:value-type="float" office:value="78.5" calcext:value-type="float">
            <text:p>78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  <table:table-cell office:value-type="float" office:value="95.2" calcext:value-type="float">
            <text:p>95.2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  <table:table-cell office:value-type="float" office:value="95.1" calcext:value-type="float">
            <text:p>95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  <table:table-cell office:value-type="float" office:value="59.7" calcext:value-type="float">
            <text:p>59.7</text:p>
          </table:table-cell>
          <table:table-cell office:value-type="float" office:value="47.7" calcext:value-type="float">
            <text:p>4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office:value-type="float" office:value="53.9" calcext:value-type="float">
            <text:p>53.9</text:p>
          </table:table-cell>
          <table:table-cell office:value-type="float" office:value="50.1" calcext:value-type="float">
            <text:p>50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99.4" calcext:value-type="float">
            <text:p>9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  <table:table-cell office:value-type="float" office:value="44.2" calcext:value-type="float">
            <text:p>44.2</text:p>
          </table:table-cell>
          <table:table-cell office:value-type="float" office:value="41.3" calcext:value-type="float">
            <text:p>41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  <table:table-cell office:value-type="float" office:value="96.9" calcext:value-type="float">
            <text:p>96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style-name="ce3"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style-name="ce3"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5" calcext:value-type="float">
            <text:p>99.5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style-name="ce3"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  <table:table-cell table:formula="of:=AVERAGE([.O2:.O61])" office:value-type="float" office:value="68.48" calcext:value-type="float">
            <text:p>68.48</text:p>
          </table:table-cell>
          <table:table-cell table:formula="of:=AVERAGE([.P2:.P61])" office:value-type="float" office:value="69.005" calcext:value-type="float">
            <text:p>69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105" calcext:value-type="float">
            <text:p>0.105</text:p>
          </table:table-cell>
          <table:table-cell table:formula="of:=MEDIAN([.E2:.E61])" office:value-type="float" office:value="1.04" calcext:value-type="float">
            <text:p>1.04</text:p>
          </table:table-cell>
          <table:table-cell table:formula="of:=MEDIAN([.F2:.F61])" office:value-type="float" office:value="1.485" calcext:value-type="float">
            <text:p>1.48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0" calcext:value-type="float">
            <text:p>80</text:p>
          </table:table-cell>
          <table:table-cell table:formula="of:=MEDIAN([.K2:.K61])" office:value-type="float" office:value="0.8" calcext:value-type="float">
            <text:p>0.8</text:p>
          </table:table-cell>
          <table:table-cell table:formula="of:=MEDIAN([.L2:.L61])" office:value-type="float" office:value="11.9" calcext:value-type="float">
            <text:p>11.9</text:p>
          </table:table-cell>
          <table:table-cell table:formula="of:=MEDIAN([.M2:.M61])" office:value-type="float" office:value="61.1" calcext:value-type="float">
            <text:p>61.1</text:p>
          </table:table-cell>
          <table:table-cell table:formula="of:=MEDIAN([.N2:.N61])" office:value-type="float" office:value="98.4" calcext:value-type="float">
            <text:p>98.4</text:p>
          </table:table-cell>
          <table:table-cell table:formula="of:=MEDIAN([.O2:.O61])" office:value-type="float" office:value="92.65" calcext:value-type="float">
            <text:p>92.65</text:p>
          </table:table-cell>
          <table:table-cell table:formula="of:=MEDIAN([.P2:.P61])" office:value-type="float" office:value="99.45" calcext:value-type="float">
            <text:p>99.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8693464954323" calcext:value-type="float">
            <text:p>1.5869346495</text:p>
          </table:table-cell>
          <table:table-cell table:formula="of:=STDEV([.C2:.C61])" office:value-type="float" office:value="1.81767841002194" calcext:value-type="float">
            <text:p>1.81767841</text:p>
          </table:table-cell>
          <table:table-cell table:formula="of:=STDEV([.D2:.D61])" office:value-type="float" office:value="0.211994563409664" calcext:value-type="float">
            <text:p>0.2119945634</text:p>
          </table:table-cell>
          <table:table-cell table:formula="of:=STDEV([.E2:.E61])" office:value-type="float" office:value="0.248692626748101" calcext:value-type="float">
            <text:p>0.2486926267</text:p>
          </table:table-cell>
          <table:table-cell table:formula="of:=STDEV([.F2:.F61])" office:value-type="float" office:value="2.05568032094509" calcext:value-type="float">
            <text:p>2.055680320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17.7545324045426" calcext:value-type="float">
            <text:p>17.7545324045</text:p>
          </table:table-cell>
          <table:table-cell table:formula="of:=STDEV([.I2:.I61])" office:value-type="float" office:value="49.6916797819114" calcext:value-type="float">
            <text:p>49.6916797819</text:p>
          </table:table-cell>
          <table:table-cell table:formula="of:=STDEV([.J2:.J61])" office:value-type="float" office:value="18.2430095736719" calcext:value-type="float">
            <text:p>18.2430095737</text:p>
          </table:table-cell>
          <table:table-cell table:formula="of:=STDEV([.K2:.K61])" office:value-type="float" office:value="1.30109037279971" calcext:value-type="float">
            <text:p>1.3010903728</text:p>
          </table:table-cell>
          <table:table-cell table:formula="of:=STDEV([.L2:.L61])" office:value-type="float" office:value="10.5769116154969" calcext:value-type="float">
            <text:p>10.5769116155</text:p>
          </table:table-cell>
          <table:table-cell table:formula="of:=STDEV([.M2:.M61])" office:value-type="float" office:value="13.4998065481013" calcext:value-type="float">
            <text:p>13.4998065481</text:p>
          </table:table-cell>
          <table:table-cell table:formula="of:=STDEV([.N2:.N61])" office:value-type="float" office:value="8.62448409985783" calcext:value-type="float">
            <text:p>8.6244840999</text:p>
          </table:table-cell>
          <table:table-cell table:formula="of:=STDEV([.O2:.O61])" office:value-type="float" office:value="35.4581768437796" calcext:value-type="float">
            <text:p>35.4581768438</text:p>
          </table:table-cell>
          <table:table-cell table:formula="of:=STDEV([.P2:.P61])" office:value-type="float" office:value="37.4423870427304" calcext:value-type="float">
            <text:p>37.4423870427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3.0743333333333" calcext:value-type="float">
            <text:p>63.0743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s_Mag_" table:style-name="ta1">
        <table:shapes>
          <draw:frame draw:z-index="0" draw:name="Chart 1" draw:style-name="gr1" svg:width="18.321cm" svg:height="11.063cm" svg:x="16.396cm" svg:y="33.359cm">
            <draw:object draw:notify-on-update-of-ranges="Vis_Mag_.E2:Vis_Mag_.E61 Vis_Mag_.J1:Vis_Mag_.J1 Vis_Mag_.J2:Vis_Mag_.J6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  <table:table-cell office:value-type="float" office:value="8.7" calcext:value-type="float">
            <text:p>8.7</text:p>
          </table:table-cell>
          <table:table-cell office:value-type="float" office:value="5.8" calcext:value-type="float">
            <text:p>5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  <table:table-cell office:value-type="float" office:value="20.9" calcext:value-type="float">
            <text:p>20.9</text:p>
          </table:table-cell>
          <table:table-cell office:value-type="float" office:value="18.1" calcext:value-type="float">
            <text:p>1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  <table:table-cell office:value-type="float" office:value="94.6" calcext:value-type="float">
            <text:p>94.6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3.7" calcext:value-type="float">
            <text:p>83.7</text:p>
          </table:table-cell>
          <table:table-cell office:value-type="float" office:value="93.6" calcext:value-type="float">
            <text:p>93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91.4" calcext:value-type="float">
            <text:p>91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  <table:table-cell office:value-type="float" office:value="78.2" calcext:value-type="float">
            <text:p>78.2</text:p>
          </table:table-cell>
          <table:table-cell office:value-type="float" office:value="86.6" calcext:value-type="float">
            <text:p>86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  <table:table-cell office:value-type="float" office:value="39.1" calcext:value-type="float">
            <text:p>39.1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  <table:table-cell office:value-type="float" office:value="77" calcext:value-type="float">
            <text:p>77</text:p>
          </table:table-cell>
          <table:table-cell office:value-type="float" office:value="82.5" calcext:value-type="float">
            <text:p>8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  <table:table-cell office:value-type="float" office:value="22.3" calcext:value-type="float">
            <text:p>22.3</text:p>
          </table:table-cell>
          <table:table-cell office:value-type="float" office:value="16.8" calcext:value-type="float">
            <text:p>16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81.7" calcext:value-type="float">
            <text:p>8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  <table:table-cell office:value-type="float" office:value="54" calcext:value-type="float">
            <text:p>54</text:p>
          </table:table-cell>
          <table:table-cell office:value-type="float" office:value="52.4" calcext:value-type="float">
            <text:p>5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  <table:table-cell office:value-type="float" office:value="16.8" calcext:value-type="float">
            <text:p>16.8</text:p>
          </table:table-cell>
          <table:table-cell office:value-type="float" office:value="15.4" calcext:value-type="float">
            <text:p>1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  <table:table-cell office:value-type="float" office:value="50.6" calcext:value-type="float">
            <text:p>50.6</text:p>
          </table:table-cell>
          <table:table-cell office:value-type="float" office:value="39.1" calcext:value-type="float">
            <text:p>3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  <table:table-cell office:value-type="float" office:value="62.4" calcext:value-type="float">
            <text:p>62.4</text:p>
          </table:table-cell>
          <table:table-cell office:value-type="float" office:value="57.9" calcext:value-type="float">
            <text:p>57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76.1" calcext:value-type="float">
            <text:p>7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float" office:value="17.7" calcext:value-type="float">
            <text:p>1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  <table:table-cell office:value-type="float" office:value="68.5" calcext:value-type="float">
            <text:p>68.5</text:p>
          </table:table-cell>
          <table:table-cell office:value-type="float" office:value="69.1" calcext:value-type="float">
            <text:p>6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63.2" calcext:value-type="float">
            <text:p>63.2</text:p>
          </table:table-cell>
          <table:table-cell office:value-type="float" office:value="54.3" calcext:value-type="float">
            <text:p>54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93.2" calcext:value-type="float">
            <text:p>93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  <table:table-cell office:value-type="float" office:value="18.2" calcext:value-type="float">
            <text:p>18.2</text:p>
          </table:table-cell>
          <table:table-cell office:value-type="float" office:value="17.9" calcext:value-type="float">
            <text:p>17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  <table:table-cell office:value-type="float" office:value="39.7" calcext:value-type="float">
            <text:p>39.7</text:p>
          </table:table-cell>
          <table:table-cell office:value-type="float" office:value="42.5" calcext:value-type="float">
            <text:p>4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  <table:table-cell office:value-type="float" office:value="19.4" calcext:value-type="float">
            <text:p>19.4</text:p>
          </table:table-cell>
          <table:table-cell office:value-type="float" office:value="12.1" calcext:value-type="float">
            <text:p>12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  <table:table-cell office:value-type="float" office:value="58.1" calcext:value-type="float">
            <text:p>58.1</text:p>
          </table:table-cell>
          <table:table-cell office:value-type="float" office:value="63.1" calcext:value-type="float">
            <text:p>63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  <table:table-cell office:value-type="float" office:value="96.4" calcext:value-type="float">
            <text:p>96.4</text:p>
          </table:table-cell>
          <table:table-cell office:value-type="float" office:value="98.4" calcext:value-type="float">
            <text:p>98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  <table:table-cell office:value-type="float" office:value="92.2" calcext:value-type="float">
            <text:p>92.2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  <table:table-cell office:value-type="float" office:value="27.6" calcext:value-type="float">
            <text:p>27.6</text:p>
          </table:table-cell>
          <table:table-cell office:value-type="float" office:value="25.4" calcext:value-type="float">
            <text:p>2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94.1" calcext:value-type="float">
            <text:p>94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39.9" calcext:value-type="float">
            <text:p>3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  <table:table-cell office:value-type="float" office:value="76.9" calcext:value-type="float">
            <text:p>76.9</text:p>
          </table:table-cell>
          <table:table-cell office:value-type="float" office:value="78.9" calcext:value-type="float">
            <text:p>7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  <table:table-cell office:value-type="float" office:value="96.6" calcext:value-type="float">
            <text:p>96.6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  <table:table-cell office:value-type="float" office:value="51.7" calcext:value-type="float">
            <text:p>51.7</text:p>
          </table:table-cell>
          <table:table-cell office:value-type="float" office:value="48.8" calcext:value-type="float">
            <text:p>48.8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3" calcext:value-type="float">
            <text:p>99.3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  <table:table-cell table:formula="of:=AVERAGE([.O2:.O61])" office:value-type="float" office:value="65.2683333333333" calcext:value-type="float">
            <text:p>65.2683333333</text:p>
          </table:table-cell>
          <table:table-cell table:formula="of:=AVERAGE([.P2:.P61])" office:value-type="float" office:value="66.3183333333333" calcext:value-type="float">
            <text:p>66.31833333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9" calcext:value-type="float">
            <text:p>0.39</text:p>
          </table:table-cell>
          <table:table-cell table:formula="of:=MEDIAN([.E2:.E61])" office:value-type="float" office:value="0.735" calcext:value-type="float">
            <text:p>0.735</text:p>
          </table:table-cell>
          <table:table-cell table:formula="of:=MEDIAN([.F2:.F61])" office:value-type="float" office:value="-0.12" calcext:value-type="float">
            <text:p>-0.12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8.95" calcext:value-type="float">
            <text:p>88.95</text:p>
          </table:table-cell>
          <table:table-cell table:formula="of:=MEDIAN([.K2:.K61])" office:value-type="float" office:value="2.25" calcext:value-type="float">
            <text:p>2.25</text:p>
          </table:table-cell>
          <table:table-cell table:formula="of:=MEDIAN([.L2:.L61])" office:value-type="float" office:value="19.6" calcext:value-type="float">
            <text:p>19.6</text:p>
          </table:table-cell>
          <table:table-cell table:formula="of:=MEDIAN([.M2:.M61])" office:value-type="float" office:value="74.4" calcext:value-type="float">
            <text:p>74.4</text:p>
          </table:table-cell>
          <table:table-cell table:formula="of:=MEDIAN([.N2:.N61])" office:value-type="float" office:value="99.65" calcext:value-type="float">
            <text:p>99.65</text:p>
          </table:table-cell>
          <table:table-cell table:formula="of:=MEDIAN([.O2:.O61])" office:value-type="float" office:value="76.95" calcext:value-type="float">
            <text:p>76.95</text:p>
          </table:table-cell>
          <table:table-cell table:formula="of:=MEDIAN([.P2:.P61])" office:value-type="float" office:value="82.1" calcext:value-type="float">
            <text:p>82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43197938942969" calcext:value-type="float">
            <text:p>1.4319793894</text:p>
          </table:table-cell>
          <table:table-cell table:formula="of:=STDEV([.C2:.C61])" office:value-type="float" office:value="6.4570725031344" calcext:value-type="float">
            <text:p>6.4570725031</text:p>
          </table:table-cell>
          <table:table-cell table:formula="of:=STDEV([.D2:.D61])" office:value-type="float" office:value="0.203894012569231" calcext:value-type="float">
            <text:p>0.2038940126</text:p>
          </table:table-cell>
          <table:table-cell table:formula="of:=STDEV([.E2:.E61])" office:value-type="float" office:value="0.302982304493444" calcext:value-type="float">
            <text:p>0.3029823045</text:p>
          </table:table-cell>
          <table:table-cell table:formula="of:=STDEV([.F2:.F61])" office:value-type="float" office:value="2.08271169934748" calcext:value-type="float">
            <text:p>2.082711699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3.8195986287896" calcext:value-type="float">
            <text:p>33.8195986288</text:p>
          </table:table-cell>
          <table:table-cell table:formula="of:=STDEV([.I2:.I61])" office:value-type="float" office:value="42.6521868085098" calcext:value-type="float">
            <text:p>42.6521868085</text:p>
          </table:table-cell>
          <table:table-cell table:formula="of:=STDEV([.J2:.J61])" office:value-type="float" office:value="18.086732659745" calcext:value-type="float">
            <text:p>18.0867326597</text:p>
          </table:table-cell>
          <table:table-cell table:formula="of:=STDEV([.K2:.K61])" office:value-type="float" office:value="1.53466903257609" calcext:value-type="float">
            <text:p>1.5346690326</text:p>
          </table:table-cell>
          <table:table-cell table:formula="of:=STDEV([.L2:.L61])" office:value-type="float" office:value="13.7237082995641" calcext:value-type="float">
            <text:p>13.7237082996</text:p>
          </table:table-cell>
          <table:table-cell table:formula="of:=STDEV([.M2:.M61])" office:value-type="float" office:value="17.1338189383578" calcext:value-type="float">
            <text:p>17.1338189384</text:p>
          </table:table-cell>
          <table:table-cell table:formula="of:=STDEV([.N2:.N61])" office:value-type="float" office:value="10.6184280439382" calcext:value-type="float">
            <text:p>10.6184280439</text:p>
          </table:table-cell>
          <table:table-cell table:formula="of:=STDEV([.O2:.O61])" office:value-type="float" office:value="35.491648536229" calcext:value-type="float">
            <text:p>35.4916485362</text:p>
          </table:table-cell>
          <table:table-cell table:formula="of:=STDEV([.P2:.P61])" office:value-type="float" office:value="37.4888932327857" calcext:value-type="float">
            <text:p>37.4888932328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6.1356666666667" calcext:value-type="float">
            <text:p>66.135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ed_Sum" table:style-name="ta1">
        <table:shapes>
          <draw:frame draw:z-index="0" draw:name="Chart 1" draw:style-name="gr1" svg:width="15.999cm" svg:height="8.999cm" svg:x="13.259cm" svg:y="35.428cm">
            <draw:object draw:notify-on-update-of-ranges="Weighted_Sum.F2:Weighted_Sum.F61 Weighted_Sum.F1:Weighted_Sum.F1 Weighted_Sum.B2:Weighted_Sum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Chart 2" draw:style-name="gr1" svg:width="15.999cm" svg:height="8.999cm" svg:x="30.393cm" svg:y="36.594cm">
            <draw:object draw:notify-on-update-of-ranges="Weighted_Sum.F2:Weighted_Sum.F61 Weighted_Sum.J1:Weighted_Sum.J1 Weighted_Sum.J2:Weighted_Sum.J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24.pp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6.8" calcext:value-type="float">
            <text:p>8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39.pp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4.3" calcext:value-type="float">
            <text:p>94.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78.2" calcext:value-type="float">
            <text:p>78.2</text:p>
          </table:table-cell>
          <table:table-cell table:style-name="ce4" office:value-type="float" office:value="99.4" calcext:value-type="float">
            <text:p>99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5" calcext:value-type="float">
            <text:p>0.275</text:p>
          </table:table-cell>
          <table:table-cell table:formula="of:=MEDIAN([.E2:.E61])" office:value-type="float" office:value="0.655" calcext:value-type="float">
            <text:p>0.655</text:p>
          </table:table-cell>
          <table:table-cell table:formula="of:=MEDIAN([.F2:.F61])" office:value-type="float" office:value="1.255" calcext:value-type="float">
            <text:p>1.25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4.7" calcext:value-type="float">
            <text:p>84.7</text:p>
          </table:table-cell>
          <table:table-cell table:formula="of:=MEDIAN([.K2:.K61])" office:value-type="float" office:value="1.65" calcext:value-type="float">
            <text:p>1.65</text:p>
          </table:table-cell>
          <table:table-cell table:formula="of:=MEDIAN([.L2:.L61])" office:value-type="float" office:value="18.45" calcext:value-type="float">
            <text:p>18.45</text:p>
          </table:table-cell>
          <table:table-cell table:formula="of:=MEDIAN([.M2:.M61])" office:value-type="float" office:value="75.15" calcext:value-type="float">
            <text:p>75.15</text:p>
          </table:table-cell>
          <table:table-cell table:formula="of:=MEDIAN([.N2:.N61])"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14227941410454" calcext:value-type="float">
            <text:p>1.1422794141</text:p>
          </table:table-cell>
          <table:table-cell table:formula="of:=STDEV([.C2:.C61])" office:value-type="float" office:value="2.06641150238164" calcext:value-type="float">
            <text:p>2.0664115024</text:p>
          </table:table-cell>
          <table:table-cell table:formula="of:=STDEV([.D2:.D61])" office:value-type="float" office:value="0.185284862376797" calcext:value-type="float">
            <text:p>0.1852848624</text:p>
          </table:table-cell>
          <table:table-cell table:formula="of:=STDEV([.E2:.E61])" office:value-type="float" office:value="0.324177533839604" calcext:value-type="float">
            <text:p>0.3241775338</text:p>
          </table:table-cell>
          <table:table-cell table:formula="of:=STDEV([.F2:.F61])" office:value-type="float" office:value="0.886118368341309" calcext:value-type="float">
            <text:p>0.886118368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3615400633434" calcext:value-type="float">
            <text:p>39.3615400633</text:p>
          </table:table-cell>
          <table:table-cell table:formula="of:=STDEV([.I2:.I61])" office:value-type="float" office:value="49.03014177279" calcext:value-type="float">
            <text:p>49.0301417728</text:p>
          </table:table-cell>
          <table:table-cell table:formula="of:=STDEV([.J2:.J61])" office:value-type="float" office:value="16.974681711568" calcext:value-type="float">
            <text:p>16.9746817116</text:p>
          </table:table-cell>
          <table:table-cell table:formula="of:=STDEV([.K2:.K61])" office:value-type="float" office:value="1.38818562232646" calcext:value-type="float">
            <text:p>1.3881856223</text:p>
          </table:table-cell>
          <table:table-cell table:formula="of:=STDEV([.L2:.L61])" office:value-type="float" office:value="15.2292926003588" calcext:value-type="float">
            <text:p>15.2292926004</text:p>
          </table:table-cell>
          <table:table-cell table:formula="of:=STDEV([.M2:.M61])" office:value-type="float" office:value="15.7314848574192" calcext:value-type="float">
            <text:p>15.7314848574</text:p>
          </table:table-cell>
          <table:table-cell table:formula="of:=STDEV([.N2:.N61])" office:value-type="float" office:value="7.92512631562703" calcext:value-type="float">
            <text:p>7.925126315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2:.S7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+Start_Weighted" table:style-name="ta1">
        <table:shapes>
          <draw:frame draw:z-index="0" draw:name="Chart 1" draw:style-name="gr1" svg:width="15.999cm" svg:height="8.999cm" svg:x="40.017cm" svg:y="8.761cm">
            <draw:object draw:notify-on-update-of-ranges="'Goal+Start_Weighted'.F2:'Goal+Start_Weighted'.F61 'Goal+Start_Weighted'.J1:'Goal+Start_Weighted'.J1 'Goal+Start_Weighted'.J2:'Goal+Start_Weighted'.J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98.7" calcext:value-type="float">
            <text:p>98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8.1" calcext:value-type="float">
            <text:p>98.1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  <table:table-cell office:value-type="float" office:value="59.5" calcext:value-type="float">
            <text:p>59.5</text:p>
          </table:table-cell>
          <table:table-cell office:value-type="float" office:value="57.7" calcext:value-type="float">
            <text:p>5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  <table:table-cell office:value-type="float" office:value="92.3" calcext:value-type="float">
            <text:p>92.3</text:p>
          </table:table-cell>
          <table:table-cell office:value-type="float" office:value="92.8" calcext:value-type="float">
            <text:p>92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  <table:table-cell office:value-type="float" office:value="97.1" calcext:value-type="float">
            <text:p>97.1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  <table:table-cell office:value-type="float" office:value="78.4" calcext:value-type="float">
            <text:p>78.4</text:p>
          </table:table-cell>
          <table:table-cell office:value-type="float" office:value="93.4" calcext:value-type="float">
            <text:p>93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  <table:table-cell office:value-type="float" office:value="74.8" calcext:value-type="float">
            <text:p>74.8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  <table:table-cell office:value-type="float" office:value="71.2" calcext:value-type="float">
            <text:p>71.2</text:p>
          </table:table-cell>
          <table:table-cell office:value-type="float" office:value="67.3" calcext:value-type="float">
            <text:p>6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34.8" calcext:value-type="float">
            <text:p>34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.3" calcext:value-type="float">
            <text:p>94.3</text:p>
          </table:table-cell>
          <table:table-cell office:value-type="float" office:value="99.2" calcext:value-type="float">
            <text:p>99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8.3" calcext:value-type="float">
            <text:p>98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  <table:table-cell office:value-type="float" office:value="94.9" calcext:value-type="float">
            <text:p>94.9</text:p>
          </table:table-cell>
          <table:table-cell office:value-type="float" office:value="99.1" calcext:value-type="float">
            <text:p>9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  <table:table-cell office:value-type="float" office:value="64.4" calcext:value-type="float">
            <text:p>64.4</text:p>
          </table:table-cell>
          <table:table-cell office:value-type="float" office:value="77.2" calcext:value-type="float">
            <text:p>77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  <table:table-cell office:value-type="float" office:value="85.9" calcext:value-type="float">
            <text:p>85.9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  <table:table-cell office:value-type="float" office:value="66.4" calcext:value-type="float">
            <text:p>66.4</text:p>
          </table:table-cell>
          <table:table-cell office:value-type="float" office:value="81.7" calcext:value-type="float">
            <text:p>8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  <table:table-cell office:value-type="float" office:value="57" calcext:value-type="float">
            <text:p>57</text:p>
          </table:table-cell>
          <table:table-cell office:value-type="float" office:value="59.7" calcext:value-type="float">
            <text:p>5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56.1" calcext:value-type="float">
            <text:p>5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43.5" calcext:value-type="float">
            <text:p>43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  <table:table-cell office:value-type="float" office:value="9.3" calcext:value-type="float">
            <text:p>9.3</text:p>
          </table:table-cell>
          <table:table-cell office:value-type="float" office:value="11.2" calcext:value-type="float">
            <text:p>11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  <table:table-cell office:value-type="float" office:value="95.6" calcext:value-type="float">
            <text:p>95.6</text:p>
          </table:table-cell>
          <table:table-cell office:value-type="float" office:value="99.7" calcext:value-type="float">
            <text:p>9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  <table:table-cell office:value-type="float" office:value="31.4" calcext:value-type="float">
            <text:p>31.4</text:p>
          </table:table-cell>
          <table:table-cell office:value-type="float" office:value="26.6" calcext:value-type="float">
            <text:p>26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9.4" calcext:value-type="float">
            <text:p>49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100" calcext:value-type="float">
            <text:p>100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  <table:table-cell table:formula="of:=AVERAGE([.O2:.O61])" office:value-type="float" office:value="46.6916666666667" calcext:value-type="float">
            <text:p>46.6916666667</text:p>
          </table:table-cell>
          <table:table-cell table:formula="of:=AVERAGE([.P2:.P61])" office:value-type="float" office:value="48.3016666666666" calcext:value-type="float">
            <text:p>48.30166666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4" calcext:value-type="float">
            <text:p>0.34</text:p>
          </table:table-cell>
          <table:table-cell table:formula="of:=MEDIAN([.E2:.E61])" office:value-type="float" office:value="0.73" calcext:value-type="float">
            <text:p>0.73</text:p>
          </table:table-cell>
          <table:table-cell table:formula="of:=MEDIAN([.F2:.F61])" office:value-type="float" office:value="1.98" calcext:value-type="float">
            <text:p>1.98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1.05" calcext:value-type="float">
            <text:p>81.05</text:p>
          </table:table-cell>
          <table:table-cell table:formula="of:=MEDIAN([.K2:.K61])" office:value-type="float" office:value="1.2" calcext:value-type="float">
            <text:p>1.2</text:p>
          </table:table-cell>
          <table:table-cell table:formula="of:=MEDIAN([.L2:.L61])" office:value-type="float" office:value="14.2" calcext:value-type="float">
            <text:p>14.2</text:p>
          </table:table-cell>
          <table:table-cell table:formula="of:=MEDIAN([.M2:.M61])" office:value-type="float" office:value="64.85" calcext:value-type="float">
            <text:p>64.85</text:p>
          </table:table-cell>
          <table:table-cell table:formula="of:=MEDIAN([.N2:.N61])" office:value-type="float" office:value="98.35" calcext:value-type="float">
            <text:p>98.35</text:p>
          </table:table-cell>
          <table:table-cell table:formula="of:=MEDIAN([.O2:.O61])" office:value-type="float" office:value="56.05" calcext:value-type="float">
            <text:p>56.05</text:p>
          </table:table-cell>
          <table:table-cell table:formula="of:=MEDIAN([.P2:.P61])" office:value-type="float" office:value="48.55" calcext:value-type="float">
            <text:p>48.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60683568044614" calcext:value-type="float">
            <text:p>1.6068356804</text:p>
          </table:table-cell>
          <table:table-cell table:formula="of:=STDEV([.C2:.C61])" office:value-type="float" office:value="4.03711593650043" calcext:value-type="float">
            <text:p>4.0371159365</text:p>
          </table:table-cell>
          <table:table-cell table:formula="of:=STDEV([.D2:.D61])" office:value-type="float" office:value="0.200474789544566" calcext:value-type="float">
            <text:p>0.2004747895</text:p>
          </table:table-cell>
          <table:table-cell table:formula="of:=STDEV([.E2:.E61])" office:value-type="float" office:value="0.259689949856549" calcext:value-type="float">
            <text:p>0.2596899499</text:p>
          </table:table-cell>
          <table:table-cell table:formula="of:=STDEV([.F2:.F61])" office:value-type="float" office:value="1.04253309503214" calcext:value-type="float">
            <text:p>1.04253309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0190804766455" calcext:value-type="float">
            <text:p>39.0190804766</text:p>
          </table:table-cell>
          <table:table-cell table:formula="of:=STDEV([.I2:.I61])" office:value-type="float" office:value="44.4572375949774" calcext:value-type="float">
            <text:p>44.457237595</text:p>
          </table:table-cell>
          <table:table-cell table:formula="of:=STDEV([.J2:.J61])" office:value-type="float" office:value="18.058012604078" calcext:value-type="float">
            <text:p>18.0580126041</text:p>
          </table:table-cell>
          <table:table-cell table:formula="of:=STDEV([.K2:.K61])" office:value-type="float" office:value="1.16568158573516" calcext:value-type="float">
            <text:p>1.1656815857</text:p>
          </table:table-cell>
          <table:table-cell table:formula="of:=STDEV([.L2:.L61])" office:value-type="float" office:value="12.7958900534463" calcext:value-type="float">
            <text:p>12.7958900534</text:p>
          </table:table-cell>
          <table:table-cell table:formula="of:=STDEV([.M2:.M61])" office:value-type="float" office:value="19.8169632152216" calcext:value-type="float">
            <text:p>19.8169632152</text:p>
          </table:table-cell>
          <table:table-cell table:formula="of:=STDEV([.N2:.N61])" office:value-type="float" office:value="16.0198848010698" calcext:value-type="float">
            <text:p>16.0198848011</text:p>
          </table:table-cell>
          <table:table-cell table:formula="of:=STDEV([.O2:.O61])" office:value-type="float" office:value="42.8735282068546" calcext:value-type="float">
            <text:p>42.8735282069</text:p>
          </table:table-cell>
          <table:table-cell table:formula="of:=STDEV([.P2:.P61])" office:value-type="float" office:value="44.7263335455678" calcext:value-type="float">
            <text:p>44.726333545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58.68" calcext:value-type="float">
            <text:p>58.68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ubleRun" table:style-name="ta1">
        <table:shapes>
          <draw:frame draw:z-index="0" draw:name="Chart 1" draw:style-name="gr1" svg:width="15.999cm" svg:height="8.999cm" svg:x="45.428cm" svg:y="8.63cm">
            <draw:object draw:notify-on-update-of-ranges="DoubleRun.G2:DoubleRun.G61 DoubleRun.L1:DoubleRun.L1 DoubleRun.L2:DoubleRun.L6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name="Chart 2" draw:style-name="gr1" svg:width="15.999cm" svg:height="8.999cm" svg:x="49.494cm" svg:y="19.354cm">
            <draw:object draw:notify-on-update-of-ranges="DoubleRun.F2:DoubleRun.F61 DoubleRun.L1:DoubleRun.L1 DoubleRun.L2:DoubleRun.L6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8" table:default-cell-style-name="ce1"/>
        <table:table-column table:style-name="co2" table:number-columns-repeated="1006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79.4" calcext:value-type="float">
            <text:p>79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1" calcext:value-type="float">
            <text:p>92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  <table:table-cell office:value-type="float" office:value="91" calcext:value-type="float">
            <text:p>91</text:p>
          </table:table-cell>
          <table:table-cell office:value-type="float" office:value="98.8" calcext:value-type="float">
            <text:p>98.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  <table:table-cell office:value-type="float" office:value="30.3" calcext:value-type="float">
            <text:p>30.3</text:p>
          </table:table-cell>
          <table:table-cell office:value-type="float" office:value="30.9" calcext:value-type="float">
            <text:p>30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  <table:table-cell office:value-type="float" office:value="44.6" calcext:value-type="float">
            <text:p>44.6</text:p>
          </table:table-cell>
          <table:table-cell office:value-type="float" office:value="43.1" calcext:value-type="float">
            <text:p>43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  <table:table-cell office:value-type="float" office:value="52.9" calcext:value-type="float">
            <text:p>52.9</text:p>
          </table:table-cell>
          <table:table-cell office:value-type="float" office:value="48" calcext:value-type="float">
            <text:p>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  <table:table-cell office:value-type="float" office:value="23.7" calcext:value-type="float">
            <text:p>23.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  <table:table-cell office:value-type="float" office:value="58.1" calcext:value-type="float">
            <text:p>58.1</text:p>
          </table:table-cell>
          <table:table-cell office:value-type="float" office:value="55.2" calcext:value-type="float">
            <text:p>55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  <table:table-cell office:value-type="float" office:value="33.9" calcext:value-type="float">
            <text:p>33.9</text:p>
          </table:table-cell>
          <table:table-cell office:value-type="float" office:value="28.6" calcext:value-type="float">
            <text:p>28.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  <table:table-cell office:value-type="float" office:value="57.8" calcext:value-type="float">
            <text:p>57.8</text:p>
          </table:table-cell>
          <table:table-cell office:value-type="float" office:value="54.5" calcext:value-type="float">
            <text:p>54.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4.4" calcext:value-type="float">
            <text:p>94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  <table:table-cell office:value-type="float" office:value="80.8" calcext:value-type="float">
            <text:p>80.8</text:p>
          </table:table-cell>
          <table:table-cell office:value-type="float" office:value="92.9" calcext:value-type="float">
            <text:p>92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  <table:table-cell office:value-type="float" office:value="60" calcext:value-type="float">
            <text:p>60</text:p>
          </table:table-cell>
          <table:table-cell office:value-type="float" office:value="62.4" calcext:value-type="float">
            <text:p>62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  <table:table-cell office:value-type="float" office:value="61.7" calcext:value-type="float">
            <text:p>61.7</text:p>
          </table:table-cell>
          <table:table-cell office:value-type="float" office:value="66.2" calcext:value-type="float">
            <text:p>66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  <table:table-cell office:value-type="float" office:value="46.5" calcext:value-type="float">
            <text:p>46.5</text:p>
          </table:table-cell>
          <table:table-cell office:value-type="float" office:value="35.2" calcext:value-type="float">
            <text:p>35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  <table:table-cell office:value-type="float" office:value="46.4" calcext:value-type="float">
            <text:p>46.4</text:p>
          </table:table-cell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  <table:table-cell office:value-type="float" office:value="44.7" calcext:value-type="float">
            <text:p>44.7</text:p>
          </table:table-cell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  <table:table-cell office:value-type="float" office:value="92.1" calcext:value-type="float">
            <text:p>92.1</text:p>
          </table:table-cell>
          <table:table-cell office:value-type="float" office:value="99.9" calcext:value-type="float">
            <text:p>99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  <table:table-cell office:value-type="float" office:value="44.9" calcext:value-type="float">
            <text:p>44.9</text:p>
          </table:table-cell>
          <table:table-cell office:value-type="float" office:value="44.4" calcext:value-type="float">
            <text:p>44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  <table:table-cell office:value-type="float" office:value="75.5" calcext:value-type="float">
            <text:p>75.5</text:p>
          </table:table-cell>
          <table:table-cell office:value-type="float" office:value="83.6" calcext:value-type="float">
            <text:p>83.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99.1" calcext:value-type="float">
            <text:p>99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  <table:table-cell office:value-type="float" office:value="95.9" calcext:value-type="float">
            <text:p>95.9</text:p>
          </table:table-cell>
          <table:table-cell office:value-type="float" office:value="98.8" calcext:value-type="float">
            <text:p>98.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9.3" calcext:value-type="float">
            <text:p>99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  <table:table-cell office:value-type="float" office:value="57.1" calcext:value-type="float">
            <text:p>57.1</text:p>
          </table:table-cell>
          <table:table-cell office:value-type="float" office:value="68" calcext:value-type="float">
            <text:p>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  <table:table-cell office:value-type="float" office:value="82" calcext:value-type="float">
            <text:p>82</text:p>
          </table:table-cell>
          <table:table-cell office:value-type="float" office:value="96.3" calcext:value-type="float">
            <text:p>96.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  <table:table-cell table:formula="of:=MIN([.Q2:.Q61])" office:value-type="float" office:value="0" calcext:value-type="float">
            <text:p>0</text:p>
          </table:table-cell>
          <table:table-cell table:formula="of:=MIN([.R2:.R6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  <table:table-cell table:formula="of:=AVERAGE([.Q2:.Q61])" office:value-type="float" office:value="58.46" calcext:value-type="float">
            <text:p>58.46</text:p>
          </table:table-cell>
          <table:table-cell table:formula="of:=AVERAGE([.R2:.R61])" office:value-type="float" office:value="59.56" calcext:value-type="float">
            <text:p>59.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8" calcext:value-type="float">
            <text:p>0.38</text:p>
          </table:table-cell>
          <table:table-cell table:formula="of:=MEDIAN([.E2:.E61])" office:value-type="float" office:value="0.72" calcext:value-type="float">
            <text:p>0.72</text:p>
          </table:table-cell>
          <table:table-cell table:formula="of:=MEDIAN([.F2:.F61])" office:value-type="float" office:value="0.77" calcext:value-type="float">
            <text:p>0.77</text:p>
          </table:table-cell>
          <table:table-cell table:formula="of:=MEDIAN([.G2:.G61])" office:value-type="float" office:value="0" calcext:value-type="float">
            <text:p>0</text:p>
          </table:table-cell>
          <table:table-cell table:formula="of:=MEDIAN([.H2:.H61])" office:value-type="float" office:value="2.29" calcext:value-type="float">
            <text:p>2.29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78.2" calcext:value-type="float">
            <text:p>78.2</text:p>
          </table:table-cell>
          <table:table-cell table:formula="of:=MEDIAN([.M2:.M61])" office:value-type="float" office:value="1.85" calcext:value-type="float">
            <text:p>1.85</text:p>
          </table:table-cell>
          <table:table-cell table:formula="of:=MEDIAN([.N2:.N61])" office:value-type="float" office:value="17.4" calcext:value-type="float">
            <text:p>17.4</text:p>
          </table:table-cell>
          <table:table-cell table:formula="of:=MEDIAN([.O2:.O61])" office:value-type="float" office:value="62.45" calcext:value-type="float">
            <text:p>62.45</text:p>
          </table:table-cell>
          <table:table-cell table:formula="of:=MEDIAN([.P2:.P61])" office:value-type="float" office:value="99.3" calcext:value-type="float">
            <text:p>99.3</text:p>
          </table:table-cell>
          <table:table-cell table:formula="of:=MEDIAN([.Q2:.Q61])" office:value-type="float" office:value="65.5" calcext:value-type="float">
            <text:p>65.5</text:p>
          </table:table-cell>
          <table:table-cell table:formula="of:=MEDIAN([.R2:.R61])" office:value-type="float" office:value="73.7" calcext:value-type="float">
            <text:p>73.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38300826621057" calcext:value-type="float">
            <text:p>1.3830082662</text:p>
          </table:table-cell>
          <table:table-cell table:formula="of:=STDEV([.C2:.C61])" office:value-type="float" office:value="1.41780446166791" calcext:value-type="float">
            <text:p>1.4178044617</text:p>
          </table:table-cell>
          <table:table-cell table:formula="of:=STDEV([.D2:.D61])" office:value-type="float" office:value="0.24827517993499" calcext:value-type="float">
            <text:p>0.2482751799</text:p>
          </table:table-cell>
          <table:table-cell table:formula="of:=STDEV([.E2:.E61])" office:value-type="float" office:value="0.430571129054354" calcext:value-type="float">
            <text:p>0.4305711291</text:p>
          </table:table-cell>
          <table:table-cell table:formula="of:=STDEV([.F2:.F61])" office:value-type="float" office:value="0.251835297266194" calcext:value-type="float">
            <text:p>0.2518352973</text:p>
          </table:table-cell>
          <table:table-cell table:formula="of:=STDEV([.G2:.G61])" office:value-type="float" office:value="45.3331048515346" calcext:value-type="float">
            <text:p>45.3331048515</text:p>
          </table:table-cell>
          <table:table-cell table:formula="of:=STDEV([.H2:.H61])" office:value-type="float" office:value="1.67524738033245" calcext:value-type="float">
            <text:p>1.6752473803</text:p>
          </table:table-cell>
          <table:table-cell table:formula="of:=STDEV([.I2:.I61])" office:value-type="float" office:value="0" calcext:value-type="float">
            <text:p>0</text:p>
          </table:table-cell>
          <table:table-cell table:formula="of:=STDEV([.J2:.J61])" office:value-type="float" office:value="37.3837217588401" calcext:value-type="float">
            <text:p>37.3837217588</text:p>
          </table:table-cell>
          <table:table-cell table:formula="of:=STDEV([.K2:.K61])" office:value-type="float" office:value="49.8942817676269" calcext:value-type="float">
            <text:p>49.8942817676</text:p>
          </table:table-cell>
          <table:table-cell table:formula="of:=STDEV([.L2:.L61])" office:value-type="float" office:value="18.6581148943946" calcext:value-type="float">
            <text:p>18.6581148944</text:p>
          </table:table-cell>
          <table:table-cell table:formula="of:=STDEV([.M2:.M61])" office:value-type="float" office:value="1.31247814079188" calcext:value-type="float">
            <text:p>1.3124781408</text:p>
          </table:table-cell>
          <table:table-cell table:formula="of:=STDEV([.N2:.N61])" office:value-type="float" office:value="10.820491650014" calcext:value-type="float">
            <text:p>10.82049165</text:p>
          </table:table-cell>
          <table:table-cell table:formula="of:=STDEV([.O2:.O61])" office:value-type="float" office:value="14.3228390172523" calcext:value-type="float">
            <text:p>14.3228390173</text:p>
          </table:table-cell>
          <table:table-cell table:formula="of:=STDEV([.P2:.P61])" office:value-type="float" office:value="10.8419300093518" calcext:value-type="float">
            <text:p>10.8419300094</text:p>
          </table:table-cell>
          <table:table-cell table:formula="of:=STDEV([.Q2:.Q61])" office:value-type="float" office:value="40.5145723940311" calcext:value-type="float">
            <text:p>40.514572394</text:p>
          </table:table-cell>
          <table:table-cell table:formula="of:=STDEV([.R2:.R61])" office:value-type="float" office:value="42.0936453998801" calcext:value-type="float">
            <text:p>42.093645399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I65:.R65])" office:value-type="float" office:value="60.9388333333333" calcext:value-type="float">
            <text:p>60.938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4:.S7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tacleWeight" table:style-name="ta1">
        <table:shapes>
          <draw:frame draw:z-index="0" draw:name="Chart 1" draw:style-name="gr1" svg:width="17.804cm" svg:height="9.218cm" svg:x="49.118cm" svg:y="2.892cm">
            <draw:object draw:notify-on-update-of-ranges="ObstacleWeight.D2:ObstacleWeight.D61 ObstacleWeight.M1:ObstacleWeight.M1 ObstacleWeight.M2:ObstacleWeight.M6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name="Chart 2" draw:style-name="gr1" svg:width="17.037cm" svg:height="11.066cm" svg:x="49.374cm" svg:y="12.497cm">
            <draw:object draw:notify-on-update-of-ranges="ObstacleWeight.E2:ObstacleWeight.E61 ObstacleWeight.M1:ObstacleWeight.M1 ObstacleWeight.M2:ObstacleWeight.M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name="Chart 3" draw:style-name="gr1" svg:width="16.811cm" svg:height="8.999cm" svg:x="50.412cm" svg:y="24.443cm">
            <draw:object draw:notify-on-update-of-ranges="ObstacleWeight.G2:ObstacleWeight.G61 ObstacleWeight.M1:ObstacleWeight.M1 ObstacleWeight.M2:ObstacleWeight.M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  <table:table-cell office:value-type="float" office:value="55.8" calcext:value-type="float">
            <text:p>55.8</text:p>
          </table:table-cell>
          <table:table-cell office:value-type="float" office:value="56.7" calcext:value-type="float">
            <text:p>5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77.7" calcext:value-type="float">
            <text:p>77.7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  <table:table-cell office:value-type="float" office:value="40.6" calcext:value-type="float">
            <text:p>40.6</text:p>
          </table:table-cell>
          <table:table-cell office:value-type="float" office:value="45.1" calcext:value-type="float">
            <text:p>4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6.9" calcext:value-type="float">
            <text:p>9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.5" calcext:value-type="float">
            <text:p>9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  <table:table-cell office:value-type="float" office:value="55.4" calcext:value-type="float">
            <text:p>55.4</text:p>
          </table:table-cell>
          <table:table-cell office:value-type="float" office:value="50.4" calcext:value-type="float">
            <text:p>5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26.9" calcext:value-type="float">
            <text:p>2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  <table:table-cell office:value-type="float" office:value="96.9" calcext:value-type="float">
            <text:p>96.9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  <table:table-cell office:value-type="float" office:value="35.6" calcext:value-type="float">
            <text:p>35.6</text:p>
          </table:table-cell>
          <table:table-cell office:value-type="float" office:value="38.5" calcext:value-type="float">
            <text:p>3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  <table:table-cell office:value-type="float" office:value="53.3" calcext:value-type="float">
            <text:p>53.3</text:p>
          </table:table-cell>
          <table:table-cell office:value-type="float" office:value="66.2" calcext:value-type="float">
            <text:p>66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  <table:table-cell office:value-type="float" office:value="61" calcext:value-type="float">
            <text:p>61</text:p>
          </table:table-cell>
          <table:table-cell office:value-type="float" office:value="55.1" calcext:value-type="float">
            <text:p>5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  <table:table-cell office:value-type="float" office:value="49.2" calcext:value-type="float">
            <text:p>49.2</text:p>
          </table:table-cell>
          <table:table-cell office:value-type="float" office:value="50.9" calcext:value-type="float">
            <text:p>50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  <table:table-cell office:value-type="float" office:value="49.2" calcext:value-type="float">
            <text:p>49.2</text:p>
          </table:table-cell>
          <table:table-cell office:value-type="float" office:value="49.5" calcext:value-type="float">
            <text:p>49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7" calcext:value-type="float">
            <text:p>6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  <table:table-cell office:value-type="float" office:value="29.4" calcext:value-type="float">
            <text:p>29.4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  <table:table-cell office:value-type="float" office:value="89.8" calcext:value-type="float">
            <text:p>89.8</text:p>
          </table:table-cell>
          <table:table-cell office:value-type="float" office:value="97.5" calcext:value-type="float">
            <text:p>97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  <table:table-cell office:value-type="float" office:value="98" calcext:value-type="float">
            <text:p>98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  <table:table-cell office:value-type="float" office:value="57.7" calcext:value-type="float">
            <text:p>57.7</text:p>
          </table:table-cell>
          <table:table-cell office:value-type="float" office:value="56.9" calcext:value-type="float">
            <text:p>5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  <table:table-cell office:value-type="float" office:value="73.3" calcext:value-type="float">
            <text:p>73.3</text:p>
          </table:table-cell>
          <table:table-cell office:value-type="float" office:value="78.4" calcext:value-type="float">
            <text:p>78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9.4" calcext:value-type="float">
            <text:p>29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  <table:table-cell office:value-type="float" office:value="51.1" calcext:value-type="float">
            <text:p>51.1</text:p>
          </table:table-cell>
          <table:table-cell office:value-type="float" office:value="45.6" calcext:value-type="float">
            <text:p>45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  <table:table-cell office:value-type="float" office:value="57.3" calcext:value-type="float">
            <text:p>57.3</text:p>
          </table:table-cell>
          <table:table-cell office:value-type="float" office:value="59.4" calcext:value-type="float">
            <text:p>59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46.9" calcext:value-type="float">
            <text:p>4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  <table:table-cell office:value-type="float" office:value="38.2" calcext:value-type="float">
            <text:p>38.2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  <table:table-cell office:value-type="float" office:value="33.3" calcext:value-type="float">
            <text:p>33.3</text:p>
          </table:table-cell>
          <table:table-cell office:value-type="float" office:value="36.3" calcext:value-type="float">
            <text:p>36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78.9" calcext:value-type="float">
            <text:p>78.9</text:p>
          </table:table-cell>
          <table:table-cell office:value-type="float" office:value="91.4" calcext:value-type="float">
            <text:p>9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  <table:table-cell office:value-type="float" office:value="59.4" calcext:value-type="float">
            <text:p>59.4</text:p>
          </table:table-cell>
          <table:table-cell office:value-type="float" office:value="56.6" calcext:value-type="float">
            <text:p>56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  <table:table-cell office:value-type="float" office:value="93" calcext:value-type="float">
            <text:p>93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  <table:table-cell office:value-type="float" office:value="97" calcext:value-type="float">
            <text:p>97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.6" calcext:value-type="float">
            <text:p>98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  <table:table-cell office:value-type="float" office:value="71.5" calcext:value-type="float">
            <text:p>71.5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45.1" calcext:value-type="float">
            <text:p>4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  <table:table-cell office:value-type="float" office:value="50.6" calcext:value-type="float">
            <text:p>50.6</text:p>
          </table:table-cell>
          <table:table-cell office:value-type="float" office:value="55.5" calcext:value-type="float">
            <text:p>55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  <table:table-cell office:value-type="float" office:value="56.2" calcext:value-type="float">
            <text:p>56.2</text:p>
          </table:table-cell>
          <table:table-cell office:value-type="float" office:value="52.7" calcext:value-type="float">
            <text:p>52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96.3" calcext:value-type="float">
            <text:p>96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  <table:table-cell office:value-type="float" office:value="68.1" calcext:value-type="float">
            <text:p>68.1</text:p>
          </table:table-cell>
          <table:table-cell office:value-type="float" office:value="84.5" calcext:value-type="float">
            <text:p>8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9" calcext:value-type="float">
            <text:p>99.9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  <table:table-cell table:formula="of:=AVERAGE([.R2:.R61])" office:value-type="float" office:value="61.8566666666667" calcext:value-type="float">
            <text:p>61.8566666667</text:p>
          </table:table-cell>
          <table:table-cell table:formula="of:=AVERAGE([.S2:.S61])" office:value-type="float" office:value="63.4483333333333" calcext:value-type="float">
            <text:p>63.44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" calcext:value-type="float">
            <text:p>0.27</text:p>
          </table:table-cell>
          <table:table-cell table:formula="of:=MEDIAN([.E2:.E61])" office:value-type="float" office:value="0.305" calcext:value-type="float">
            <text:p>0.305</text:p>
          </table:table-cell>
          <table:table-cell table:formula="of:=MEDIAN([.F2:.F61])" office:value-type="float" office:value="0.7" calcext:value-type="float">
            <text:p>0.7</text:p>
          </table:table-cell>
          <table:table-cell table:formula="of:=MEDIAN([.G2:.G61])" office:value-type="float" office:value="0.97" calcext:value-type="float">
            <text:p>0.97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86" calcext:value-type="float">
            <text:p>1.86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77.35" calcext:value-type="float">
            <text:p>77.35</text:p>
          </table:table-cell>
          <table:table-cell table:formula="of:=MEDIAN([.N2:.N61])" office:value-type="float" office:value="1" calcext:value-type="float">
            <text:p>1</text:p>
          </table:table-cell>
          <table:table-cell table:formula="of:=MEDIAN([.O2:.O61])" office:value-type="float" office:value="13.95" calcext:value-type="float">
            <text:p>13.95</text:p>
          </table:table-cell>
          <table:table-cell table:formula="of:=MEDIAN([.P2:.P61])" office:value-type="float" office:value="64.7" calcext:value-type="float">
            <text:p>64.7</text:p>
          </table:table-cell>
          <table:table-cell table:formula="of:=MEDIAN([.Q2:.Q61])" office:value-type="float" office:value="98.45" calcext:value-type="float">
            <text:p>98.45</text:p>
          </table:table-cell>
          <table:table-cell table:formula="of:=MEDIAN([.R2:.R61])" office:value-type="float" office:value="61.75" calcext:value-type="float">
            <text:p>61.75</text:p>
          </table:table-cell>
          <table:table-cell table:formula="of:=MEDIAN([.S2:.S61])" office:value-type="float" office:value="64.5" calcext:value-type="float">
            <text:p>6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62779529245059" calcext:value-type="float">
            <text:p>1.6277952925</text:p>
          </table:table-cell>
          <table:table-cell table:formula="of:=STDEV([.C2:.C61])" office:value-type="float" office:value="4.0920206216931" calcext:value-type="float">
            <text:p>4.0920206217</text:p>
          </table:table-cell>
          <table:table-cell table:formula="of:=STDEV([.D2:.D61])" office:value-type="float" office:value="0.236907810623591" calcext:value-type="float">
            <text:p>0.2369078106</text:p>
          </table:table-cell>
          <table:table-cell table:formula="of:=STDEV([.E2:.E61])" office:value-type="float" office:value="0.194006523275498" calcext:value-type="float">
            <text:p>0.1940065233</text:p>
          </table:table-cell>
          <table:table-cell table:formula="of:=STDEV([.F2:.F61])" office:value-type="float" office:value="0.335843486549355" calcext:value-type="float">
            <text:p>0.3358434865</text:p>
          </table:table-cell>
          <table:table-cell table:formula="of:=STDEV([.G2:.G61])" office:value-type="float" office:value="0.212295498141325" calcext:value-type="float">
            <text:p>0.2122954981</text:p>
          </table:table-cell>
          <table:table-cell table:formula="of:=STDEV([.H2:.H61])" office:value-type="float" office:value="35.3605960273923" calcext:value-type="float">
            <text:p>35.3605960274</text:p>
          </table:table-cell>
          <table:table-cell table:formula="of:=STDEV([.I2:.I61])" office:value-type="float" office:value="1.50590884208772" calcext:value-type="float">
            <text:p>1.5059088421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8602125594794" calcext:value-type="float">
            <text:p>43.8602125595</text:p>
          </table:table-cell>
          <table:table-cell table:formula="of:=STDEV([.L2:.L61])" office:value-type="float" office:value="44.1427172781713" calcext:value-type="float">
            <text:p>44.1427172782</text:p>
          </table:table-cell>
          <table:table-cell table:formula="of:=STDEV([.M2:.M61])" office:value-type="float" office:value="18.0434256459118" calcext:value-type="float">
            <text:p>18.0434256459</text:p>
          </table:table-cell>
          <table:table-cell table:formula="of:=STDEV([.N2:.N61])" office:value-type="float" office:value="1.68882669129202" calcext:value-type="float">
            <text:p>1.6888266913</text:p>
          </table:table-cell>
          <table:table-cell table:formula="of:=STDEV([.O2:.O61])" office:value-type="float" office:value="12.5069567082362" calcext:value-type="float">
            <text:p>12.5069567082</text:p>
          </table:table-cell>
          <table:table-cell table:formula="of:=STDEV([.P2:.P61])" office:value-type="float" office:value="19.2797275779568" calcext:value-type="float">
            <text:p>19.279727578</text:p>
          </table:table-cell>
          <table:table-cell table:formula="of:=STDEV([.Q2:.Q61])" office:value-type="float" office:value="13.6726758526541" calcext:value-type="float">
            <text:p>13.6726758527</text:p>
          </table:table-cell>
          <table:table-cell table:formula="of:=STDEV([.R2:.R61])" office:value-type="float" office:value="32.6556785970337" calcext:value-type="float">
            <text:p>32.655678597</text:p>
          </table:table-cell>
          <table:table-cell table:formula="of:=STDEV([.S2:.S61])" office:value-type="float" office:value="34.4068799370947" calcext:value-type="float">
            <text:p>34.4068799371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60.6615" calcext:value-type="float">
            <text:p>60.661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ObstacleWeight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2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1.2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0.1" calcext:value-type="float">
            <text:p>0.1</text:p>
          </table:table-cell>
          <table:table-cell office:value-type="float" office:value="35.8" calcext:value-type="float">
            <text:p>35.8</text:p>
          </table:table-cell>
          <table:table-cell office:value-type="float" office:value="57.4" calcext:value-type="float">
            <text:p>57.4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57.1" calcext:value-type="float">
            <text:p>57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.8" calcext:value-type="float">
            <text:p>59.8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office:value-type="float" office:value="45.9" calcext:value-type="float">
            <text:p>45.9</text:p>
          </table:table-cell>
          <table:table-cell office:value-type="float" office:value="100" calcext:value-type="float">
            <text:p>100</text:p>
          </table:table-cell>
          <table:table-cell office:value-type="float" office:value="25.4" calcext:value-type="float">
            <text:p>25.4</text:p>
          </table:table-cell>
          <table:table-cell office:value-type="float" office:value="22.6" calcext:value-type="float">
            <text:p>2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50.6" calcext:value-type="float">
            <text:p>50.6</text:p>
          </table:table-cell>
          <table:table-cell office:value-type="float" office:value="99.4" calcext:value-type="float">
            <text:p>99.4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74.8" calcext:value-type="float">
            <text:p>74.8</text:p>
          </table:table-cell>
          <table:table-cell office:value-type="float" office:value="99.9" calcext:value-type="float">
            <text:p>99.9</text:p>
          </table:table-cell>
          <table:table-cell office:value-type="float" office:value="89" calcext:value-type="float">
            <text:p>89</text:p>
          </table:table-cell>
          <table:table-cell office:value-type="float" office:value="96.9" calcext:value-type="float">
            <text:p>9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2" calcext:value-type="float">
            <text:p>0.52</text:p>
          </table:table-cell>
          <table:table-cell office:value-type="float" office:value="1.02" calcext:value-type="float">
            <text:p>1.02</text:p>
          </table:table-cell>
          <table:table-cell office:value-type="float" office:value="134" calcext:value-type="float">
            <text:p>13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0.6" calcext:value-type="float">
            <text:p>0.6</text:p>
          </table:table-cell>
          <table:table-cell office:value-type="float" office:value="47.2" calcext:value-type="float">
            <text:p>47.2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1.7" calcext:value-type="float">
            <text:p>9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3.8" calcext:value-type="float">
            <text:p>3.8</text:p>
          </table:table-cell>
          <table:table-cell office:value-type="float" office:value="28.2" calcext:value-type="float">
            <text:p>28.2</text:p>
          </table:table-cell>
          <table:table-cell office:value-type="float" office:value="77.1" calcext:value-type="float">
            <text:p>77.1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1.3" calcext:value-type="float">
            <text:p>1.3</text:p>
          </table:table-cell>
          <table:table-cell office:value-type="float" office:value="13.1" calcext:value-type="float">
            <text:p>13.1</text:p>
          </table:table-cell>
          <table:table-cell office:value-type="float" office:value="49.6" calcext:value-type="float">
            <text:p>49.6</text:p>
          </table:table-cell>
          <table:table-cell office:value-type="float" office:value="98.9" calcext:value-type="float">
            <text:p>98.9</text:p>
          </table:table-cell>
          <table:table-cell office:value-type="float" office:value="79.4" calcext:value-type="float">
            <text:p>79.4</text:p>
          </table:table-cell>
          <table:table-cell office:value-type="float" office:value="91.7" calcext:value-type="float">
            <text:p>9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52" calcext:value-type="float">
            <text:p>5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54.2" calcext:value-type="float">
            <text:p>5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45.1" calcext:value-type="float">
            <text:p>45.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2.3" calcext:value-type="float">
            <text:p>2.3</text:p>
          </table:table-cell>
          <table:table-cell office:value-type="float" office:value="32.2" calcext:value-type="float">
            <text:p>32.2</text:p>
          </table:table-cell>
          <table:table-cell office:value-type="float" office:value="64.8" calcext:value-type="float">
            <text:p>64.8</text:p>
          </table:table-cell>
          <table:table-cell office:value-type="float" office:value="94.9" calcext:value-type="float">
            <text:p>94.9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0.9" calcext:value-type="float">
            <text:p>0.9</text:p>
          </table:table-cell>
          <table:table-cell office:value-type="float" office:value="44" calcext:value-type="float">
            <text:p>44</text:p>
          </table:table-cell>
          <table:table-cell office:value-type="float" office:value="57.9" calcext:value-type="float">
            <text:p>57.9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47.4" calcext:value-type="float">
            <text:p>47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 office:value-type="float" office:value="58.4" calcext:value-type="float">
            <text:p>58.4</text:p>
          </table:table-cell>
          <table:table-cell office:value-type="float" office:value="95.7" calcext:value-type="float">
            <text:p>95.7</text:p>
          </table:table-cell>
          <table:table-cell office:value-type="float" office:value="38.9" calcext:value-type="float">
            <text:p>38.9</text:p>
          </table:table-cell>
          <table:table-cell office:value-type="float" office:value="28.4" calcext:value-type="float">
            <text:p>28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47.6" calcext:value-type="float">
            <text:p>47.6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3.3" calcext:value-type="float">
            <text:p>3.3</text:p>
          </table:table-cell>
          <table:table-cell office:value-type="float" office:value="24.1" calcext:value-type="float">
            <text:p>24.1</text:p>
          </table:table-cell>
          <table:table-cell office:value-type="float" office:value="69.4" calcext:value-type="float">
            <text:p>69.4</text:p>
          </table:table-cell>
          <table:table-cell office:value-type="float" office:value="99.9" calcext:value-type="float">
            <text:p>99.9</text:p>
          </table:table-cell>
          <table:table-cell office:value-type="float" office:value="88.6" calcext:value-type="float">
            <text:p>88.6</text:p>
          </table:table-cell>
          <table:table-cell office:value-type="float" office:value="95.8" calcext:value-type="float">
            <text:p>95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75.5" calcext:value-type="float">
            <text:p>75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.4" calcext:value-type="float">
            <text:p>5.4</text:p>
          </table:table-cell>
          <table:table-cell office:value-type="float" office:value="52.8" calcext:value-type="float">
            <text:p>52.8</text:p>
          </table:table-cell>
          <table:table-cell office:value-type="float" office:value="68.5" calcext:value-type="float">
            <text:p>68.5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25.9" calcext:value-type="float">
            <text:p>25.9</text:p>
          </table:table-cell>
          <table:table-cell office:value-type="float" office:value="69.7" calcext:value-type="float">
            <text:p>69.7</text:p>
          </table:table-cell>
          <table:table-cell office:value-type="float" office:value="94" calcext:value-type="float">
            <text:p>94</text:p>
          </table:table-cell>
          <table:table-cell office:value-type="float" office:value="99.2" calcext:value-type="float">
            <text:p>9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office:value-type="float" office:value="77.9" calcext:value-type="float">
            <text:p>77.9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76.1" calcext:value-type="float">
            <text:p>76.1</text:p>
          </table:table-cell>
          <table:table-cell office:value-type="float" office:value="99.9" calcext:value-type="float">
            <text:p>99.9</text:p>
          </table:table-cell>
          <table:table-cell office:value-type="float" office:value="50.2" calcext:value-type="float">
            <text:p>50.2</text:p>
          </table:table-cell>
          <table:table-cell office:value-type="float" office:value="41.7" calcext:value-type="float">
            <text:p>4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65.7" calcext:value-type="float">
            <text:p>65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79.3" calcext:value-type="float">
            <text:p>79.3</text:p>
          </table:table-cell>
          <table:table-cell office:value-type="float" office:value="85.4" calcext:value-type="float">
            <text:p>85.4</text:p>
          </table:table-cell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1.2" calcext:value-type="float">
            <text:p>21.2</text:p>
          </table:table-cell>
          <table:table-cell office:value-type="float" office:value="36.7" calcext:value-type="float">
            <text:p>36.7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6" calcext:value-type="float">
            <text:p>68.6</text:p>
          </table:table-cell>
          <table:table-cell office:value-type="float" office:value="0.1" calcext:value-type="float">
            <text:p>0.1</text:p>
          </table:table-cell>
          <table:table-cell office:value-type="float" office:value="29.4" calcext:value-type="float">
            <text:p>29.4</text:p>
          </table:table-cell>
          <table:table-cell office:value-type="float" office:value="33.8" calcext:value-type="float">
            <text:p>33.8</text:p>
          </table:table-cell>
          <table:table-cell office:value-type="float" office:value="82.6" calcext:value-type="float">
            <text:p>82.6</text:p>
          </table:table-cell>
          <table:table-cell office:value-type="float" office:value="27.8" calcext:value-type="float">
            <text:p>27.8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77.2" calcext:value-type="float">
            <text:p>77.2</text:p>
          </table:table-cell>
          <table:table-cell office:value-type="float" office:value="99.8" calcext:value-type="float">
            <text:p>99.8</text:p>
          </table:table-cell>
          <table:table-cell office:value-type="float" office:value="95.1" calcext:value-type="float">
            <text:p>95.1</text:p>
          </table:table-cell>
          <table:table-cell office:value-type="float" office:value="96.8" calcext:value-type="float">
            <text:p>9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  <table:table-cell office:value-type="float" office:value="134" calcext:value-type="float">
            <text:p>13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92.3" calcext:value-type="float">
            <text:p>92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1.3" calcext:value-type="float">
            <text:p>1.3</text:p>
          </table:table-cell>
          <table:table-cell office:value-type="float" office:value="31.6" calcext:value-type="float">
            <text:p>31.6</text:p>
          </table:table-cell>
          <table:table-cell office:value-type="float" office:value="43" calcext:value-type="float">
            <text:p>43</text:p>
          </table:table-cell>
          <table:table-cell office:value-type="float" office:value="98.2" calcext:value-type="float">
            <text:p>98.2</text:p>
          </table:table-cell>
          <table:table-cell office:value-type="float" office:value="61.4" calcext:value-type="float">
            <text:p>61.4</text:p>
          </table:table-cell>
          <table:table-cell office:value-type="float" office:value="61.1" calcext:value-type="float">
            <text:p>6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  <table:table-cell office:value-type="float" office:value="0.5" calcext:value-type="float">
            <text:p>0.5</text:p>
          </table:table-cell>
          <table:table-cell office:value-type="float" office:value="47.6" calcext:value-type="float">
            <text:p>47.6</text:p>
          </table:table-cell>
          <table:table-cell office:value-type="float" office:value="54.1" calcext:value-type="float">
            <text:p>54.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8.7" calcext:value-type="float">
            <text:p>4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35.6" calcext:value-type="float">
            <text:p>35.6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3.3" calcext:value-type="float">
            <text:p>3.3</text:p>
          </table:table-cell>
          <table:table-cell office:value-type="float" office:value="13" calcext:value-type="float">
            <text:p>13</text:p>
          </table:table-cell>
          <table:table-cell office:value-type="float" office:value="65.5" calcext:value-type="float">
            <text:p>65.5</text:p>
          </table:table-cell>
          <table:table-cell office:value-type="float" office:value="99.5" calcext:value-type="float">
            <text:p>99.5</text:p>
          </table:table-cell>
          <table:table-cell office:value-type="float" office:value="64.3" calcext:value-type="float">
            <text:p>64.3</text:p>
          </table:table-cell>
          <table:table-cell office:value-type="float" office:value="62.9" calcext:value-type="float">
            <text:p>62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51.8" calcext:value-type="float">
            <text:p>51.8</text:p>
          </table:table-cell>
          <table:table-cell office:value-type="float" office:value="95.5" calcext:value-type="float">
            <text:p>95.5</text:p>
          </table:table-cell>
          <table:table-cell office:value-type="float" office:value="43.5" calcext:value-type="float">
            <text:p>43.5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8.6" calcext:value-type="float">
            <text:p>18.6</text:p>
          </table:table-cell>
          <table:table-cell office:value-type="float" office:value="96.7" calcext:value-type="float">
            <text:p>96.7</text:p>
          </table:table-cell>
          <table:table-cell office:value-type="float" office:value="75.1" calcext:value-type="float">
            <text:p>75.1</text:p>
          </table:table-cell>
          <table:table-cell office:value-type="float" office:value="91.9" calcext:value-type="float">
            <text:p>91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1.1" calcext:value-type="float">
            <text:p>21.1</text:p>
          </table:table-cell>
          <table:table-cell office:value-type="float" office:value="33.9" calcext:value-type="float">
            <text:p>33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136" calcext:value-type="float">
            <text:p>13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  <table:table-cell office:value-type="float" office:value="44.6" calcext:value-type="float">
            <text:p>44.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49.6" calcext:value-type="float">
            <text:p>4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88.7" calcext:value-type="float">
            <text:p>88.7</text:p>
          </table:table-cell>
          <table:table-cell office:value-type="float" office:value="75.3" calcext:value-type="float">
            <text:p>75.3</text:p>
          </table:table-cell>
          <table:table-cell office:value-type="float" office:value="91.1" calcext:value-type="float">
            <text:p>9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0.6" calcext:value-type="float">
            <text:p>0.6</text:p>
          </table:table-cell>
          <table:table-cell office:value-type="float" office:value="46.5" calcext:value-type="float">
            <text:p>46.5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8.5" calcext:value-type="float">
            <text:p>4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3.3" calcext:value-type="float">
            <text:p>13.3</text:p>
          </table:table-cell>
          <table:table-cell office:value-type="float" office:value="47.8" calcext:value-type="float">
            <text:p>47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21.7" calcext:value-type="float">
            <text:p>21.7</text:p>
          </table:table-cell>
          <table:table-cell office:value-type="float" office:value="89.3" calcext:value-type="float">
            <text:p>89.3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46.9" calcext:value-type="float">
            <text:p>46.9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3.8" calcext:value-type="float">
            <text:p>63.8</text:p>
          </table:table-cell>
          <table:table-cell office:value-type="float" office:value="88" calcext:value-type="float">
            <text:p>88</text:p>
          </table:table-cell>
          <table:table-cell office:value-type="float" office:value="50.2" calcext:value-type="float">
            <text:p>50.2</text:p>
          </table:table-cell>
          <table:table-cell office:value-type="float" office:value="52.6" calcext:value-type="float">
            <text:p>5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1.12" calcext:value-type="float">
            <text:p>1.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2" calcext:value-type="float">
            <text:p>2.2</text:p>
          </table:table-cell>
          <table:table-cell office:value-type="float" office:value="28.7" calcext:value-type="float">
            <text:p>28.7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91.5" calcext:value-type="float">
            <text:p>91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.1" calcext:value-type="float">
            <text:p>0.1</text:p>
          </table:table-cell>
          <table:table-cell office:value-type="float" office:value="30.9" calcext:value-type="float">
            <text:p>30.9</text:p>
          </table:table-cell>
          <table:table-cell office:value-type="float" office:value="35.5" calcext:value-type="float">
            <text:p>35.5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99.8" calcext:value-type="float">
            <text:p>99.8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32.6" calcext:value-type="float">
            <text:p>32.6</text:p>
          </table:table-cell>
          <table:table-cell office:value-type="float" office:value="37.2" calcext:value-type="float">
            <text:p>37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0.6" calcext:value-type="float">
            <text:p>0.6</text:p>
          </table:table-cell>
          <table:table-cell office:value-type="float" office:value="36.6" calcext:value-type="float">
            <text:p>36.6</text:p>
          </table:table-cell>
          <table:table-cell office:value-type="float" office:value="59.7" calcext:value-type="float">
            <text:p>59.7</text:p>
          </table:table-cell>
          <table:table-cell office:value-type="float" office:value="99.8" calcext:value-type="float">
            <text:p>99.8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99.9" calcext:value-type="float">
            <text:p>99.9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57.7" calcext:value-type="float">
            <text:p>57.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float" office:value="24.4" calcext:value-type="float">
            <text:p>2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49.7" calcext:value-type="float">
            <text:p>49.7</text:p>
          </table:table-cell>
          <table:table-cell office:value-type="float" office:value="70.2" calcext:value-type="float">
            <text:p>70.2</text:p>
          </table:table-cell>
          <table:table-cell office:value-type="float" office:value="51.2" calcext:value-type="float">
            <text:p>51.2</text:p>
          </table:table-cell>
          <table:table-cell office:value-type="float" office:value="54.7" calcext:value-type="float">
            <text:p>5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3.52" calcext:value-type="float">
            <text:p>3.52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6.2" calcext:value-type="float">
            <text:p>16.2</text:p>
          </table:table-cell>
          <table:table-cell office:value-type="float" office:value="98.1" calcext:value-type="float">
            <text:p>98.1</text:p>
          </table:table-cell>
          <table:table-cell office:value-type="float" office:value="9.9" calcext:value-type="float">
            <text:p>9.9</text:p>
          </table:table-cell>
          <table:table-cell office:value-type="float" office:value="7.9" calcext:value-type="float">
            <text:p>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20.2" calcext:value-type="float">
            <text:p>20.2</text:p>
          </table:table-cell>
          <table:table-cell office:value-type="float" office:value="98.1" calcext:value-type="float">
            <text:p>98.1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0.9" calcext:value-type="float">
            <text:p>0.9</text:p>
          </table:table-cell>
          <table:table-cell office:value-type="float" office:value="43.6" calcext:value-type="float">
            <text:p>43.6</text:p>
          </table:table-cell>
          <table:table-cell office:value-type="float" office:value="58.5" calcext:value-type="float">
            <text:p>58.5</text:p>
          </table:table-cell>
          <table:table-cell office:value-type="float" office:value="99.9" calcext:value-type="float">
            <text:p>99.9</text:p>
          </table:table-cell>
          <table:table-cell office:value-type="float" office:value="58.1" calcext:value-type="float">
            <text:p>58.1</text:p>
          </table:table-cell>
          <table:table-cell office:value-type="float" office:value="50.1" calcext:value-type="float">
            <text:p>50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9.9" calcext:value-type="float">
            <text:p>29.9</text:p>
          </table:table-cell>
          <table:table-cell office:value-type="float" office:value="32.1" calcext:value-type="float">
            <text:p>32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3.3" calcext:value-type="float">
            <text:p>3.3</text:p>
          </table:table-cell>
          <table:table-cell office:value-type="float" office:value="21.2" calcext:value-type="float">
            <text:p>21.2</text:p>
          </table:table-cell>
          <table:table-cell office:value-type="float" office:value="71.9" calcext:value-type="float">
            <text:p>71.9</text:p>
          </table:table-cell>
          <table:table-cell office:value-type="float" office:value="99.9" calcext:value-type="float">
            <text:p>99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42.3" calcext:value-type="float">
            <text:p>42.3</text:p>
          </table:table-cell>
          <table:table-cell office:value-type="float" office:value="79" calcext:value-type="float">
            <text:p>79</text:p>
          </table:table-cell>
          <table:table-cell office:value-type="float" office:value="94.2" calcext:value-type="float">
            <text:p>94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0.6" calcext:value-type="float">
            <text:p>40.6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86.8" calcext:value-type="float">
            <text:p>8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42" calcext:value-type="float">
            <text:p>14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51.4" calcext:value-type="float">
            <text:p>51.4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2.1" calcext:value-type="float">
            <text:p>2.1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0.7" calcext:value-type="float">
            <text:p>0.7</text:p>
          </table:table-cell>
          <table:table-cell office:value-type="float" office:value="49.3" calcext:value-type="float">
            <text:p>49.3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48.7" calcext:value-type="float">
            <text:p>4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28.4" calcext:value-type="float">
            <text:p>28.4</text:p>
          </table:table-cell>
          <table:table-cell office:value-type="float" office:value="78.1" calcext:value-type="float">
            <text:p>78.1</text:p>
          </table:table-cell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1.32" calcext:value-type="float">
            <text:p>1.3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.2" calcext:value-type="float">
            <text:p>4.2</text:p>
          </table:table-cell>
          <table:table-cell office:value-type="float" office:value="42.2" calcext:value-type="float">
            <text:p>42.2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office:value-type="float" office:value="13.9" calcext:value-type="float">
            <text:p>13.9</text:p>
          </table:table-cell>
          <table:table-cell office:value-type="float" office:value="67.3" calcext:value-type="float">
            <text:p>67.3</text:p>
          </table:table-cell>
          <table:table-cell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45.6" calcext:value-type="float">
            <text:p>45.6</text:p>
          </table:table-cell>
          <table:table-cell office:value-type="float" office:value="97.8" calcext:value-type="float">
            <text:p>97.8</text:p>
          </table:table-cell>
          <table:table-cell office:value-type="float" office:value="37.1" calcext:value-type="float">
            <text:p>37.1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11" calcext:value-type="float">
            <text:p>0.11</text:p>
          </table:table-cell>
          <table:table-cell table:formula="of:=MIN([.F2:.F61])" office:value-type="float" office:value="0.46" calcext:value-type="float">
            <text:p>0.46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93" calcext:value-type="float">
            <text:p>0.93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32" calcext:value-type="float">
            <text:p>3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1.9" calcext:value-type="float">
            <text:p>1.9</text:p>
          </table:table-cell>
          <table:table-cell table:formula="of:=MIN([.P2:.P61])" office:value-type="float" office:value="12.7" calcext:value-type="float">
            <text:p>12.7</text:p>
          </table:table-cell>
          <table:table-cell table:formula="of:=MIN([.Q2:.Q61])" office:value-type="float" office:value="25.5" calcext:value-type="float">
            <text:p>25.5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10" calcext:value-type="float">
            <text:p>10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68" calcext:value-type="float">
            <text:p>0.68</text:p>
          </table:table-cell>
          <table:table-cell table:formula="of:=MAX([.F2:.F61])" office:value-type="float" office:value="1.34" calcext:value-type="float">
            <text:p>1.34</text:p>
          </table:table-cell>
          <table:table-cell table:formula="of:=MAX([.G2:.G61])" office:value-type="float" office:value="1.2" calcext:value-type="float">
            <text:p>1.2</text:p>
          </table:table-cell>
          <table:table-cell table:formula="of:=MAX([.H2:.H61])" office:value-type="float" office:value="402" calcext:value-type="float">
            <text:p>402</text:p>
          </table:table-cell>
          <table:table-cell table:formula="of:=MAX([.I2:.I61])" office:value-type="float" office:value="4.85" calcext:value-type="float">
            <text:p>4.85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5.4" calcext:value-type="float">
            <text:p>5.4</text:p>
          </table:table-cell>
          <table:table-cell table:formula="of:=MAX([.O2:.O61])" office:value-type="float" office:value="52.8" calcext:value-type="float">
            <text:p>52.8</text:p>
          </table:table-cell>
          <table:table-cell table:formula="of:=MAX([.P2:.P61])" office:value-type="float" office:value="79.2" calcext:value-type="float">
            <text:p>79.2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68333333333333" calcext:value-type="float">
            <text:p>2.6833333333</text:p>
          </table:table-cell>
          <table:table-cell table:formula="of:=AVERAGE([.C2:.C61])" office:value-type="float" office:value="38.7" calcext:value-type="float">
            <text:p>38.7</text:p>
          </table:table-cell>
          <table:table-cell table:formula="of:=AVERAGE([.D2:.D61])" office:value-type="float" office:value="0.2345" calcext:value-type="float">
            <text:p>0.2345</text:p>
          </table:table-cell>
          <table:table-cell table:formula="of:=AVERAGE([.E2:.E61])" office:value-type="float" office:value="0.322666666666667" calcext:value-type="float">
            <text:p>0.3226666667</text:p>
          </table:table-cell>
          <table:table-cell table:formula="of:=AVERAGE([.F2:.F61])" office:value-type="float" office:value="0.779166666666667" calcext:value-type="float">
            <text:p>0.7791666667</text:p>
          </table:table-cell>
          <table:table-cell table:formula="of:=AVERAGE([.G2:.G61])" office:value-type="float" office:value="0.842333333333333" calcext:value-type="float">
            <text:p>0.8423333333</text:p>
          </table:table-cell>
          <table:table-cell table:formula="of:=AVERAGE([.H2:.H61])" office:value-type="float" office:value="32.5666666666667" calcext:value-type="float">
            <text:p>32.5666666667</text:p>
          </table:table-cell>
          <table:table-cell table:formula="of:=AVERAGE([.I2:.I61])" office:value-type="float" office:value="2.33466666666667" calcext:value-type="float">
            <text:p>2.33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7.03" calcext:value-type="float">
            <text:p>77.03</text:p>
          </table:table-cell>
          <table:table-cell table:formula="of:=AVERAGE([.L2:.L61])" office:value-type="float" office:value="53.3283333333333" calcext:value-type="float">
            <text:p>53.3283333333</text:p>
          </table:table-cell>
          <table:table-cell table:formula="of:=AVERAGE([.M2:.M61])" office:value-type="float" office:value="69.5233333333333" calcext:value-type="float">
            <text:p>69.5233333333</text:p>
          </table:table-cell>
          <table:table-cell table:formula="of:=AVERAGE([.N2:.N61])" office:value-type="float" office:value="1.14833333333333" calcext:value-type="float">
            <text:p>1.1483333333</text:p>
          </table:table-cell>
          <table:table-cell table:formula="of:=AVERAGE([.O2:.O61])" office:value-type="float" office:value="24.065" calcext:value-type="float">
            <text:p>24.065</text:p>
          </table:table-cell>
          <table:table-cell table:formula="of:=AVERAGE([.P2:.P61])" office:value-type="float" office:value="50.05" calcext:value-type="float">
            <text:p>50.05</text:p>
          </table:table-cell>
          <table:table-cell table:formula="of:=AVERAGE([.Q2:.Q61])" office:value-type="float" office:value="89.9333333333333" calcext:value-type="float">
            <text:p>89.9333333333</text:p>
          </table:table-cell>
          <table:table-cell table:formula="of:=AVERAGE([.R2:.R61])" office:value-type="float" office:value="54.7066666666667" calcext:value-type="float">
            <text:p>54.7066666667</text:p>
          </table:table-cell>
          <table:table-cell table:formula="of:=AVERAGE([.S2:.S61])" office:value-type="float" office:value="55.2183333333333" calcext:value-type="float">
            <text:p>55.21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125" calcext:value-type="float">
            <text:p>0.12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695" calcext:value-type="float">
            <text:p>0.69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665" calcext:value-type="float">
            <text:p>1.66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99.95" calcext:value-type="float">
            <text:p>99.95</text:p>
          </table:table-cell>
          <table:table-cell table:formula="of:=MEDIAN([.M2:.M61])" office:value-type="float" office:value="75.55" calcext:value-type="float">
            <text:p>75.55</text:p>
          </table:table-cell>
          <table:table-cell table:formula="of:=MEDIAN([.N2:.N61])" office:value-type="float" office:value="0.7" calcext:value-type="float">
            <text:p>0.7</text:p>
          </table:table-cell>
          <table:table-cell table:formula="of:=MEDIAN([.O2:.O61])" office:value-type="float" office:value="23.8" calcext:value-type="float">
            <text:p>23.8</text:p>
          </table:table-cell>
          <table:table-cell table:formula="of:=MEDIAN([.P2:.P61])" office:value-type="float" office:value="54.65" calcext:value-type="float">
            <text:p>54.65</text:p>
          </table:table-cell>
          <table:table-cell table:formula="of:=MEDIAN([.Q2:.Q61])" office:value-type="float" office:value="98.85" calcext:value-type="float">
            <text:p>98.85</text:p>
          </table:table-cell>
          <table:table-cell table:formula="of:=MEDIAN([.R2:.R61])" office:value-type="float" office:value="58.1" calcext:value-type="float">
            <text:p>58.1</text:p>
          </table:table-cell>
          <table:table-cell table:formula="of:=MEDIAN([.S2:.S61])" office:value-type="float" office:value="49.85" calcext:value-type="float">
            <text:p>49.8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47856626232658" calcext:value-type="float">
            <text:p>1.4785662623</text:p>
          </table:table-cell>
          <table:table-cell table:formula="of:=STDEV([.C2:.C61])" office:value-type="float" office:value="2.82422930840268" calcext:value-type="float">
            <text:p>2.8242293084</text:p>
          </table:table-cell>
          <table:table-cell table:formula="of:=STDEV([.D2:.D61])" office:value-type="float" office:value="0.177739334944296" calcext:value-type="float">
            <text:p>0.1777393349</text:p>
          </table:table-cell>
          <table:table-cell table:formula="of:=STDEV([.E2:.E61])" office:value-type="float" office:value="0.148276730138498" calcext:value-type="float">
            <text:p>0.1482767301</text:p>
          </table:table-cell>
          <table:table-cell table:formula="of:=STDEV([.F2:.F61])" office:value-type="float" office:value="0.256483994720962" calcext:value-type="float">
            <text:p>0.2564839947</text:p>
          </table:table-cell>
          <table:table-cell table:formula="of:=STDEV([.G2:.G61])" office:value-type="float" office:value="0.204196371642814" calcext:value-type="float">
            <text:p>0.2041963716</text:p>
          </table:table-cell>
          <table:table-cell table:formula="of:=STDEV([.H2:.H61])" office:value-type="float" office:value="69.5721468392288" calcext:value-type="float">
            <text:p>69.5721468392</text:p>
          </table:table-cell>
          <table:table-cell table:formula="of:=STDEV([.I2:.I61])" office:value-type="float" office:value="1.19996817283593" calcext:value-type="float">
            <text:p>1.1999681728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4.4141540648612" calcext:value-type="float">
            <text:p>34.4141540649</text:p>
          </table:table-cell>
          <table:table-cell table:formula="of:=STDEV([.L2:.L61])" office:value-type="float" office:value="50.3050662666336" calcext:value-type="float">
            <text:p>50.3050662666</text:p>
          </table:table-cell>
          <table:table-cell table:formula="of:=STDEV([.M2:.M61])" office:value-type="float" office:value="16.9442192198918" calcext:value-type="float">
            <text:p>16.9442192199</text:p>
          </table:table-cell>
          <table:table-cell table:formula="of:=STDEV([.N2:.N61])" office:value-type="float" office:value="1.30585275296619" calcext:value-type="float">
            <text:p>1.305852753</text:p>
          </table:table-cell>
          <table:table-cell table:formula="of:=STDEV([.O2:.O61])" office:value-type="float" office:value="14.6619283884418" calcext:value-type="float">
            <text:p>14.6619283884</text:p>
          </table:table-cell>
          <table:table-cell table:formula="of:=STDEV([.P2:.P61])" office:value-type="float" office:value="19.1619547143442" calcext:value-type="float">
            <text:p>19.1619547143</text:p>
          </table:table-cell>
          <table:table-cell table:formula="of:=STDEV([.Q2:.Q61])" office:value-type="float" office:value="18.6543553024867" calcext:value-type="float">
            <text:p>18.6543553025</text:p>
          </table:table-cell>
          <table:table-cell table:formula="of:=STDEV([.R2:.R61])" office:value-type="float" office:value="33.9947397060724" calcext:value-type="float">
            <text:p>33.9947397061</text:p>
          </table:table-cell>
          <table:table-cell table:formula="of:=STDEV([.S2:.S61])" office:value-type="float" office:value="36.8470705395237" calcext:value-type="float">
            <text:p>36.8470705395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57.5003333333333" calcext:value-type="float">
            <text:p>57.5003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66:.S66])" office:value-type="float" office:value="66.145" calcext:value-type="float">
            <text:p>66.145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Penalty" table:style-name="ta1">
        <table:shapes>
          <draw:frame draw:z-index="0" draw:name="Chart 1" draw:style-name="gr1" svg:width="15.999cm" svg:height="8.999cm" svg:x="46.79cm" svg:y="11.881cm">
            <draw:object draw:notify-on-update-of-ranges="MagPenalty.F2:MagPenalty.F61 MagPenalty.M1:MagPenalty.M1 MagPenalty.M2:MagPenalty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name="Chart 2" draw:style-name="gr1" svg:width="15.999cm" svg:height="8.999cm" svg:x="47.813cm" svg:y="22.062cm">
            <draw:object draw:notify-on-update-of-ranges="MagPenalty.I2:MagPenalty.I61 MagPenalty.M1:MagPenalty.M1 MagPenalty.M2:MagPenalty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name="Chart 3" draw:style-name="gr1" svg:width="15.999cm" svg:height="8.999cm" svg:x="29.623cm" svg:y="32.571cm">
            <draw:object draw:notify-on-update-of-ranges="MagPenalty.I2:MagPenalty.I61 MagPenalty.M1:MagPenalty.M1 MagPenalty.M2:MagPenalty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  <table:table-cell office:value-type="float" office:value="1.3" calcext:value-type="float">
            <text:p>1.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3.6" calcext:value-type="float">
            <text:p>3.6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97.1" calcext:value-type="float">
            <text:p>97.1</text:p>
          </table:table-cell>
          <table:table-cell office:value-type="float" office:value="96.5" calcext:value-type="float">
            <text:p>96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29.2" calcext:value-type="float">
            <text:p>29.2</text:p>
          </table:table-cell>
          <table:table-cell office:value-type="float" office:value="25.3" calcext:value-type="float">
            <text:p>2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41.3" calcext:value-type="float">
            <text:p>41.3</text:p>
          </table:table-cell>
          <table:table-cell office:value-type="float" office:value="76.5" calcext:value-type="float">
            <text:p>76.5</text:p>
          </table:table-cell>
          <table:table-cell office:value-type="float" office:value="95" calcext:value-type="float">
            <text:p>95</text:p>
          </table:table-cell>
          <table:table-cell office:value-type="float" office:value="87.4" calcext:value-type="float">
            <text:p>87.4</text:p>
          </table:table-cell>
          <table:table-cell office:value-type="float" office:value="81.8" calcext:value-type="float">
            <text:p>8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60.6" calcext:value-type="float">
            <text:p>60.6</text:p>
          </table:table-cell>
          <table:table-cell office:value-type="float" office:value="99.4" calcext:value-type="float">
            <text:p>99.4</text:p>
          </table:table-cell>
          <table:table-cell office:value-type="float" office:value="62.4" calcext:value-type="float">
            <text:p>62.4</text:p>
          </table:table-cell>
          <table:table-cell office:value-type="float" office:value="71.4" calcext:value-type="float">
            <text:p>7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.2</text:p>
          </table:table-cell>
          <table:table-cell office:value-type="float" office:value="60.5" calcext:value-type="float">
            <text:p>60.5</text:p>
          </table:table-cell>
          <table:table-cell office:value-type="float" office:value="98.7" calcext:value-type="float">
            <text:p>98.7</text:p>
          </table:table-cell>
          <table:table-cell office:value-type="float" office:value="26.9" calcext:value-type="float">
            <text:p>26.9</text:p>
          </table:table-cell>
          <table:table-cell office:value-type="float" office:value="25.4" calcext:value-type="float">
            <text:p>2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.76" calcext:value-type="float">
            <text:p>1.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1.5" calcext:value-type="float">
            <text:p>1.5</text:p>
          </table:table-cell>
          <table:table-cell office:value-type="float" office:value="53.8" calcext:value-type="float">
            <text:p>53.8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79.8" calcext:value-type="float">
            <text:p>79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3.2" calcext:value-type="float">
            <text:p>3.2</text:p>
          </table:table-cell>
          <table:table-cell office:value-type="float" office:value="46.5" calcext:value-type="float">
            <text:p>46.5</text:p>
          </table:table-cell>
          <table:table-cell office:value-type="float" office:value="73.3" calcext:value-type="float">
            <text:p>73.3</text:p>
          </table:table-cell>
          <table:table-cell office:value-type="float" office:value="98.2" calcext:value-type="float">
            <text:p>98.2</text:p>
          </table:table-cell>
          <table:table-cell office:value-type="float" office:value="90.1" calcext:value-type="float">
            <text:p>90.1</text:p>
          </table:table-cell>
          <table:table-cell office:value-type="float" office:value="93.7" calcext:value-type="float">
            <text:p>93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</text:p>
          </table:table-cell>
          <table:table-cell office:value-type="float" office:value="0.4" calcext:value-type="float">
            <text:p>0.4</text:p>
          </table:table-cell>
          <table:table-cell office:value-type="float" office:value="35.1" calcext:value-type="float">
            <text:p>35.1</text:p>
          </table:table-cell>
          <table:table-cell office:value-type="float" office:value="60.4" calcext:value-type="float">
            <text:p>60.4</text:p>
          </table:table-cell>
          <table:table-cell office:value-type="float" office:value="75.8" calcext:value-type="float">
            <text:p>75.8</text:p>
          </table:table-cell>
          <table:table-cell office:value-type="float" office:value="57.3" calcext:value-type="float">
            <text:p>57.3</text:p>
          </table:table-cell>
          <table:table-cell office:value-type="float" office:value="48.3" calcext:value-type="float">
            <text:p>48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64.9" calcext:value-type="float">
            <text:p>64.9</text:p>
          </table:table-cell>
          <table:table-cell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94.6" calcext:value-type="float">
            <text:p>94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54.3" calcext:value-type="float">
            <text:p>54.3</text:p>
          </table:table-cell>
          <table:table-cell office:value-type="float" office:value="84.5" calcext:value-type="float">
            <text:p>84.5</text:p>
          </table:table-cell>
          <table:table-cell office:value-type="float" office:value="73.7" calcext:value-type="float">
            <text:p>73.7</text:p>
          </table:table-cell>
          <table:table-cell office:value-type="float" office:value="84.5" calcext:value-type="float">
            <text:p>8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2.6" calcext:value-type="float">
            <text:p>2.6</text:p>
          </table:table-cell>
          <table:table-cell office:value-type="float" office:value="44.7" calcext:value-type="float">
            <text:p>44.7</text:p>
          </table:table-cell>
          <table:table-cell office:value-type="float" office:value="36.4" calcext:value-type="float">
            <text:p>36.4</text:p>
          </table:table-cell>
          <table:table-cell office:value-type="float" office:value="84.6" calcext:value-type="float">
            <text:p>84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.8" calcext:value-type="float">
            <text:p>2.8</text:p>
          </table:table-cell>
          <table:table-cell office:value-type="float" office:value="19.8" calcext:value-type="float">
            <text:p>19.8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92.6" calcext:value-type="float">
            <text:p>9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6" calcext:value-type="float">
            <text:p>1.6</text:p>
          </table:table-cell>
          <table:table-cell office:value-type="float" office:value="22.4" calcext:value-type="float">
            <text:p>22.4</text:p>
          </table:table-cell>
          <table:table-cell office:value-type="float" office:value="70.1" calcext:value-type="float">
            <text:p>70.1</text:p>
          </table:table-cell>
          <table:table-cell office:value-type="float" office:value="86.7" calcext:value-type="float">
            <text:p>8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2.7" calcext:value-type="float">
            <text:p>2.7</text:p>
          </table:table-cell>
          <table:table-cell office:value-type="float" office:value="45.4" calcext:value-type="float">
            <text:p>45.4</text:p>
          </table:table-cell>
          <table:table-cell office:value-type="float" office:value="34.5" calcext:value-type="float">
            <text:p>34.5</text:p>
          </table:table-cell>
          <table:table-cell office:value-type="float" office:value="90" calcext:value-type="float">
            <text:p>90</text:p>
          </table:table-cell>
          <table:table-cell office:value-type="float" office:value="28.9" calcext:value-type="float">
            <text:p>28.9</text:p>
          </table:table-cell>
          <table:table-cell office:value-type="float" office:value="26.8" calcext:value-type="float">
            <text:p>2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1" calcext:value-type="float">
            <text:p>1.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76.8" calcext:value-type="float">
            <text:p>76.8</text:p>
          </table:table-cell>
          <table:table-cell office:value-type="float" office:value="99.8" calcext:value-type="float">
            <text:p>99.8</text:p>
          </table:table-cell>
          <table:table-cell office:value-type="float" office:value="92.6" calcext:value-type="float">
            <text:p>92.6</text:p>
          </table:table-cell>
          <table:table-cell office:value-type="float" office:value="95.5" calcext:value-type="float">
            <text:p>95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 office:value-type="float" office:value="1.04" calcext:value-type="float">
            <text:p>1.04</text:p>
          </table:table-cell>
          <table:table-cell office:value-type="float" office:value="86" calcext:value-type="float">
            <text:p>86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1.3" calcext:value-type="float">
            <text:p>1.3</text:p>
          </table:table-cell>
          <table:table-cell office:value-type="float" office:value="15.3" calcext:value-type="float">
            <text:p>15.3</text:p>
          </table:table-cell>
          <table:table-cell office:value-type="float" office:value="63.9" calcext:value-type="float">
            <text:p>63.9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77.9" calcext:value-type="float">
            <text:p>7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90" calcext:value-type="float">
            <text:p>90</text:p>
          </table:table-cell>
          <table:table-cell office:value-type="float" office:value="5.55" calcext:value-type="float">
            <text:p>5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8" calcext:value-type="float">
            <text:p>1.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.8" calcext:value-type="float">
            <text:p>1.8</text:p>
          </table:table-cell>
          <table:table-cell office:value-type="float" office:value="37.2" calcext:value-type="float">
            <text:p>37.2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72.5" calcext:value-type="float">
            <text:p>72.5</text:p>
          </table:table-cell>
          <table:table-cell office:value-type="float" office:value="99.2" calcext:value-type="float">
            <text:p>99.2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60.1" calcext:value-type="float">
            <text:p>60.1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 office:value-type="float" office:value="56.4" calcext:value-type="float">
            <text:p>56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62.2" calcext:value-type="float">
            <text:p>62.2</text:p>
          </table:table-cell>
          <table:table-cell office:value-type="float" office:value="92.3" calcext:value-type="float">
            <text:p>92.3</text:p>
          </table:table-cell>
          <table:table-cell office:value-type="float" office:value="59.8" calcext:value-type="float">
            <text:p>59.8</text:p>
          </table:table-cell>
          <table:table-cell office:value-type="float" office:value="66.9" calcext:value-type="float">
            <text:p>6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53.9" calcext:value-type="float">
            <text:p>53.9</text:p>
          </table:table-cell>
          <table:table-cell office:value-type="float" office:value="59.3" calcext:value-type="float">
            <text:p>59.3</text:p>
          </table:table-cell>
          <table:table-cell office:value-type="float" office:value="83.3" calcext:value-type="float">
            <text:p>83.3</text:p>
          </table:table-cell>
          <table:table-cell office:value-type="float" office:value="83.9" calcext:value-type="float">
            <text:p>83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26.1" calcext:value-type="float">
            <text:p>26.1</text:p>
          </table:table-cell>
          <table:table-cell office:value-type="float" office:value="37.6" calcext:value-type="float">
            <text:p>37.6</text:p>
          </table:table-cell>
          <table:table-cell office:value-type="float" office:value="99.9" calcext:value-type="float">
            <text:p>99.9</text:p>
          </table:table-cell>
          <table:table-cell office:value-type="float" office:value="50.5" calcext:value-type="float">
            <text:p>50.5</text:p>
          </table:table-cell>
          <table:table-cell office:value-type="float" office:value="42.7" calcext:value-type="float">
            <text:p>42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99.3" calcext:value-type="float">
            <text:p>99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0.3" calcext:value-type="float">
            <text:p>0.3</text:p>
          </table:table-cell>
          <table:table-cell office:value-type="float" office:value="21.7" calcext:value-type="float">
            <text:p>21.7</text:p>
          </table:table-cell>
          <table:table-cell office:value-type="float" office:value="58.2" calcext:value-type="float">
            <text:p>58.2</text:p>
          </table:table-cell>
          <table:table-cell office:value-type="float" office:value="100" calcext:value-type="float">
            <text:p>100</text:p>
          </table:table-cell>
          <table:table-cell office:value-type="float" office:value="69.7" calcext:value-type="float">
            <text:p>69.7</text:p>
          </table:table-cell>
          <table:table-cell office:value-type="float" office:value="66.6" calcext:value-type="float">
            <text:p>66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21.3" calcext:value-type="float">
            <text:p>21.3</text:p>
          </table:table-cell>
          <table:table-cell office:value-type="float" office:value="41" calcext:value-type="float">
            <text:p>41</text:p>
          </table:table-cell>
          <table:table-cell office:value-type="float" office:value="79.4" calcext:value-type="float">
            <text:p>79.4</text:p>
          </table:table-cell>
          <table:table-cell office:value-type="float" office:value="27.1" calcext:value-type="float">
            <text:p>27.1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0.8" calcext:value-type="float">
            <text:p>0.8</text:p>
          </table:table-cell>
          <table:table-cell office:value-type="float" office:value="18.4" calcext:value-type="float">
            <text:p>18.4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46.5" calcext:value-type="float">
            <text:p>46.5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2.6" calcext:value-type="float">
            <text:p>2.6</text:p>
          </table:table-cell>
          <table:table-cell office:value-type="float" office:value="27.8" calcext:value-type="float">
            <text:p>27.8</text:p>
          </table:table-cell>
          <table:table-cell office:value-type="float" office:value="73" calcext:value-type="float">
            <text:p>73</text:p>
          </table:table-cell>
          <table:table-cell office:value-type="float" office:value="97.2" calcext:value-type="float">
            <text:p>97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3.7" calcext:value-type="float">
            <text:p>3.7</text:p>
          </table:table-cell>
          <table:table-cell office:value-type="float" office:value="39.3" calcext:value-type="float">
            <text:p>39.3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78.6" calcext:value-type="float">
            <text:p>78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0.2" calcext:value-type="float">
            <text:p>0.2</text:p>
          </table:table-cell>
          <table:table-cell office:value-type="float" office:value="23.5" calcext:value-type="float">
            <text:p>23.5</text:p>
          </table:table-cell>
          <table:table-cell office:value-type="float" office:value="59.2" calcext:value-type="float">
            <text:p>59.2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67.4" calcext:value-type="float">
            <text:p>67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26.8" calcext:value-type="float">
            <text:p>26.8</text:p>
          </table:table-cell>
          <table:table-cell office:value-type="float" office:value="56.2" calcext:value-type="float">
            <text:p>56.2</text:p>
          </table:table-cell>
          <table:table-cell office:value-type="float" office:value="71.8" calcext:value-type="float">
            <text:p>71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.82" calcext:value-type="float">
            <text:p>0.82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0.9" calcext:value-type="float">
            <text:p>0.9</text:p>
          </table:table-cell>
          <table:table-cell office:value-type="float" office:value="33.9" calcext:value-type="float">
            <text:p>33.9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79.6" calcext:value-type="float">
            <text:p>79.6</text:p>
          </table:table-cell>
          <table:table-cell office:value-type="float" office:value="98" calcext:value-type="float">
            <text:p>98</text:p>
          </table:table-cell>
          <table:table-cell office:value-type="float" office:value="62.1" calcext:value-type="float">
            <text:p>62.1</text:p>
          </table:table-cell>
          <table:table-cell office:value-type="float" office:value="55.4" calcext:value-type="float">
            <text:p>5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7.9" calcext:value-type="float">
            <text:p>7.9</text:p>
          </table:table-cell>
          <table:table-cell office:value-type="float" office:value="23.4" calcext:value-type="float">
            <text:p>23.4</text:p>
          </table:table-cell>
          <table:table-cell office:value-type="float" office:value="77.8" calcext:value-type="float">
            <text:p>77.8</text:p>
          </table:table-cell>
          <table:table-cell office:value-type="float" office:value="95.2" calcext:value-type="float">
            <text:p>95.2</text:p>
          </table:table-cell>
          <table:table-cell office:value-type="float" office:value="76.3" calcext:value-type="float">
            <text:p>76.3</text:p>
          </table:table-cell>
          <table:table-cell office:value-type="float" office:value="81.6" calcext:value-type="float">
            <text:p>8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.9</text:p>
          </table:table-cell>
          <table:table-cell office:value-type="float" office:value="33.9" calcext:value-type="float">
            <text:p>33.9</text:p>
          </table:table-cell>
          <table:table-cell office:value-type="float" office:value="74.9" calcext:value-type="float">
            <text:p>74.9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45.7" calcext:value-type="float">
            <text:p>45.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2.8" calcext:value-type="float">
            <text:p>82.8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27" calcext:value-type="float">
            <text:p>2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office:value-type="float" office:value="54.3" calcext:value-type="float">
            <text:p>54.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0.3" calcext:value-type="float">
            <text:p>0.3</text:p>
          </table:table-cell>
          <table:table-cell office:value-type="float" office:value="13.7" calcext:value-type="float">
            <text:p>13.7</text:p>
          </table:table-cell>
          <table:table-cell office:value-type="float" office:value="59.4" calcext:value-type="float">
            <text:p>59.4</text:p>
          </table:table-cell>
          <table:table-cell office:value-type="float" office:value="98.1" calcext:value-type="float">
            <text:p>98.1</text:p>
          </table:table-cell>
          <table:table-cell office:value-type="float" office:value="38.1" calcext:value-type="float">
            <text:p>38.1</text:p>
          </table:table-cell>
          <table:table-cell office:value-type="float" office:value="35.2" calcext:value-type="float">
            <text:p>35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5.3" calcext:value-type="float">
            <text:p>5.3</text:p>
          </table:table-cell>
          <table:table-cell office:value-type="float" office:value="37.4" calcext:value-type="float">
            <text:p>37.4</text:p>
          </table:table-cell>
          <table:table-cell office:value-type="float" office:value="75.9" calcext:value-type="float">
            <text:p>75.9</text:p>
          </table:table-cell>
          <table:table-cell office:value-type="float" office:value="96.7" calcext:value-type="float">
            <text:p>96.7</text:p>
          </table:table-cell>
          <table:table-cell office:value-type="float" office:value="75.5" calcext:value-type="float">
            <text:p>75.5</text:p>
          </table:table-cell>
          <table:table-cell office:value-type="float" office:value="80.4" calcext:value-type="float">
            <text:p>8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5.6" calcext:value-type="float">
            <text:p>5.6</text:p>
          </table:table-cell>
          <table:table-cell office:value-type="float" office:value="26.3" calcext:value-type="float">
            <text:p>26.3</text:p>
          </table:table-cell>
          <table:table-cell office:value-type="float" office:value="80.6" calcext:value-type="float">
            <text:p>80.6</text:p>
          </table:table-cell>
          <table:table-cell office:value-type="float" office:value="97.4" calcext:value-type="float">
            <text:p>97.4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63.4" calcext:value-type="float">
            <text:p>63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3" calcext:value-type="float">
            <text:p>61.3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56.8" calcext:value-type="float">
            <text:p>56.8</text:p>
          </table:table-cell>
          <table:table-cell office:value-type="float" office:value="63.8" calcext:value-type="float">
            <text:p>63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.84" calcext:value-type="float">
            <text:p>1.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48.8" calcext:value-type="float">
            <text:p>48.8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59.9" calcext:value-type="float">
            <text:p>59.9</text:p>
          </table:table-cell>
          <table:table-cell office:value-type="float" office:value="91.9" calcext:value-type="float">
            <text:p>91.9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2.5" calcext:value-type="float">
            <text:p>2.5</text:p>
          </table:table-cell>
          <table:table-cell office:value-type="float" office:value="39.4" calcext:value-type="float">
            <text:p>39.4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5.6" calcext:value-type="float">
            <text:p>75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34" calcext:value-type="float">
            <text:p>34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55.8" calcext:value-type="float">
            <text:p>55.8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1.7" calcext:value-type="float">
            <text:p>1.7</text:p>
          </table:table-cell>
          <table:table-cell office:value-type="float" office:value="49.3" calcext:value-type="float">
            <text:p>49.3</text:p>
          </table:table-cell>
          <table:table-cell office:value-type="float" office:value="62.9" calcext:value-type="float">
            <text:p>62.9</text:p>
          </table:table-cell>
          <table:table-cell office:value-type="float" office:value="93" calcext:value-type="float">
            <text:p>93</text:p>
          </table:table-cell>
          <table:table-cell office:value-type="float" office:value="62.4" calcext:value-type="float">
            <text:p>62.4</text:p>
          </table:table-cell>
          <table:table-cell office:value-type="float" office:value="62.2" calcext:value-type="float">
            <text:p>62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1.06" calcext:value-type="float">
            <text:p>1.0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58.5" calcext:value-type="float">
            <text:p>58.5</text:p>
          </table:table-cell>
          <table:table-cell office:value-type="float" office:value="72.9" calcext:value-type="float">
            <text:p>72.9</text:p>
          </table:table-cell>
          <table:table-cell office:value-type="float" office:value="98.8" calcext:value-type="float">
            <text:p>98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3.11" calcext:value-type="float">
            <text:p>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2.2" calcext:value-type="float">
            <text:p>2.2</text:p>
          </table:table-cell>
          <table:table-cell office:value-type="float" office:value="14.5" calcext:value-type="float">
            <text:p>14.5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67.7" calcext:value-type="float">
            <text:p>67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1.3" calcext:value-type="float">
            <text:p>1.3</text:p>
          </table:table-cell>
          <table:table-cell office:value-type="float" office:value="20.5" calcext:value-type="float">
            <text:p>20.5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1.7" calcext:value-type="float">
            <text:p>6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83.1" calcext:value-type="float">
            <text:p>83.1</text:p>
          </table:table-cell>
          <table:table-cell office:value-type="float" office:value="99.9" calcext:value-type="float">
            <text:p>99.9</text:p>
          </table:table-cell>
          <table:table-cell office:value-type="float" office:value="93.5" calcext:value-type="float">
            <text:p>93.5</text:p>
          </table:table-cell>
          <table:table-cell office:value-type="float" office:value="96.1" calcext:value-type="float">
            <text:p>96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50.8" calcext:value-type="float">
            <text:p>50.8</text:p>
          </table:table-cell>
          <table:table-cell office:value-type="float" office:value="72.3" calcext:value-type="float">
            <text:p>7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1.4" calcext:value-type="float">
            <text:p>1.4</text:p>
          </table:table-cell>
          <table:table-cell office:value-type="float" office:value="22.7" calcext:value-type="float">
            <text:p>22.7</text:p>
          </table:table-cell>
          <table:table-cell office:value-type="float" office:value="83.2" calcext:value-type="float">
            <text:p>83.2</text:p>
          </table:table-cell>
          <table:table-cell office:value-type="float" office:value="98.6" calcext:value-type="float">
            <text:p>98.6</text:p>
          </table:table-cell>
          <table:table-cell office:value-type="float" office:value="96" calcext:value-type="float">
            <text:p>96</text:p>
          </table:table-cell>
          <table:table-cell office:value-type="float" office:value="98.7" calcext:value-type="float">
            <text:p>98.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7" calcext:value-type="float">
            <text:p>0.47</text:p>
          </table:table-cell>
          <table:table-cell table:formula="of:=MIN([.G2:.G61])" office:value-type="float" office:value="0.18" calcext:value-type="float">
            <text:p>0.1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59" calcext:value-type="float">
            <text:p>0.59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15.2" calcext:value-type="float">
            <text:p>15.2</text:p>
          </table:table-cell>
          <table:table-cell table:formula="of:=MIN([.N2:.N61])" office:value-type="float" office:value="0.1" calcext:value-type="float">
            <text:p>0.1</text:p>
          </table:table-cell>
          <table:table-cell table:formula="of:=MIN([.O2:.O61])" office:value-type="float" office:value="3.5" calcext:value-type="float">
            <text:p>3.5</text:p>
          </table:table-cell>
          <table:table-cell table:formula="of:=MIN([.P2:.P61])" office:value-type="float" office:value="34.5" calcext:value-type="float">
            <text:p>34.5</text:p>
          </table:table-cell>
          <table:table-cell table:formula="of:=MIN([.Q2:.Q61])" office:value-type="float" office:value="59.3" calcext:value-type="float">
            <text:p>59.3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13" calcext:value-type="float">
            <text:p>13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65" calcext:value-type="float">
            <text:p>0.65</text:p>
          </table:table-cell>
          <table:table-cell table:formula="of:=MAX([.E2:.E61])" office:value-type="float" office:value="0.86" calcext:value-type="float">
            <text:p>0.86</text:p>
          </table:table-cell>
          <table:table-cell table:formula="of:=MAX([.F2:.F61])" office:value-type="float" office:value="1.84" calcext:value-type="float">
            <text:p>1.84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274" calcext:value-type="float">
            <text:p>274</text:p>
          </table:table-cell>
          <table:table-cell table:formula="of:=MAX([.I2:.I61])" office:value-type="float" office:value="9.11" calcext:value-type="float">
            <text:p>9.1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7.9" calcext:value-type="float">
            <text:p>7.9</text:p>
          </table:table-cell>
          <table:table-cell table:formula="of:=MAX([.O2:.O61])" office:value-type="float" office:value="83" calcext:value-type="float">
            <text:p>83</text:p>
          </table:table-cell>
          <table:table-cell table:formula="of:=MAX([.P2:.P61])" office:value-type="float" office:value="86.7" calcext:value-type="float">
            <text:p>86.7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3.06666666666667" calcext:value-type="float">
            <text:p>3.0666666667</text:p>
          </table:table-cell>
          <table:table-cell table:formula="of:=AVERAGE([.C2:.C61])" office:value-type="float" office:value="38.6" calcext:value-type="float">
            <text:p>38.6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3" calcext:value-type="float">
            <text:p>0.323</text:p>
          </table:table-cell>
          <table:table-cell table:formula="of:=AVERAGE([.F2:.F61])" office:value-type="float" office:value="0.844833333333333" calcext:value-type="float">
            <text:p>0.8448333333</text:p>
          </table:table-cell>
          <table:table-cell table:formula="of:=AVERAGE([.G2:.G61])" office:value-type="float" office:value="0.849333333333333" calcext:value-type="float">
            <text:p>0.8493333333</text:p>
          </table:table-cell>
          <table:table-cell table:formula="of:=AVERAGE([.H2:.H61])" office:value-type="float" office:value="20.8" calcext:value-type="float">
            <text:p>20.8</text:p>
          </table:table-cell>
          <table:table-cell table:formula="of:=AVERAGE([.I2:.I61])" office:value-type="float" office:value="3.23366666666667" calcext:value-type="float">
            <text:p>3.233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1.1983333333333" calcext:value-type="float">
            <text:p>71.1983333333</text:p>
          </table:table-cell>
          <table:table-cell table:formula="of:=AVERAGE([.L2:.L61])" office:value-type="float" office:value="42.4833333333333" calcext:value-type="float">
            <text:p>42.4833333333</text:p>
          </table:table-cell>
          <table:table-cell table:formula="of:=AVERAGE([.M2:.M61])" office:value-type="float" office:value="74.7783333333333" calcext:value-type="float">
            <text:p>74.7783333333</text:p>
          </table:table-cell>
          <table:table-cell table:formula="of:=AVERAGE([.N2:.N61])" office:value-type="float" office:value="1.99166666666667" calcext:value-type="float">
            <text:p>1.9916666667</text:p>
          </table:table-cell>
          <table:table-cell table:formula="of:=AVERAGE([.O2:.O61])" office:value-type="float" office:value="27.6833333333333" calcext:value-type="float">
            <text:p>27.6833333333</text:p>
          </table:table-cell>
          <table:table-cell table:formula="of:=AVERAGE([.P2:.P61])" office:value-type="float" office:value="64.3716666666667" calcext:value-type="float">
            <text:p>64.3716666667</text:p>
          </table:table-cell>
          <table:table-cell table:formula="of:=AVERAGE([.Q2:.Q61])" office:value-type="float" office:value="93.6116666666667" calcext:value-type="float">
            <text:p>93.6116666667</text:p>
          </table:table-cell>
          <table:table-cell table:formula="of:=AVERAGE([.R2:.R61])" office:value-type="float" office:value="54.6966666666667" calcext:value-type="float">
            <text:p>54.6966666667</text:p>
          </table:table-cell>
          <table:table-cell table:formula="of:=AVERAGE([.S2:.S61])" office:value-type="float" office:value="56.0833333333333" calcext:value-type="float">
            <text:p>56.083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55" calcext:value-type="float">
            <text:p>0.35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755" calcext:value-type="float">
            <text:p>0.75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99" calcext:value-type="float">
            <text:p>1.99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0" calcext:value-type="float">
            <text:p>0</text:p>
          </table:table-cell>
          <table:table-cell table:formula="of:=MEDIAN([.M2:.M61])" office:value-type="float" office:value="77.25" calcext:value-type="float">
            <text:p>77.25</text:p>
          </table:table-cell>
          <table:table-cell table:formula="of:=MEDIAN([.N2:.N61])" office:value-type="float" office:value="1.6" calcext:value-type="float">
            <text:p>1.6</text:p>
          </table:table-cell>
          <table:table-cell table:formula="of:=MEDIAN([.O2:.O61])" office:value-type="float" office:value="24.5" calcext:value-type="float">
            <text:p>24.5</text:p>
          </table:table-cell>
          <table:table-cell table:formula="of:=MEDIAN([.P2:.P61])" office:value-type="float" office:value="63.95" calcext:value-type="float">
            <text:p>63.95</text:p>
          </table:table-cell>
          <table:table-cell table:formula="of:=MEDIAN([.Q2:.Q61])" office:value-type="float" office:value="98.65" calcext:value-type="float">
            <text:p>98.65</text:p>
          </table:table-cell>
          <table:table-cell table:formula="of:=MEDIAN([.R2:.R61])" office:value-type="float" office:value="65.35" calcext:value-type="float">
            <text:p>65.35</text:p>
          </table:table-cell>
          <table:table-cell table:formula="of:=MEDIAN([.S2:.S61])" office:value-type="float" office:value="67.15" calcext:value-type="float">
            <text:p>67.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83992139355552" calcext:value-type="float">
            <text:p>1.8399213936</text:p>
          </table:table-cell>
          <table:table-cell table:formula="of:=STDEV([.C2:.C61])" office:value-type="float" office:value="1.95889972576271" calcext:value-type="float">
            <text:p>1.9588997258</text:p>
          </table:table-cell>
          <table:table-cell table:formula="of:=STDEV([.D2:.D61])" office:value-type="float" office:value="0.175942658866574" calcext:value-type="float">
            <text:p>0.1759426589</text:p>
          </table:table-cell>
          <table:table-cell table:formula="of:=STDEV([.E2:.E61])" office:value-type="float" office:value="0.200535723179653" calcext:value-type="float">
            <text:p>0.2005357232</text:p>
          </table:table-cell>
          <table:table-cell table:formula="of:=STDEV([.F2:.F61])" office:value-type="float" office:value="0.281776998415694" calcext:value-type="float">
            <text:p>0.2817769984</text:p>
          </table:table-cell>
          <table:table-cell table:formula="of:=STDEV([.G2:.G61])" office:value-type="float" office:value="0.250381855265767" calcext:value-type="float">
            <text:p>0.2503818553</text:p>
          </table:table-cell>
          <table:table-cell table:formula="of:=STDEV([.H2:.H61])" office:value-type="float" office:value="48.9222142880661" calcext:value-type="float">
            <text:p>48.9222142881</text:p>
          </table:table-cell>
          <table:table-cell table:formula="of:=STDEV([.I2:.I61])" office:value-type="float" office:value="2.17549524201332" calcext:value-type="float">
            <text:p>2.175495242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3529874702871" calcext:value-type="float">
            <text:p>43.3529874703</text:p>
          </table:table-cell>
          <table:table-cell table:formula="of:=STDEV([.L2:.L61])" office:value-type="float" office:value="49.4222524734357" calcext:value-type="float">
            <text:p>49.4222524734</text:p>
          </table:table-cell>
          <table:table-cell table:formula="of:=STDEV([.M2:.M61])" office:value-type="float" office:value="17.956530294742" calcext:value-type="float">
            <text:p>17.9565302947</text:p>
          </table:table-cell>
          <table:table-cell table:formula="of:=STDEV([.N2:.N61])" office:value-type="float" office:value="1.49499636263564" calcext:value-type="float">
            <text:p>1.4949963626</text:p>
          </table:table-cell>
          <table:table-cell table:formula="of:=STDEV([.O2:.O61])" office:value-type="float" office:value="16.8200966025024" calcext:value-type="float">
            <text:p>16.8200966025</text:p>
          </table:table-cell>
          <table:table-cell table:formula="of:=STDEV([.P2:.P61])" office:value-type="float" office:value="12.7496638927672" calcext:value-type="float">
            <text:p>12.7496638928</text:p>
          </table:table-cell>
          <table:table-cell table:formula="of:=STDEV([.Q2:.Q61])" office:value-type="float" office:value="10.3435248174748" calcext:value-type="float">
            <text:p>10.3435248175</text:p>
          </table:table-cell>
          <table:table-cell table:formula="of:=STDEV([.R2:.R61])" office:value-type="float" office:value="37.4238434223046" calcext:value-type="float">
            <text:p>37.4238434223</text:p>
          </table:table-cell>
          <table:table-cell table:formula="of:=STDEV([.S2:.S61])" office:value-type="float" office:value="39.0820222516291" calcext:value-type="float">
            <text:p>39.082022251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58.6898333333333" calcext:value-type="float">
            <text:p>58.689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MagPenalty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visMag which is &gt; 0.2 away from 0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rnsAboveOne" table:style-name="ta1">
        <table:shapes>
          <draw:frame draw:z-index="0" draw:style-name="gr2" draw:text-style-name="P1" svg:width="22.079cm" svg:height="11.995cm" svg:x="24.706cm" svg:y="33.059cm">
            <draw:object draw:notify-on-update-of-ranges="TurnsAboveOne.K1:TurnsAboveOne.K1 TurnsAboveOne.K2:TurnsAboveOne.K61 TurnsAboveOne.O1:TurnsAboveOne.O1 TurnsAboveOne.O2:TurnsAboveOne.O61 TurnsAboveOne.K1:TurnsAboveOne.K1 TurnsAboveOne.K2:TurnsAboveOne.K61 TurnsAboveOne.P1:TurnsAboveOne.P1 TurnsAboveOne.P2:TurnsAboveOne.P61 TurnsAboveOne.K1:TurnsAboveOne.K1 TurnsAboveOne.K2:TurnsAboveOne.K61 TurnsAboveOne.Q1:TurnsAboveOne.Q1 TurnsAboveOne.Q2:TurnsAboveOne.Q61 TurnsAboveOne.K1:TurnsAboveOne.K1 TurnsAboveOne.K2:TurnsAboveOne.K61 TurnsAboveOne.U1:TurnsAboveOne.U1 TurnsAboveOne.U2:TurnsAboveOne.U61 TurnsAboveOne.K1:TurnsAboveOne.K1 TurnsAboveOne.K2:TurnsAboveOne.K61 TurnsAboveOne.V1:TurnsAboveOne.V1 TurnsAboveOne.V2:TurnsAboveOne.V61 TurnsAboveOne.K1:TurnsAboveOne.K1 TurnsAboveOne.K2:TurnsAboveOne.K61 TurnsAboveOne.W1:TurnsAboveOne.W1 TurnsAboveOne.W2:TurnsAboveOne.W6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2" draw:text-style-name="P1" svg:width="22.476cm" svg:height="11.996cm" svg:x="24.739cm" svg:y="45.777cm">
            <draw:object draw:notify-on-update-of-ranges="TurnsAboveOne.L1:TurnsAboveOne.L1 TurnsAboveOne.L2:TurnsAboveOne.L61 TurnsAboveOne.O1:TurnsAboveOne.O1 TurnsAboveOne.O2:TurnsAboveOne.O61 TurnsAboveOne.L1:TurnsAboveOne.L1 TurnsAboveOne.L2:TurnsAboveOne.L61 TurnsAboveOne.P1:TurnsAboveOne.P1 TurnsAboveOne.P2:TurnsAboveOne.P61 TurnsAboveOne.L1:TurnsAboveOne.L1 TurnsAboveOne.L2:TurnsAboveOne.L61 TurnsAboveOne.Q1:TurnsAboveOne.Q1 TurnsAboveOne.Q2:TurnsAboveOne.Q61 TurnsAboveOne.L1:TurnsAboveOne.L1 TurnsAboveOne.L2:TurnsAboveOne.L61 TurnsAboveOne.U1:TurnsAboveOne.U1 TurnsAboveOne.U2:TurnsAboveOne.U61 TurnsAboveOne.L1:TurnsAboveOne.L1 TurnsAboveOne.L2:TurnsAboveOne.L61 TurnsAboveOne.V1:TurnsAboveOne.V1 TurnsAboveOne.V2:TurnsAboveOne.V61 TurnsAboveOne.L1:TurnsAboveOne.L1 TurnsAboveOne.L2:TurnsAboveOne.L61 TurnsAboveOne.W1:TurnsAboveOne.W1 TurnsAboveOne.W2:TurnsAboveOne.W61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Default" office:value-type="string" calcext:value-type="string">
            <text:p>PPP</text:p>
          </table:table-cell>
          <table:table-cell table:style-name="Default" office:value-type="string" calcext:value-type="string">
            <text:p>Turns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GoalVis%</text:p>
          </table:table-cell>
          <table:table-cell table:style-name="Default" office:value-type="string" calcext:value-type="string">
            <text:p>StartVis%</text:p>
          </table:table-cell>
          <table:table-cell table:style-name="Default" office:value-type="string" calcext:value-type="string">
            <text:p>VisMag</text:p>
          </table:table-cell>
          <table:table-cell table:style-name="Default" office:value-type="string" calcext:value-type="string">
            <text:p>Obstacle Use</text:p>
          </table:table-cell>
          <table:table-cell table:style-name="Default" office:value-type="string" calcext:value-type="string">
            <text:p>Unreachable Cells</text:p>
          </table:table-cell>
          <table:table-cell table:style-name="Default" office:value-type="string" calcext:value-type="string">
            <text:p>OpenW</text:p>
          </table:table-cell>
          <table:table-cell table:style-name="Default" office:value-type="string" calcext:value-type="string">
            <text:p>OpenH</text:p>
          </table:table-cell>
          <table:table-cell table:style-name="Default" office:value-type="string" calcext:value-type="string">
            <text:p>AvgOpenW</text:p>
          </table:table-cell>
          <table:table-cell table:style-name="Default" office:value-type="string" calcext:value-type="string">
            <text:p>AvgOpenH</text:p>
          </table:table-cell>
          <table:table-cell table:style-name="Default"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3.89" calcext:value-type="float">
            <text:p>3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2.6" calcext:value-type="float">
            <text:p>2.6</text:p>
          </table:table-cell>
          <table:table-cell office:value-type="float" office:value="16.2" calcext:value-type="float">
            <text:p>16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  <table:table-cell office:value-type="float" office:value="90" calcext:value-type="float">
            <text:p>90</text:p>
          </table:table-cell>
          <table:table-cell office:value-type="float" office:value="98.3" calcext:value-type="float">
            <text:p>98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3.73" calcext:value-type="float">
            <text:p>13.73</text:p>
          </table:table-cell>
          <table:table-cell table:style-name="Default"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71.3" calcext:value-type="float">
            <text:p>71.3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3.18" calcext:value-type="float">
            <text:p>13.18</text:p>
          </table:table-cell>
          <table:table-cell table:style-name="Default" office:value-type="float" office:value="5.01" calcext:value-type="float">
            <text:p>5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3.2" calcext:value-type="float">
            <text:p>3.2</text:p>
          </table:table-cell>
          <table:table-cell office:value-type="float" office:value="19.8" calcext:value-type="float">
            <text:p>19.8</text:p>
          </table:table-cell>
          <table:table-cell office:value-type="float" office:value="75.3" calcext:value-type="float">
            <text:p>75.3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0.77" calcext:value-type="float">
            <text:p>10.7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64" calcext:value-type="float">
            <text:p>64</text:p>
          </table:table-cell>
          <table:table-cell office:value-type="float" office:value="99.2" calcext:value-type="float">
            <text:p>99.2</text:p>
          </table:table-cell>
          <table:table-cell office:value-type="float" office:value="71.1" calcext:value-type="float">
            <text:p>71.1</text:p>
          </table:table-cell>
          <table:table-cell office:value-type="float" office:value="86.4" calcext:value-type="float">
            <text:p>86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0.68" calcext:value-type="float">
            <text:p>10.68</text:p>
          </table:table-cell>
          <table:table-cell table:style-name="Default"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2.9" calcext:value-type="float">
            <text:p>2.9</text:p>
          </table:table-cell>
          <table:table-cell office:value-type="float" office:value="30.1" calcext:value-type="float">
            <text:p>30.1</text:p>
          </table:table-cell>
          <table:table-cell office:value-type="float" office:value="74.8" calcext:value-type="float">
            <text:p>74.8</text:p>
          </table:table-cell>
          <table:table-cell office:value-type="float" office:value="96.1" calcext:value-type="float">
            <text:p>96.1</text:p>
          </table:table-cell>
          <table:table-cell office:value-type="float" office:value="38.4" calcext:value-type="float">
            <text:p>38.4</text:p>
          </table:table-cell>
          <table:table-cell office:value-type="float" office:value="39.3" calcext:value-type="float">
            <text:p>39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0.73" calcext:value-type="float">
            <text:p>10.73</text:p>
          </table:table-cell>
          <table:table-cell table:style-name="Default" office:value-type="float" office:value="2.54" calcext:value-type="float">
            <text:p>2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1.3" calcext:value-type="float">
            <text:p>1.3</text:p>
          </table:table-cell>
          <table:table-cell office:value-type="float" office:value="22.1" calcext:value-type="float">
            <text:p>22.1</text:p>
          </table:table-cell>
          <table:table-cell office:value-type="float" office:value="56" calcext:value-type="float">
            <text:p>56</text:p>
          </table:table-cell>
          <table:table-cell office:value-type="float" office:value="98.8" calcext:value-type="float">
            <text:p>98.8</text:p>
          </table:table-cell>
          <table:table-cell office:value-type="float" office:value="82.7" calcext:value-type="float">
            <text:p>82.7</text:p>
          </table:table-cell>
          <table:table-cell office:value-type="float" office:value="91.2" calcext:value-type="float">
            <text:p>91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float" office:value="73" calcext:value-type="float">
            <text:p>73</text:p>
          </table:table-cell>
          <table:table-cell office:value-type="float" office:value="82.8" calcext:value-type="float">
            <text:p>82.8</text:p>
          </table:table-cell>
          <table:table-cell office:value-type="float" office:value="88.7" calcext:value-type="float">
            <text:p>88.7</text:p>
          </table:table-cell>
          <table:table-cell office:value-type="float" office:value="85.1" calcext:value-type="float">
            <text:p>85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7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72" calcext:value-type="float">
            <text:p>72</text:p>
          </table:table-cell>
          <table:table-cell office:value-type="float" office:value="97.9" calcext:value-type="float">
            <text:p>97.9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8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1.86" calcext:value-type="float">
            <text:p>11.86</text:p>
          </table:table-cell>
          <table:table-cell table:style-name="Default" office:value-type="float" office:value="2.57" calcext:value-type="float">
            <text:p>2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47.8" calcext:value-type="float">
            <text:p>47.8</text:p>
          </table:table-cell>
          <table:table-cell office:value-type="float" office:value="61.8" calcext:value-type="float">
            <text:p>61.8</text:p>
          </table:table-cell>
          <table:table-cell office:value-type="float" office:value="70.6" calcext:value-type="float">
            <text:p>70.6</text:p>
          </table:table-cell>
          <table:table-cell office:value-type="float" office:value="82.7" calcext:value-type="float">
            <text:p>82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9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4.55" calcext:value-type="float">
            <text:p>14.55</text:p>
          </table:table-cell>
          <table:table-cell table:style-name="Default" office:value-type="float" office:value="5.87" calcext:value-type="float">
            <text:p>5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76.6" calcext:value-type="float">
            <text:p>76.6</text:p>
          </table:table-cell>
          <table:table-cell office:value-type="float" office:value="99.7" calcext:value-type="float">
            <text:p>99.7</text:p>
          </table:table-cell>
          <table:table-cell office:value-type="float" office:value="61.5" calcext:value-type="float">
            <text:p>61.5</text:p>
          </table:table-cell>
          <table:table-cell office:value-type="float" office:value="75.7" calcext:value-type="float">
            <text:p>75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0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3.83" calcext:value-type="float">
            <text:p>3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66.2" calcext:value-type="float">
            <text:p>66.2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1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0.18" calcext:value-type="float">
            <text:p>10.18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office:value-type="float" office:value="67.1" calcext:value-type="float">
            <text:p>67.1</text:p>
          </table:table-cell>
          <table:table-cell office:value-type="float" office:value="76.7" calcext:value-type="float">
            <text:p>76.7</text:p>
          </table:table-cell>
          <table:table-cell office:value-type="float" office:value="39" calcext:value-type="float">
            <text:p>39</text:p>
          </table:table-cell>
          <table:table-cell office:value-type="float" office:value="35.3" calcext:value-type="float">
            <text:p>35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5.14" calcext:value-type="float">
            <text:p>15.14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.6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3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55" calcext:value-type="float">
            <text:p>13.55</text:p>
          </table:table-cell>
          <table:table-cell table:style-name="Default"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.6" calcext:value-type="float">
            <text:p>1.6</text:p>
          </table:table-cell>
          <table:table-cell office:value-type="float" office:value="19.6" calcext:value-type="float">
            <text:p>19.6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7.8" calcext:value-type="float">
            <text:p>77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4.ppp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45" calcext:value-type="float">
            <text:p>13.45</text:p>
          </table:table-cell>
          <table:table-cell table:style-name="Default" office:value-type="float" office:value="3.89" calcext:value-type="float">
            <text:p>3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66.3" calcext:value-type="float">
            <text:p>66.3</text:p>
          </table:table-cell>
          <table:table-cell office:value-type="float" office:value="89.6" calcext:value-type="float">
            <text:p>8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5.64" calcext:value-type="float">
            <text:p>15.64</text:p>
          </table:table-cell>
          <table:table-cell table:style-name="Default"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96.7" calcext:value-type="float">
            <text:p>96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1.82" calcext:value-type="float">
            <text:p>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18.6" calcext:value-type="float">
            <text:p>18.6</text:p>
          </table:table-cell>
          <table:table-cell office:value-type="float" office:value="40.9" calcext:value-type="float">
            <text:p>40.9</text:p>
          </table:table-cell>
          <table:table-cell office:value-type="float" office:value="92.5" calcext:value-type="float">
            <text:p>92.5</text:p>
          </table:table-cell>
          <table:table-cell office:value-type="float" office:value="50.6" calcext:value-type="float">
            <text:p>50.6</text:p>
          </table:table-cell>
          <table:table-cell office:value-type="float" office:value="47.1" calcext:value-type="float">
            <text:p>47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8.ppp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7.4" calcext:value-type="float">
            <text:p>37.4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9.ppp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9.68" calcext:value-type="float">
            <text:p>9.68</text:p>
          </table:table-cell>
          <table:table-cell table:style-name="Default" office:value-type="float" office:value="1.92" calcext:value-type="float">
            <text:p>1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86.5" calcext:value-type="float">
            <text:p>86.5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.2" calcext:value-type="float">
            <text:p>63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0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0.27" calcext:value-type="float">
            <text:p>10.27</text:p>
          </table:table-cell>
          <table:table-cell table:style-name="Default"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31.2" calcext:value-type="float">
            <text:p>31.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4.64" calcext:value-type="float">
            <text:p>14.64</text:p>
          </table:table-cell>
          <table:table-cell table:style-name="Default" office:value-type="float" office:value="3.94" calcext:value-type="float">
            <text:p>3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4.09" calcext:value-type="float">
            <text:p>14.09</text:p>
          </table:table-cell>
          <table:table-cell table:style-name="Default" office:value-type="float" office:value="3.35" calcext:value-type="float">
            <text:p>3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 office:value-type="float" office:value="75.3" calcext:value-type="float">
            <text:p>75.3</text:p>
          </table:table-cell>
          <table:table-cell office:value-type="float" office:value="98.3" calcext:value-type="float">
            <text:p>98.3</text:p>
          </table:table-cell>
          <table:table-cell office:value-type="float" office:value="62.4" calcext:value-type="float">
            <text:p>62.4</text:p>
          </table:table-cell>
          <table:table-cell office:value-type="float" office:value="68.2" calcext:value-type="float">
            <text:p>68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3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4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.18" calcext:value-type="float">
            <text:p>1.1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5.14" calcext:value-type="float">
            <text:p>15.14</text:p>
          </table:table-cell>
          <table:table-cell table:style-name="Default" office:value-type="float" office:value="4.39" calcext:value-type="float">
            <text:p>4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3.2" calcext:value-type="float">
            <text:p>3.2</text:p>
          </table:table-cell>
          <table:table-cell office:value-type="float" office:value="9.8" calcext:value-type="float">
            <text:p>9.8</text:p>
          </table:table-cell>
          <table:table-cell office:value-type="float" office:value="62.9" calcext:value-type="float">
            <text:p>62.9</text:p>
          </table:table-cell>
          <table:table-cell office:value-type="float" office:value="99.6" calcext:value-type="float">
            <text:p>99.6</text:p>
          </table:table-cell>
          <table:table-cell office:value-type="float" office:value="53.4" calcext:value-type="float">
            <text:p>53.4</text:p>
          </table:table-cell>
          <table:table-cell office:value-type="float" office:value="48.8" calcext:value-type="float">
            <text:p>48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3.59" calcext:value-type="float">
            <text:p>13.59</text:p>
          </table:table-cell>
          <table:table-cell table:style-name="Default"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65.6" calcext:value-type="float">
            <text:p>65.6</text:p>
          </table:table-cell>
          <table:table-cell office:value-type="float" office:value="94.8" calcext:value-type="float">
            <text:p>94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1.82" calcext:value-type="float">
            <text:p>11.82</text:p>
          </table:table-cell>
          <table:table-cell table:style-name="Default" office:value-type="float" office:value="1.55" calcext:value-type="float">
            <text:p>1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1.1" calcext:value-type="float">
            <text:p>1.1</text:p>
          </table:table-cell>
          <table:table-cell office:value-type="float" office:value="38.9" calcext:value-type="float">
            <text:p>38.9</text:p>
          </table:table-cell>
          <table:table-cell office:value-type="float" office:value="57.4" calcext:value-type="float">
            <text:p>57.4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7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5.41" calcext:value-type="float">
            <text:p>15.41</text:p>
          </table:table-cell>
          <table:table-cell table:style-name="Default"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78.4" calcext:value-type="float">
            <text:p>78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8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44" calcext:value-type="float">
            <text:p>1.44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.7" calcext:value-type="float">
            <text:p>62.7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9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.77" calcext:value-type="float">
            <text:p>14.77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7.8" calcext:value-type="float">
            <text:p>77.8</text:p>
          </table:table-cell>
          <table:table-cell office:value-type="float" office:value="99.6" calcext:value-type="float">
            <text:p>99.6</text:p>
          </table:table-cell>
          <table:table-cell office:value-type="float" office:value="92.7" calcext:value-type="float">
            <text:p>92.7</text:p>
          </table:table-cell>
          <table:table-cell office:value-type="float" office:value="95.1" calcext:value-type="float">
            <text:p>95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2.14" calcext:value-type="float">
            <text:p>12.14</text:p>
          </table:table-cell>
          <table:table-cell table:style-name="Default" office:value-type="float" office:value="1.87" calcext:value-type="float">
            <text:p>1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9.9" calcext:value-type="float">
            <text:p>99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1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13.41" calcext:value-type="float">
            <text:p>13.41</text:p>
          </table:table-cell>
          <table:table-cell table:style-name="Default" office:value-type="float" office:value="1.72" calcext:value-type="float">
            <text:p>1.72</text:p>
          </table:table-cell>
          <table:table-cell office:value-type="float" office:value="100" calcext:value-type="float">
            <text:p>100</text:p>
          </table:table-cell>
          <table:table-cell office:value-type="float" office:value="51.4" calcext:value-type="float">
            <text:p>51.4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59" calcext:value-type="float">
            <text:p>10.59</text:p>
          </table:table-cell>
          <table:table-cell table:style-name="Default"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0.8" calcext:value-type="float">
            <text:p>0.8</text:p>
          </table:table-cell>
          <table:table-cell office:value-type="float" office:value="47.5" calcext:value-type="float">
            <text:p>47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8.2" calcext:value-type="float">
            <text:p>48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.91" calcext:value-type="float">
            <text:p>14.91</text:p>
          </table:table-cell>
          <table:table-cell table:style-name="Default" office:value-type="float" office:value="4.65" calcext:value-type="float">
            <text:p>4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1.77" calcext:value-type="float">
            <text:p>11.77</text:p>
          </table:table-cell>
          <table:table-cell table:style-name="Default"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60.7" calcext:value-type="float">
            <text:p>60.7</text:p>
          </table:table-cell>
          <table:table-cell office:value-type="float" office:value="99.2" calcext:value-type="float">
            <text:p>99.2</text:p>
          </table:table-cell>
          <table:table-cell office:value-type="float" office:value="79" calcext:value-type="float">
            <text:p>79</text:p>
          </table:table-cell>
          <table:table-cell office:value-type="float" office:value="86.9" calcext:value-type="float">
            <text:p>86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5.36" calcext:value-type="float">
            <text:p>15.36</text:p>
          </table:table-cell>
          <table:table-cell table:style-name="Default"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96" calcext:value-type="float">
            <text:p>0.96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1.79" calcext:value-type="float">
            <text:p>1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8.9" calcext:value-type="float">
            <text:p>58.9</text:p>
          </table:table-cell>
          <table:table-cell office:value-type="float" office:value="84.4" calcext:value-type="float">
            <text:p>84.4</text:p>
          </table:table-cell>
          <table:table-cell office:value-type="float" office:value="92.8" calcext:value-type="float">
            <text:p>92.8</text:p>
          </table:table-cell>
          <table:table-cell office:value-type="float" office:value="97.4" calcext:value-type="float">
            <text:p>97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.39" calcext:value-type="float">
            <text:p>1.39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.56" calcext:value-type="float">
            <text:p>4.56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53.5" calcext:value-type="float">
            <text:p>53.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8.ppp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32" calcext:value-type="float">
            <text:p>10.32</text:p>
          </table:table-cell>
          <table:table-cell table:style-name="Default"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9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3.5" calcext:value-type="float">
            <text:p>13.5</text:p>
          </table:table-cell>
          <table:table-cell office:value-type="float" office:value="41.2" calcext:value-type="float">
            <text:p>41.2</text:p>
          </table:table-cell>
          <table:table-cell office:value-type="float" office:value="52.6" calcext:value-type="float">
            <text:p>52.6</text:p>
          </table:table-cell>
          <table:table-cell office:value-type="float" office:value="49.8" calcext:value-type="float">
            <text:p>49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  <table:table-cell office:value-type="float" office:value="79.5" calcext:value-type="float">
            <text:p>79.5</text:p>
          </table:table-cell>
          <table:table-cell office:value-type="float" office:value="76.4" calcext:value-type="float">
            <text:p>76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1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3.64" calcext:value-type="float">
            <text:p>13.64</text:p>
          </table:table-cell>
          <table:table-cell table:style-name="Default" office:value-type="float" office:value="3.74" calcext:value-type="float">
            <text:p>3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70.6" calcext:value-type="float">
            <text:p>70.6</text:p>
          </table:table-cell>
          <table:table-cell office:value-type="float" office:value="97.1" calcext:value-type="float">
            <text:p>97.1</text:p>
          </table:table-cell>
          <table:table-cell office:value-type="float" office:value="84.1" calcext:value-type="float">
            <text:p>84.1</text:p>
          </table:table-cell>
          <table:table-cell office:value-type="float" office:value="83.5" calcext:value-type="float">
            <text:p>83.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3.18" calcext:value-type="float">
            <text:p>13.18</text:p>
          </table:table-cell>
          <table:table-cell table:style-name="Default" office:value-type="float" office:value="1.78" calcext:value-type="float">
            <text:p>1.78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94.7" calcext:value-type="float">
            <text:p>94.7</text:p>
          </table:table-cell>
          <table:table-cell office:value-type="float" office:value="15.2" calcext:value-type="float">
            <text:p>15.2</text:p>
          </table:table-cell>
          <table:table-cell office:value-type="float" office:value="9.9" calcext:value-type="float">
            <text:p>9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18" calcext:value-type="float">
            <text:p>10.18</text:p>
          </table:table-cell>
          <table:table-cell table:style-name="Default"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1.2" calcext:value-type="float">
            <text:p>1.2</text:p>
          </table:table-cell>
          <table:table-cell office:value-type="float" office:value="6.9" calcext:value-type="float">
            <text:p>6.9</text:p>
          </table:table-cell>
          <table:table-cell office:value-type="float" office:value="59.7" calcext:value-type="float">
            <text:p>59.7</text:p>
          </table:table-cell>
          <table:table-cell office:value-type="float" office:value="85.3" calcext:value-type="float">
            <text:p>85.3</text:p>
          </table:table-cell>
          <table:table-cell office:value-type="float" office:value="33.1" calcext:value-type="float">
            <text:p>33.1</text:p>
          </table:table-cell>
          <table:table-cell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1.7" calcext:value-type="float">
            <text:p>1.7</text:p>
          </table:table-cell>
          <table:table-cell office:value-type="float" office:value="35.9" calcext:value-type="float">
            <text:p>35.9</text:p>
          </table:table-cell>
          <table:table-cell office:value-type="float" office:value="57.4" calcext:value-type="float">
            <text:p>57.4</text:p>
          </table:table-cell>
          <table:table-cell office:value-type="float" office:value="87.3" calcext:value-type="float">
            <text:p>87.3</text:p>
          </table:table-cell>
          <table:table-cell office:value-type="float" office:value="78.8" calcext:value-type="float">
            <text:p>78.8</text:p>
          </table:table-cell>
          <table:table-cell office:value-type="float" office:value="91.7" calcext:value-type="float">
            <text:p>91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0.41" calcext:value-type="float">
            <text:p>10.41</text:p>
          </table:table-cell>
          <table:table-cell table:style-name="Default"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6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3.64" calcext:value-type="float">
            <text:p>13.64</text:p>
          </table:table-cell>
          <table:table-cell table:style-name="Default"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8.2" calcext:value-type="float">
            <text:p>18.2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95" calcext:value-type="float">
            <text:p>1.95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2" calcext:value-type="float">
            <text:p>21.2</text:p>
          </table:table-cell>
          <table:table-cell office:value-type="float" office:value="99.3" calcext:value-type="float">
            <text:p>99.3</text:p>
          </table:table-cell>
          <table:table-cell office:value-type="float" office:value="61.5" calcext:value-type="float">
            <text:p>61.5</text:p>
          </table:table-cell>
          <table:table-cell office:value-type="float" office:value="54.8" calcext:value-type="float">
            <text:p>54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8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4.59" calcext:value-type="float">
            <text:p>14.59</text:p>
          </table:table-cell>
          <table:table-cell table:style-name="Default" office:value-type="float" office:value="5.97" calcext:value-type="float">
            <text:p>5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70.3" calcext:value-type="float">
            <text:p>70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9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0.2" calcext:value-type="float">
            <text:p>0.2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45.8" calcext:value-type="float">
            <text:p>45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0.5" calcext:value-type="float">
            <text:p>0.5</text:p>
          </table:table-cell>
          <table:table-cell office:value-type="float" office:value="27.7" calcext:value-type="float">
            <text:p>27.7</text:p>
          </table:table-cell>
          <table:table-cell office:value-type="float" office:value="52.4" calcext:value-type="float">
            <text:p>52.4</text:p>
          </table:table-cell>
          <table:table-cell office:value-type="float" office:value="94.2" calcext:value-type="float">
            <text:p>94.2</text:p>
          </table:table-cell>
          <table:table-cell office:value-type="float" office:value="45.9" calcext:value-type="float">
            <text:p>45.9</text:p>
          </table:table-cell>
          <table:table-cell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0.37" calcext:value-type="float">
            <text:p>0.37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91" calcext:value-type="float">
            <text:p>13.91</text:p>
          </table:table-cell>
          <table:table-cell table:style-name="Default"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9" calcext:value-type="float">
            <text:p>70.9</text:p>
          </table:table-cell>
          <table:table-cell office:value-type="float" office:value="0.6" calcext:value-type="float">
            <text:p>0.6</text:p>
          </table:table-cell>
          <table:table-cell office:value-type="float" office:value="33.7" calcext:value-type="float">
            <text:p>33.7</text:p>
          </table:table-cell>
          <table:table-cell office:value-type="float" office:value="73.6" calcext:value-type="float">
            <text:p>73.6</text:p>
          </table:table-cell>
          <table:table-cell office:value-type="float" office:value="97.8" calcext:value-type="float">
            <text:p>97.8</text:p>
          </table:table-cell>
          <table:table-cell office:value-type="float" office:value="68.8" calcext:value-type="float">
            <text:p>68.8</text:p>
          </table:table-cell>
          <table:table-cell office:value-type="float" office:value="79.7" calcext:value-type="float">
            <text:p>79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4.73" calcext:value-type="float">
            <text:p>14.73</text:p>
          </table:table-cell>
          <table:table-cell table:style-name="Default" office:value-type="float" office:value="3.88" calcext:value-type="float">
            <text:p>3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5.1" calcext:value-type="float">
            <text:p>55.1</text:p>
          </table:table-cell>
          <table:table-cell office:value-type="float" office:value="97.1" calcext:value-type="float">
            <text:p>97.1</text:p>
          </table:table-cell>
          <table:table-cell office:value-type="float" office:value="42" calcext:value-type="float">
            <text:p>42</text:p>
          </table:table-cell>
          <table:table-cell office:value-type="float" office:value="34.8" calcext:value-type="float">
            <text:p>34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3.ppp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8.32" calcext:value-type="float">
            <text:p>8.32</text:p>
          </table:table-cell>
          <table:table-cell table:style-name="Default" office:value-type="float" office:value="1.93" calcext:value-type="float">
            <text:p>1.93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.9</text:p>
          </table:table-cell>
          <table:table-cell office:value-type="float" office:value="22.2" calcext:value-type="float">
            <text:p>22.2</text:p>
          </table:table-cell>
          <table:table-cell office:value-type="float" office:value="65.1" calcext:value-type="float">
            <text:p>65.1</text:p>
          </table:table-cell>
          <table:table-cell office:value-type="float" office:value="78.2" calcext:value-type="float">
            <text:p>7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3.82" calcext:value-type="float">
            <text:p>13.82</text:p>
          </table:table-cell>
          <table:table-cell table:style-name="Default" office:value-type="float" office:value="2.61" calcext:value-type="float">
            <text:p>2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1.4" calcext:value-type="float">
            <text:p>1.4</text:p>
          </table:table-cell>
          <table:table-cell office:value-type="float" office:value="9.1" calcext:value-type="float">
            <text:p>9.1</text:p>
          </table:table-cell>
          <table:table-cell office:value-type="float" office:value="35.1" calcext:value-type="float">
            <text:p>35.1</text:p>
          </table:table-cell>
          <table:table-cell office:value-type="float" office:value="85" calcext:value-type="float">
            <text:p>85</text:p>
          </table:table-cell>
          <table:table-cell office:value-type="float" office:value="75.7" calcext:value-type="float">
            <text:p>75.7</text:p>
          </table:table-cell>
          <table:table-cell office:value-type="float" office:value="91.2" calcext:value-type="float">
            <text:p>91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2.48" calcext:value-type="float">
            <text:p>2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.6" calcext:value-type="float">
            <text:p>19.6</text:p>
          </table:table-cell>
          <table:table-cell office:value-type="float" office:value="54.4" calcext:value-type="float">
            <text:p>54.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6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2.45" calcext:value-type="float">
            <text:p>12.4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1.7" calcext:value-type="float">
            <text:p>1.7</text:p>
          </table:table-cell>
          <table:table-cell office:value-type="float" office:value="43.7" calcext:value-type="float">
            <text:p>43.7</text:p>
          </table:table-cell>
          <table:table-cell office:value-type="float" office:value="70" calcext:value-type="float">
            <text:p>70</text:p>
          </table:table-cell>
          <table:table-cell office:value-type="float" office:value="92.8" calcext:value-type="float">
            <text:p>9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5" calcext:value-type="float">
            <text:p>11.05</text:p>
          </table:table-cell>
          <table:table-cell table:style-name="Default" office:value-type="float" office:value="1.83" calcext:value-type="float">
            <text:p>1.83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4.2" calcext:value-type="float">
            <text:p>24.2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8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1.61" calcext:value-type="float">
            <text:p>1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62.6" calcext:value-type="float">
            <text:p>62.6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79.6</text:p>
          </table:table-cell>
          <table:table-cell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9.ppp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1.64" calcext:value-type="float">
            <text:p>11.64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65.8" calcext:value-type="float">
            <text:p>65.8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2" calcext:value-type="float">
            <text:p>2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8" calcext:value-type="float">
            <text:p>0.08</text:p>
          </table:table-cell>
          <table:table-cell table:formula="of:=MIN([.F2:.F61])" office:value-type="float" office:value="0.48" calcext:value-type="float">
            <text:p>0.48</text:p>
          </table:table-cell>
          <table:table-cell table:formula="of:=MIN([.G2:.G61])" office:value-type="float" office:value="0.38" calcext:value-type="float">
            <text:p>0.3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24" calcext:value-type="float">
            <text:p>24</text:p>
          </table:table-cell>
          <table:table-cell table:formula="of:=MIN([.J2:.J61])" office:value-type="float" office:value="12" calcext:value-type="float">
            <text:p>12</text:p>
          </table:table-cell>
          <table:table-cell table:formula="of:=MIN([.K2:.K61])" office:value-type="float" office:value="0.22" calcext:value-type="float">
            <text:p>0.22</text:p>
          </table:table-cell>
          <table:table-cell table:formula="of:=MIN([.L2:.L61])" office:value-type="float" office:value="8.32" calcext:value-type="float">
            <text:p>8.32</text:p>
          </table:table-cell>
          <table:table-cell table:formula="of:=MIN([.M2:.M61])" office:value-type="float" office:value="1.44" calcext:value-type="float">
            <text:p>1.44</text:p>
          </table:table-cell>
          <table:table-cell table:formula="of:=MIN([.N2:.N61])" office:value-type="float" office:value="100" calcext:value-type="float">
            <text:p>100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formula="of:=MIN([.Q2:.Q61])" office:value-type="float" office:value="27.2" calcext:value-type="float">
            <text:p>27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.6" calcext:value-type="float">
            <text:p>0.6</text:p>
          </table:table-cell>
          <table:table-cell table:formula="of:=MIN([.T2:.T61])" office:value-type="float" office:value="13.5" calcext:value-type="float">
            <text:p>13.5</text:p>
          </table:table-cell>
          <table:table-cell table:formula="of:=MIN([.U2:.U61])" office:value-type="float" office:value="41.2" calcext:value-type="float">
            <text:p>41.2</text:p>
          </table:table-cell>
          <table:table-cell table:formula="of:=MIN([.V2:.V61])" office:value-type="float" office:value="0" calcext:value-type="float">
            <text:p>0</text:p>
          </table:table-cell>
          <table:table-cell table:formula="of:=MIN([.W2:.W6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8" calcext:value-type="float">
            <text:p>0.8</text:p>
          </table:table-cell>
          <table:table-cell table:formula="of:=MAX([.F2:.F61])" office:value-type="float" office:value="1.66" calcext:value-type="float">
            <text:p>1.66</text:p>
          </table:table-cell>
          <table:table-cell table:formula="of:=MAX([.G2:.G61])" office:value-type="float" office:value="1.12" calcext:value-type="float">
            <text:p>1.12</text:p>
          </table:table-cell>
          <table:table-cell table:formula="of:=MAX([.H2:.H61])" office:value-type="float" office:value="262" calcext:value-type="float">
            <text:p>262</text:p>
          </table:table-cell>
          <table:table-cell table:formula="of:=MAX([.I2:.I61])" office:value-type="float" office:value="40" calcext:value-type="float">
            <text:p>40</text:p>
          </table:table-cell>
          <table:table-cell table:formula="of:=MAX([.J2:.J61])" office:value-type="float" office:value="20" calcext:value-type="float">
            <text:p>20</text:p>
          </table:table-cell>
          <table:table-cell table:formula="of:=MAX([.K2:.K61])" office:value-type="float" office:value="0.37" calcext:value-type="float">
            <text:p>0.37</text:p>
          </table:table-cell>
          <table:table-cell table:formula="of:=MAX([.L2:.L61])" office:value-type="float" office:value="15.68" calcext:value-type="float">
            <text:p>15.68</text:p>
          </table:table-cell>
          <table:table-cell table:formula="of:=MAX([.M2:.M61])" office:value-type="float" office:value="5.97" calcext:value-type="float">
            <text:p>5.97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100" calcext:value-type="float">
            <text:p>100</text:p>
          </table:table-cell>
          <table:table-cell table:formula="of:=MAX([.P2:.P61])" office:value-type="float" office:value="100" calcext:value-type="float">
            <text:p>100</text:p>
          </table:table-cell>
          <table:table-cell table:formula="of:=MAX([.Q2:.Q61])" office:value-type="float" office:value="98.5" calcext:value-type="float">
            <text:p>98.5</text:p>
          </table:table-cell>
          <table:table-cell table:formula="of:=MAX([.R2:.R61])" office:value-type="float" office:value="3.9" calcext:value-type="float">
            <text:p>3.9</text:p>
          </table:table-cell>
          <table:table-cell table:formula="of:=MAX([.S2:.S61])" office:value-type="float" office:value="47.5" calcext:value-type="float">
            <text:p>47.5</text:p>
          </table:table-cell>
          <table:table-cell table:formula="of:=MAX([.T2:.T61])" office:value-type="float" office:value="83.1" calcext:value-type="float">
            <text:p>83.1</text:p>
          </table:table-cell>
          <table:table-cell table:formula="of:=MAX([.U2:.U61])" office:value-type="float" office:value="100" calcext:value-type="float">
            <text:p>100</text:p>
          </table:table-cell>
          <table:table-cell table:formula="of:=MAX([.V2:.V61])" office:value-type="float" office:value="99.9" calcext:value-type="float">
            <text:p>99.9</text:p>
          </table:table-cell>
          <table:table-cell table:formula="of:=MAX([.W2:.W61])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5" calcext:value-type="float">
            <text:p>3.15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81333333333333" calcext:value-type="float">
            <text:p>0.2813333333</text:p>
          </table:table-cell>
          <table:table-cell table:formula="of:=AVERAGE([.E2:.E61])" office:value-type="float" office:value="0.415833333333333" calcext:value-type="float">
            <text:p>0.4158333333</text:p>
          </table:table-cell>
          <table:table-cell table:formula="of:=AVERAGE([.F2:.F61])" office:value-type="float" office:value="0.853333333333333" calcext:value-type="float">
            <text:p>0.8533333333</text:p>
          </table:table-cell>
          <table:table-cell table:formula="of:=AVERAGE([.G2:.G61])" office:value-type="float" office:value="0.834333333333333" calcext:value-type="float">
            <text:p>0.8343333333</text:p>
          </table:table-cell>
          <table:table-cell table:formula="of:=AVERAGE([.H2:.H61])" office:value-type="float" office:value="16.7" calcext:value-type="float">
            <text:p>16.7</text:p>
          </table:table-cell>
          <table:table-cell table:formula="of:=AVERAGE([.I2:.I61])" office:value-type="float" office:value="38.3" calcext:value-type="float">
            <text:p>38.3</text:p>
          </table:table-cell>
          <table:table-cell table:formula="of:=AVERAGE([.J2:.J61])" office:value-type="float" office:value="19.6666666666667" calcext:value-type="float">
            <text:p>19.6666666667</text:p>
          </table:table-cell>
          <table:table-cell table:formula="of:=AVERAGE([.K2:.K61])" office:value-type="float" office:value="0.284" calcext:value-type="float">
            <text:p>0.284</text:p>
          </table:table-cell>
          <table:table-cell table:formula="of:=AVERAGE([.L2:.L61])" office:value-type="float" office:value="12.6711666666667" calcext:value-type="float">
            <text:p>12.6711666667</text:p>
          </table:table-cell>
          <table:table-cell table:formula="of:=AVERAGE([.M2:.M61])" office:value-type="float" office:value="2.63966666666667" calcext:value-type="float">
            <text:p>2.6396666667</text:p>
          </table:table-cell>
          <table:table-cell table:formula="of:=AVERAGE([.N2:.N61])" office:value-type="float" office:value="100" calcext:value-type="float">
            <text:p>100</text:p>
          </table:table-cell>
          <table:table-cell table:formula="of:=AVERAGE([.O2:.O61])" office:value-type="float" office:value="75.1866666666667" calcext:value-type="float">
            <text:p>75.1866666667</text:p>
          </table:table-cell>
          <table:table-cell table:formula="of:=AVERAGE([.P2:.P61])" office:value-type="float" office:value="64.8433333333333" calcext:value-type="float">
            <text:p>64.8433333333</text:p>
          </table:table-cell>
          <table:table-cell table:formula="of:=AVERAGE([.Q2:.Q61])" office:value-type="float" office:value="71.9516666666667" calcext:value-type="float">
            <text:p>71.9516666667</text:p>
          </table:table-cell>
          <table:table-cell table:formula="of:=AVERAGE([.R2:.R61])" office:value-type="float" office:value="1.24833333333333" calcext:value-type="float">
            <text:p>1.2483333333</text:p>
          </table:table-cell>
          <table:table-cell table:formula="of:=AVERAGE([.S2:.S61])" office:value-type="float" office:value="14.3916666666667" calcext:value-type="float">
            <text:p>14.3916666667</text:p>
          </table:table-cell>
          <table:table-cell table:formula="of:=AVERAGE([.T2:.T61])" office:value-type="float" office:value="58.9016666666667" calcext:value-type="float">
            <text:p>58.9016666667</text:p>
          </table:table-cell>
          <table:table-cell table:formula="of:=AVERAGE([.U2:.U61])" office:value-type="float" office:value="92.3333333333333" calcext:value-type="float">
            <text:p>92.3333333333</text:p>
          </table:table-cell>
          <table:table-cell table:formula="of:=AVERAGE([.V2:.V61])" office:value-type="float" office:value="42.2133333333333" calcext:value-type="float">
            <text:p>42.2133333333</text:p>
          </table:table-cell>
          <table:table-cell table:formula="of:=AVERAGE([.W2:.W61])" office:value-type="float" office:value="43.5216666666667" calcext:value-type="float">
            <text:p>43.521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15" calcext:value-type="float">
            <text:p>0.215</text:p>
          </table:table-cell>
          <table:table-cell table:formula="of:=MEDIAN([.E2:.E61])" office:value-type="float" office:value="0.39" calcext:value-type="float">
            <text:p>0.39</text:p>
          </table:table-cell>
          <table:table-cell table:formula="of:=MEDIAN([.F2:.F61])" office:value-type="float" office:value="0.78" calcext:value-type="float">
            <text:p>0.78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40" calcext:value-type="float">
            <text:p>40</text:p>
          </table:table-cell>
          <table:table-cell table:formula="of:=MEDIAN([.J2:.J61])" office:value-type="float" office:value="20" calcext:value-type="float">
            <text:p>20</text:p>
          </table:table-cell>
          <table:table-cell table:formula="of:=MEDIAN([.K2:.K61])" office:value-type="float" office:value="0.28" calcext:value-type="float">
            <text:p>0.28</text:p>
          </table:table-cell>
          <table:table-cell table:formula="of:=MEDIAN([.L2:.L61])" office:value-type="float" office:value="12.95" calcext:value-type="float">
            <text:p>12.95</text:p>
          </table:table-cell>
          <table:table-cell table:formula="of:=MEDIAN([.M2:.M61])" office:value-type="float" office:value="1.945" calcext:value-type="float">
            <text:p>1.945</text:p>
          </table:table-cell>
          <table:table-cell table:formula="of:=MEDIAN([.N2:.N61])" office:value-type="float" office:value="100" calcext:value-type="float">
            <text:p>100</text:p>
          </table:table-cell>
          <table:table-cell table:formula="of:=MEDIAN([.O2:.O61])" office:value-type="float" office:value="100" calcext:value-type="float">
            <text:p>100</text:p>
          </table:table-cell>
          <table:table-cell table:formula="of:=MEDIAN([.P2:.P61])" office:value-type="float" office:value="100" calcext:value-type="float">
            <text:p>100</text:p>
          </table:table-cell>
          <table:table-cell table:formula="of:=MEDIAN([.Q2:.Q61])" office:value-type="float" office:value="72.2" calcext:value-type="float">
            <text:p>72.2</text:p>
          </table:table-cell>
          <table:table-cell table:formula="of:=MEDIAN([.R2:.R61])" office:value-type="float" office:value="1.1" calcext:value-type="float">
            <text:p>1.1</text:p>
          </table:table-cell>
          <table:table-cell table:formula="of:=MEDIAN([.S2:.S61])" office:value-type="float" office:value="10.2" calcext:value-type="float">
            <text:p>10.2</text:p>
          </table:table-cell>
          <table:table-cell table:formula="of:=MEDIAN([.T2:.T61])" office:value-type="float" office:value="63.05" calcext:value-type="float">
            <text:p>63.05</text:p>
          </table:table-cell>
          <table:table-cell table:formula="of:=MEDIAN([.U2:.U61])" office:value-type="float" office:value="97.8" calcext:value-type="float">
            <text:p>97.8</text:p>
          </table:table-cell>
          <table:table-cell table:formula="of:=MEDIAN([.V2:.V61])" office:value-type="float" office:value="45.5" calcext:value-type="float">
            <text:p>45.5</text:p>
          </table:table-cell>
          <table:table-cell table:formula="of:=MEDIAN([.W2:.W61])" office:value-type="float" office:value="45.9" calcext:value-type="float">
            <text:p>45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42406674762629" calcext:value-type="float">
            <text:p>1.4240667476</text:p>
          </table:table-cell>
          <table:table-cell table:formula="of:=STDEV([.C2:.C61])" office:value-type="float" office:value="2.13525690114757" calcext:value-type="float">
            <text:p>2.1352569011</text:p>
          </table:table-cell>
          <table:table-cell table:formula="of:=STDEV([.D2:.D61])" office:value-type="float" office:value="0.192586908989485" calcext:value-type="float">
            <text:p>0.192586909</text:p>
          </table:table-cell>
          <table:table-cell table:formula="of:=STDEV([.E2:.E61])" office:value-type="float" office:value="0.193402116149419" calcext:value-type="float">
            <text:p>0.1934021161</text:p>
          </table:table-cell>
          <table:table-cell table:formula="of:=STDEV([.F2:.F61])" office:value-type="float" office:value="0.270640587650145" calcext:value-type="float">
            <text:p>0.2706405877</text:p>
          </table:table-cell>
          <table:table-cell table:formula="of:=STDEV([.G2:.G61])" office:value-type="float" office:value="0.215818243261069" calcext:value-type="float">
            <text:p>0.2158182433</text:p>
          </table:table-cell>
          <table:table-cell table:formula="of:=STDEV([.H2:.H61])" office:value-type="float" office:value="40.1671507578021" calcext:value-type="float">
            <text:p>40.1671507578</text:p>
          </table:table-cell>
          <table:table-cell table:formula="of:=STDEV([.I2:.I61])" office:value-type="float" office:value="3.94581949985345" calcext:value-type="float">
            <text:p>3.9458194999</text:p>
          </table:table-cell>
          <table:table-cell table:formula="of:=STDEV([.J2:.J61])" office:value-type="float" office:value="1.15958301486422" calcext:value-type="float">
            <text:p>1.1595830149</text:p>
          </table:table-cell>
          <table:table-cell table:formula="of:=STDEV([.K2:.K61])" office:value-type="float" office:value="0.0385411952177609" calcext:value-type="float">
            <text:p>0.0385411952</text:p>
          </table:table-cell>
          <table:table-cell table:formula="of:=STDEV([.L2:.L61])" office:value-type="float" office:value="1.90840877160739" calcext:value-type="float">
            <text:p>1.9084087716</text:p>
          </table:table-cell>
          <table:table-cell table:formula="of:=STDEV([.M2:.M61])" office:value-type="float" office:value="1.2554396443338" calcext:value-type="float">
            <text:p>1.2554396443</text:p>
          </table:table-cell>
          <table:table-cell table:formula="of:=STDEV([.N2:.N61])" office:value-type="float" office:value="0" calcext:value-type="float">
            <text:p>0</text:p>
          </table:table-cell>
          <table:table-cell table:formula="of:=STDEV([.O2:.O61])" office:value-type="float" office:value="39.8053333734532" calcext:value-type="float">
            <text:p>39.8053333735</text:p>
          </table:table-cell>
          <table:table-cell table:formula="of:=STDEV([.P2:.P61])" office:value-type="float" office:value="47.998744216153" calcext:value-type="float">
            <text:p>47.9987442162</text:p>
          </table:table-cell>
          <table:table-cell table:formula="of:=STDEV([.Q2:.Q61])" office:value-type="float" office:value="17.4687468302454" calcext:value-type="float">
            <text:p>17.4687468302</text:p>
          </table:table-cell>
          <table:table-cell table:formula="of:=STDEV([.R2:.R61])" office:value-type="float" office:value="1.03112439313804" calcext:value-type="float">
            <text:p>1.0311243931</text:p>
          </table:table-cell>
          <table:table-cell table:formula="of:=STDEV([.S2:.S61])" office:value-type="float" office:value="11.3308382514369" calcext:value-type="float">
            <text:p>11.3308382514</text:p>
          </table:table-cell>
          <table:table-cell table:formula="of:=STDEV([.T2:.T61])" office:value-type="float" office:value="18.1956457043676" calcext:value-type="float">
            <text:p>18.1956457044</text:p>
          </table:table-cell>
          <table:table-cell table:formula="of:=STDEV([.U2:.U61])" office:value-type="float" office:value="12.1150790852944" calcext:value-type="float">
            <text:p>12.1150790853</text:p>
          </table:table-cell>
          <table:table-cell table:formula="of:=STDEV([.V2:.V61])" office:value-type="float" office:value="37.1632927454446" calcext:value-type="float">
            <text:p>37.1632927454</text:p>
          </table:table-cell>
          <table:table-cell table:formula="of:=STDEV([.W2:.W61])" office:value-type="float" office:value="39.6577395001264" calcext:value-type="float">
            <text:p>39.6577395001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 Rate Avg</text:p>
          </table:table-cell>
          <table:table-cell table:formula="of:=AVERAGE([.N65:.W65])" office:value-type="float" office:value="56.4591666666667" calcext:value-type="float">
            <text:p>56.4591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EncourageTurns</text:p>
          </table:table-cell>
          <table:table-cell office:value-type="string" calcext:value-type="string">
            <text:p>MIN(Sum(Vis Functions) + 2*(1 – (Obs. Use %) + TurnPenalt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having 1 tur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1" table:number-rows-repeated="75">
          <table:table-cell table:number-columns-repeated="1024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eVisChecks" table:style-name="ta1">
        <table:table-column table:style-name="co1" table:number-columns-repeated="15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61.2" calcext:value-type="float">
            <text:p>61.2</text:p>
          </table:table-cell>
          <table:table-cell office:value-type="float" office:value="97.2" calcext:value-type="float">
            <text:p>97.2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1.21" calcext:value-type="float">
            <text:p>1.2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76.3" calcext:value-type="float">
            <text:p>76.3</text:p>
          </table:table-cell>
          <table:table-cell office:value-type="float" office:value="3.4" calcext:value-type="float">
            <text:p>3.4</text:p>
          </table:table-cell>
          <table:table-cell office:value-type="float" office:value="21.4" calcext:value-type="float">
            <text:p>21.4</text:p>
          </table:table-cell>
          <table:table-cell office:value-type="float" office:value="76.2" calcext:value-type="float">
            <text:p>76.2</text:p>
          </table:table-cell>
          <table:table-cell office:value-type="float" office:value="99.8" calcext:value-type="float">
            <text:p>99.8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45.3" calcext:value-type="float">
            <text:p>45.3</text:p>
          </table:table-cell>
          <table:table-cell office:value-type="float" office:value="96.7" calcext:value-type="float">
            <text:p>96.7</text:p>
          </table:table-cell>
          <table:table-cell office:value-type="float" office:value="74.5" calcext:value-type="float">
            <text:p>74.5</text:p>
          </table:table-cell>
          <table:table-cell office:value-type="float" office:value="87.9" calcext:value-type="float">
            <text:p>8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3" calcext:value-type="float">
            <text:p>3</text:p>
          </table:table-cell>
          <table:table-cell office:value-type="float" office:value="23.8" calcext:value-type="float">
            <text:p>23.8</text:p>
          </table:table-cell>
          <table:table-cell office:value-type="float" office:value="62.6" calcext:value-type="float">
            <text:p>62.6</text:p>
          </table:table-cell>
          <table:table-cell office:value-type="float" office:value="95.6" calcext:value-type="float">
            <text:p>95.6</text:p>
          </table:table-cell>
          <table:table-cell office:value-type="float" office:value="24.3" calcext:value-type="float">
            <text:p>24.3</text:p>
          </table:table-cell>
          <table:table-cell office:value-type="float" office:value="19.6" calcext:value-type="float">
            <text:p>1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1.7" calcext:value-type="float">
            <text:p>1.7</text:p>
          </table:table-cell>
          <table:table-cell office:value-type="float" office:value="9.7" calcext:value-type="float">
            <text:p>9.7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51" calcext:value-type="float">
            <text:p>51</text:p>
          </table:table-cell>
          <table:table-cell office:value-type="float" office:value="87.8" calcext:value-type="float">
            <text:p>87.8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60.1" calcext:value-type="float">
            <text:p>60.1</text:p>
          </table:table-cell>
          <table:table-cell office:value-type="float" office:value="89" calcext:value-type="float">
            <text:p>89</text:p>
          </table:table-cell>
          <table:table-cell office:value-type="float" office:value="70.1" calcext:value-type="float">
            <text:p>70.1</text:p>
          </table:table-cell>
          <table:table-cell office:value-type="float" office:value="83.8" calcext:value-type="float">
            <text:p>8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office:value-type="float" office:value="116" calcext:value-type="float">
            <text:p>116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.9</text:p>
          </table:table-cell>
          <table:table-cell office:value-type="float" office:value="16.5" calcext:value-type="float">
            <text:p>16.5</text:p>
          </table:table-cell>
          <table:table-cell office:value-type="float" office:value="56.5" calcext:value-type="float">
            <text:p>56.5</text:p>
          </table:table-cell>
          <table:table-cell office:value-type="float" office:value="98.2" calcext:value-type="float">
            <text:p>98.2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1" calcext:value-type="float">
            <text:p>63.1</text:p>
          </table:table-cell>
          <table:table-cell office:value-type="float" office:value="1.8" calcext:value-type="float">
            <text:p>1.8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88.1" calcext:value-type="float">
            <text:p>8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10" calcext:value-type="float">
            <text:p>1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5.4" calcext:value-type="float">
            <text:p>55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2.1" calcext:value-type="float">
            <text:p>2.1</text:p>
          </table:table-cell>
          <table:table-cell office:value-type="float" office:value="33.4" calcext:value-type="float">
            <text:p>33.4</text:p>
          </table:table-cell>
          <table:table-cell office:value-type="float" office:value="74" calcext:value-type="float">
            <text:p>74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66" calcext:value-type="float">
            <text:p>8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46.7" calcext:value-type="float">
            <text:p>46.7</text:p>
          </table:table-cell>
          <table:table-cell office:value-type="float" office:value="94.6" calcext:value-type="float">
            <text:p>94.6</text:p>
          </table:table-cell>
          <table:table-cell office:value-type="float" office:value="55.1" calcext:value-type="float">
            <text:p>55.1</text:p>
          </table:table-cell>
          <table:table-cell office:value-type="float" office:value="51.9" calcext:value-type="float">
            <text:p>51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.7</text:p>
          </table:table-cell>
          <table:table-cell office:value-type="float" office:value="28.9" calcext:value-type="float">
            <text:p>28.9</text:p>
          </table:table-cell>
          <table:table-cell office:value-type="float" office:value="79.9" calcext:value-type="float">
            <text:p>79.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51.9" calcext:value-type="float">
            <text:p>51.9</text:p>
          </table:table-cell>
          <table:table-cell office:value-type="float" office:value="71.4" calcext:value-type="float">
            <text:p>71.4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5.1" calcext:value-type="float">
            <text:p>5.1</text:p>
          </table:table-cell>
          <table:table-cell office:value-type="float" office:value="44.8" calcext:value-type="float">
            <text:p>44.8</text:p>
          </table:table-cell>
          <table:table-cell office:value-type="float" office:value="81.5" calcext:value-type="float">
            <text:p>81.5</text:p>
          </table:table-cell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49.1" calcext:value-type="float">
            <text:p>49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34.3" calcext:value-type="float">
            <text:p>34.3</text:p>
          </table:table-cell>
          <table:table-cell office:value-type="float" office:value="64.7" calcext:value-type="float">
            <text:p>64.7</text:p>
          </table:table-cell>
          <table:table-cell office:value-type="float" office:value="93" calcext:value-type="float">
            <text:p>93</text:p>
          </table:table-cell>
          <table:table-cell office:value-type="float" office:value="44.3" calcext:value-type="float">
            <text:p>44.3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.4" calcext:value-type="float">
            <text:p>50.4</text:p>
          </table:table-cell>
          <table:table-cell office:value-type="float" office:value="74.4" calcext:value-type="float">
            <text:p>74.4</text:p>
          </table:table-cell>
          <table:table-cell office:value-type="float" office:value="64.3" calcext:value-type="float">
            <text:p>64.3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1.2" calcext:value-type="float">
            <text:p>1.2</text:p>
          </table:table-cell>
          <table:table-cell office:value-type="float" office:value="28.6" calcext:value-type="float">
            <text:p>28.6</text:p>
          </table:table-cell>
          <table:table-cell office:value-type="float" office:value="59" calcext:value-type="float">
            <text:p>59</text:p>
          </table:table-cell>
          <table:table-cell office:value-type="float" office:value="67.5" calcext:value-type="float">
            <text:p>67.5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99.4" calcext:value-type="float">
            <text:p>99.4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.1" calcext:value-type="float">
            <text:p>1.1</text:p>
          </table:table-cell>
          <table:table-cell office:value-type="float" office:value="34.9" calcext:value-type="float">
            <text:p>34.9</text:p>
          </table:table-cell>
          <table:table-cell office:value-type="float" office:value="74.1" calcext:value-type="float">
            <text:p>74.1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3.92" calcext:value-type="float">
            <text:p>3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31.7" calcext:value-type="float">
            <text:p>31.7</text:p>
          </table:table-cell>
          <table:table-cell office:value-type="float" office:value="93.7" calcext:value-type="float">
            <text:p>93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0.9" calcext:value-type="float">
            <text:p>0.9</text:p>
          </table:table-cell>
          <table:table-cell office:value-type="float" office:value="20.1" calcext:value-type="float">
            <text:p>20.1</text:p>
          </table:table-cell>
          <table:table-cell office:value-type="float" office:value="66.6" calcext:value-type="float">
            <text:p>66.6</text:p>
          </table:table-cell>
          <table:table-cell office:value-type="float" office:value="81.9" calcext:value-type="float">
            <text:p>81.9</text:p>
          </table:table-cell>
          <table:table-cell office:value-type="float" office:value="95.3" calcext:value-type="float">
            <text:p>95.3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3.1" calcext:value-type="float">
            <text:p>3.1</text:p>
          </table:table-cell>
          <table:table-cell office:value-type="float" office:value="16.2" calcext:value-type="float">
            <text:p>16.2</text:p>
          </table:table-cell>
          <table:table-cell office:value-type="float" office:value="58.5" calcext:value-type="float">
            <text:p>58.5</text:p>
          </table:table-cell>
          <table:table-cell office:value-type="float" office:value="58.6" calcext:value-type="float">
            <text:p>58.6</text:p>
          </table:table-cell>
          <table:table-cell office:value-type="float" office:value="95.2" calcext:value-type="float">
            <text:p>95.2</text:p>
          </table:table-cell>
          <table:table-cell office:value-type="float" office:value="98.5" calcext:value-type="float">
            <text:p>9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office:value-type="float" office:value="156" calcext:value-type="float">
            <text:p>156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34.4" calcext:value-type="float">
            <text:p>34.4</text:p>
          </table:table-cell>
          <table:table-cell office:value-type="float" office:value="61.3" calcext:value-type="float">
            <text:p>61.3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1.28" calcext:value-type="float">
            <text:p>1.2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2.2" calcext:value-type="float">
            <text:p>2.2</text:p>
          </table:table-cell>
          <table:table-cell office:value-type="float" office:value="20.7" calcext:value-type="float">
            <text:p>20.7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156" calcext:value-type="float">
            <text:p>156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2.9" calcext:value-type="float">
            <text:p>2.9</text:p>
          </table:table-cell>
          <table:table-cell office:value-type="float" office:value="8.2" calcext:value-type="float">
            <text:p>8.2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3.9" calcext:value-type="float">
            <text:p>3.9</text:p>
          </table:table-cell>
          <table:table-cell office:value-type="float" office:value="18.8" calcext:value-type="float">
            <text:p>18.8</text:p>
          </table:table-cell>
          <table:table-cell office:value-type="float" office:value="67.8" calcext:value-type="float">
            <text:p>67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office:value-type="float" office:value="3.54" calcext:value-type="float">
            <text:p>3.5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1" calcext:value-type="float">
            <text:p>0.1</text:p>
          </table:table-cell>
          <table:table-cell office:value-type="float" office:value="25.2" calcext:value-type="float">
            <text:p>25.2</text:p>
          </table:table-cell>
          <table:table-cell office:value-type="float" office:value="58.8" calcext:value-type="float">
            <text:p>58.8</text:p>
          </table:table-cell>
          <table:table-cell office:value-type="float" office:value="88.3" calcext:value-type="float">
            <text:p>88.3</text:p>
          </table:table-cell>
          <table:table-cell office:value-type="float" office:value="47.6" calcext:value-type="float">
            <text:p>47.6</text:p>
          </table:table-cell>
          <table:table-cell office:value-type="float" office:value="44.7" calcext:value-type="float">
            <text:p>4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09" calcext:value-type="float">
            <text:p>4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9" calcext:value-type="float">
            <text:p>1.9</text:p>
          </table:table-cell>
          <table:table-cell office:value-type="float" office:value="11.4" calcext:value-type="float">
            <text:p>11.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1.8" calcext:value-type="float">
            <text:p>71.8</text:p>
          </table:table-cell>
          <table:table-cell office:value-type="float" office:value="67.8" calcext:value-type="float">
            <text:p>67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10" calcext:value-type="float">
            <text:p>110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2.4" calcext:value-type="float">
            <text:p>2.4</text:p>
          </table:table-cell>
          <table:table-cell office:value-type="float" office:value="18.3" calcext:value-type="float">
            <text:p>18.3</text:p>
          </table:table-cell>
          <table:table-cell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.4</text:p>
          </table:table-cell>
          <table:table-cell office:value-type="float" office:value="26.7" calcext:value-type="float">
            <text:p>26.7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71.6" calcext:value-type="float">
            <text:p>71.6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1.19" calcext:value-type="float">
            <text:p>1.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7.8" calcext:value-type="float">
            <text:p>17.8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.7</text:p>
          </table:table-cell>
          <table:table-cell office:value-type="float" office:value="26.1" calcext:value-type="float">
            <text:p>26.1</text:p>
          </table:table-cell>
          <table:table-cell office:value-type="float" office:value="69.7" calcext:value-type="float">
            <text:p>69.7</text:p>
          </table:table-cell>
          <table:table-cell office:value-type="float" office:value="99.4" calcext:value-type="float">
            <text:p>99.4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74.5" calcext:value-type="float">
            <text:p>74.5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2.4" calcext:value-type="float">
            <text:p>2.4</text:p>
          </table:table-cell>
          <table:table-cell office:value-type="float" office:value="7.7" calcext:value-type="float">
            <text:p>7.7</text:p>
          </table:table-cell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1.6" calcext:value-type="float">
            <text:p>1.6</text:p>
          </table:table-cell>
          <table:table-cell office:value-type="float" office:value="22.8" calcext:value-type="float">
            <text:p>22.8</text:p>
          </table:table-cell>
          <table:table-cell office:value-type="float" office:value="77.6" calcext:value-type="float">
            <text:p>77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2.2" calcext:value-type="float">
            <text:p>2.2</text:p>
          </table:table-cell>
          <table:table-cell office:value-type="float" office:value="24.1" calcext:value-type="float">
            <text:p>24.1</text:p>
          </table:table-cell>
          <table:table-cell office:value-type="float" office:value="65.7" calcext:value-type="float">
            <text:p>65.7</text:p>
          </table:table-cell>
          <table:table-cell office:value-type="float" office:value="94.9" calcext:value-type="float">
            <text:p>94.9</text:p>
          </table:table-cell>
          <table:table-cell office:value-type="float" office:value="49.1" calcext:value-type="float">
            <text:p>49.1</text:p>
          </table:table-cell>
          <table:table-cell office:value-type="float" office:value="44.9" calcext:value-type="float">
            <text:p>44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1" calcext:value-type="float">
            <text:p>0.51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1.3" calcext:value-type="float">
            <text:p>1.3</text:p>
          </table:table-cell>
          <table:table-cell office:value-type="float" office:value="13.5" calcext:value-type="float">
            <text:p>13.5</text:p>
          </table:table-cell>
          <table:table-cell office:value-type="float" office:value="52.1" calcext:value-type="float">
            <text:p>52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6.37" calcext:value-type="float">
            <text:p>6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office:value-type="float" office:value="74.1" calcext:value-type="float">
            <text:p>74.1</text:p>
          </table:table-cell>
          <table:table-cell office:value-type="float" office:value="99.6" calcext:value-type="float">
            <text:p>99.6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2.3" calcext:value-type="float">
            <text:p>2.3</text:p>
          </table:table-cell>
          <table:table-cell office:value-type="float" office:value="32.3" calcext:value-type="float">
            <text:p>32.3</text:p>
          </table:table-cell>
          <table:table-cell office:value-type="float" office:value="72.4" calcext:value-type="float">
            <text:p>72.4</text:p>
          </table:table-cell>
          <table:table-cell office:value-type="float" office:value="98.1" calcext:value-type="float">
            <text:p>98.1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8" calcext:value-type="float">
            <text:p>2.8</text:p>
          </table:table-cell>
          <table:table-cell office:value-type="float" office:value="28.3" calcext:value-type="float">
            <text:p>28.3</text:p>
          </table:table-cell>
          <table:table-cell office:value-type="float" office:value="69.9" calcext:value-type="float">
            <text:p>69.9</text:p>
          </table:table-cell>
          <table:table-cell office:value-type="float" office:value="87.2" calcext:value-type="float">
            <text:p>87.2</text:p>
          </table:table-cell>
          <table:table-cell office:value-type="float" office:value="49.5" calcext:value-type="float">
            <text:p>49.5</text:p>
          </table:table-cell>
          <table:table-cell office:value-type="float" office:value="54.2" calcext:value-type="float">
            <text:p>54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office:value-type="float" office:value="6.04" calcext:value-type="float">
            <text:p>6.04</text:p>
          </table:table-cell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.4</text:p>
          </table:table-cell>
          <table:table-cell office:value-type="float" office:value="100" calcext:value-type="float">
            <text:p>100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56.5" calcext:value-type="float">
            <text:p>56.5</text:p>
          </table:table-cell>
          <table:table-cell office:value-type="float" office:value="93" calcext:value-type="float">
            <text:p>93</text:p>
          </table:table-cell>
          <table:table-cell office:value-type="float" office:value="73.2" calcext:value-type="float">
            <text:p>73.2</text:p>
          </table:table-cell>
          <table:table-cell office:value-type="float" office:value="86.7" calcext:value-type="float">
            <text:p>8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75.8" calcext:value-type="float">
            <text:p>75.8</text:p>
          </table:table-cell>
          <table:table-cell office:value-type="float" office:value="99.8" calcext:value-type="float">
            <text:p>99.8</text:p>
          </table:table-cell>
          <table:table-cell office:value-type="float" office:value="55.7" calcext:value-type="float">
            <text:p>55.7</text:p>
          </table:table-cell>
          <table:table-cell office:value-type="float" office:value="49.5" calcext:value-type="float">
            <text:p>49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0.64" calcext:value-type="float">
            <text:p>0.64</text:p>
          </table:table-cell>
          <table:table-cell office:value-type="float" office:value="28" calcext:value-type="float">
            <text:p>28</text:p>
          </table:table-cell>
          <table:table-cell office:value-type="float" office:value="8.66" calcext:value-type="float">
            <text:p>8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.4</text:p>
          </table:table-cell>
          <table:table-cell office:value-type="float" office:value="71.8" calcext:value-type="float">
            <text:p>71.8</text:p>
          </table:table-cell>
          <table:table-cell office:value-type="float" office:value="98.5" calcext:value-type="float">
            <text:p>98.5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0.9" calcext:value-type="float">
            <text:p>0.9</text:p>
          </table:table-cell>
          <table:table-cell office:value-type="float" office:value="18.7" calcext:value-type="float">
            <text:p>18.7</text:p>
          </table:table-cell>
          <table:table-cell office:value-type="float" office:value="41.8" calcext:value-type="float">
            <text:p>41.8</text:p>
          </table:table-cell>
          <table:table-cell office:value-type="float" office:value="70.6" calcext:value-type="float">
            <text:p>7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2" calcext:value-type="float">
            <text:p>2.2</text:p>
          </table:table-cell>
          <table:table-cell office:value-type="float" office:value="34.6" calcext:value-type="float">
            <text:p>34.6</text:p>
          </table:table-cell>
          <table:table-cell office:value-type="float" office:value="80.5" calcext:value-type="float">
            <text:p>80.5</text:p>
          </table:table-cell>
          <table:table-cell office:value-type="float" office:value="99.8" calcext:value-type="float">
            <text:p>99.8</text:p>
          </table:table-cell>
          <table:table-cell office:value-type="float" office:value="40.3" calcext:value-type="float">
            <text:p>40.3</text:p>
          </table:table-cell>
          <table:table-cell office:value-type="float" office:value="34.4" calcext:value-type="float">
            <text:p>3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office:value-type="float" office:value="3.73" calcext:value-type="float">
            <text:p>3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63.1" calcext:value-type="float">
            <text:p>63.1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48.1" calcext:value-type="float">
            <text:p>48.1</text:p>
          </table:table-cell>
          <table:table-cell office:value-type="float" office:value="93.1" calcext:value-type="float">
            <text:p>93.1</text:p>
          </table:table-cell>
          <table:table-cell office:value-type="float" office:value="52.6" calcext:value-type="float">
            <text:p>52.6</text:p>
          </table:table-cell>
          <table:table-cell office:value-type="float" office:value="55.3" calcext:value-type="float">
            <text:p>5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47.1" calcext:value-type="float">
            <text:p>47.1</text:p>
          </table:table-cell>
          <table:table-cell office:value-type="float" office:value="89.1" calcext:value-type="float">
            <text:p>8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3" calcext:value-type="float">
            <text:p>2.3</text:p>
          </table:table-cell>
          <table:table-cell office:value-type="float" office:value="17.9" calcext:value-type="float">
            <text:p>17.9</text:p>
          </table:table-cell>
          <table:table-cell office:value-type="float" office:value="72.7" calcext:value-type="float">
            <text:p>72.7</text:p>
          </table:table-cell>
          <table:table-cell office:value-type="float" office:value="90.4" calcext:value-type="float">
            <text:p>90.4</text:p>
          </table:table-cell>
          <table:table-cell office:value-type="float" office:value="52.4" calcext:value-type="float">
            <text:p>52.4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3" calcext:value-type="float">
            <text:p>0.7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29.8" calcext:value-type="float">
            <text:p>29.8</text:p>
          </table:table-cell>
          <table:table-cell office:value-type="float" office:value="78.2" calcext:value-type="float">
            <text:p>78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0.6" calcext:value-type="float">
            <text:p>0.6</text:p>
          </table:table-cell>
          <table:table-cell office:value-type="float" office:value="15.8" calcext:value-type="float">
            <text:p>15.8</text:p>
          </table:table-cell>
          <table:table-cell office:value-type="float" office:value="48.3" calcext:value-type="float">
            <text:p>48.3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196" calcext:value-type="float">
            <text:p>196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6" calcext:value-type="float">
            <text:p>1.6</text:p>
          </table:table-cell>
          <table:table-cell office:value-type="float" office:value="33.8" calcext:value-type="float">
            <text:p>33.8</text:p>
          </table:table-cell>
          <table:table-cell office:value-type="float" office:value="75" calcext:value-type="float">
            <text:p>75</text:p>
          </table:table-cell>
          <table:table-cell office:value-type="float" office:value="99.6" calcext:value-type="float">
            <text:p>99.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100" calcext:value-type="float">
            <text:p>100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5.4" calcext:value-type="float">
            <text:p>35.4</text:p>
          </table:table-cell>
          <table:table-cell office:value-type="float" office:value="81.4" calcext:value-type="float">
            <text:p>81.4</text:p>
          </table:table-cell>
          <table:table-cell office:value-type="float" office:value="78.2" calcext:value-type="float">
            <text:p>78.2</text:p>
          </table:table-cell>
          <table:table-cell office:value-type="float" office:value="86.9" calcext:value-type="float">
            <text:p>86.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7" calcext:value-type="float">
            <text:p>0.07</text:p>
          </table:table-cell>
          <table:table-cell table:formula="of:=MIN([.E2:.E61])" office:value-type="float" office:value="0.09" calcext:value-type="float">
            <text:p>0.09</text:p>
          </table:table-cell>
          <table:table-cell table:formula="of:=MIN([.F2:.F61])" office:value-type="float" office:value="0.49" calcext:value-type="float">
            <text:p>0.49</text:p>
          </table:table-cell>
          <table:table-cell table:formula="of:=MIN([.G2:.G61])" office:value-type="float" office:value="0.46" calcext:value-type="float">
            <text:p>0.46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2.64" calcext:value-type="float">
            <text:p>2.64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41.9" calcext:value-type="float">
            <text:p>41.9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5" calcext:value-type="float">
            <text:p>0.5</text:p>
          </table:table-cell>
          <table:table-cell table:formula="of:=MIN([.P2:.P61])" office:value-type="float" office:value="31.7" calcext:value-type="float">
            <text:p>31.7</text:p>
          </table:table-cell>
          <table:table-cell table:formula="of:=MIN([.Q2:.Q61])" office:value-type="float" office:value="58.6" calcext:value-type="float">
            <text:p>58.6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6" calcext:value-type="float">
            <text:p>56</text:p>
          </table:table-cell>
          <table:table-cell table:formula="of:=MAX([.D2:.D61])" office:value-type="float" office:value="0.75" calcext:value-type="float">
            <text:p>0.75</text:p>
          </table:table-cell>
          <table:table-cell table:formula="of:=MAX([.E2:.E61])" office:value-type="float" office:value="0.74" calcext:value-type="float">
            <text:p>0.74</text:p>
          </table:table-cell>
          <table:table-cell table:formula="of:=MAX([.F2:.F61])" office:value-type="float" office:value="1.33" calcext:value-type="float">
            <text:p>1.33</text:p>
          </table:table-cell>
          <table:table-cell table:formula="of:=MAX([.G2:.G61])" office:value-type="float" office:value="1.08" calcext:value-type="float">
            <text:p>1.08</text:p>
          </table:table-cell>
          <table:table-cell table:formula="of:=MAX([.H2:.H61])" office:value-type="float" office:value="196" calcext:value-type="float">
            <text:p>196</text:p>
          </table:table-cell>
          <table:table-cell table:formula="of:=MAX([.I2:.I61])" office:value-type="float" office:value="10.06" calcext:value-type="float">
            <text:p>10.06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5.1" calcext:value-type="float">
            <text:p>5.1</text:p>
          </table:table-cell>
          <table:table-cell table:formula="of:=MAX([.O2:.O61])" office:value-type="float" office:value="49" calcext:value-type="float">
            <text:p>49</text:p>
          </table:table-cell>
          <table:table-cell table:formula="of:=MAX([.P2:.P61])" office:value-type="float" office:value="81.5" calcext:value-type="float">
            <text:p>81.5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1.96666666666667" calcext:value-type="float">
            <text:p>1.9666666667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97" calcext:value-type="float">
            <text:p>0.297</text:p>
          </table:table-cell>
          <table:table-cell table:formula="of:=AVERAGE([.E2:.E61])" office:value-type="float" office:value="0.4155" calcext:value-type="float">
            <text:p>0.4155</text:p>
          </table:table-cell>
          <table:table-cell table:formula="of:=AVERAGE([.F2:.F61])" office:value-type="float" office:value="0.8265" calcext:value-type="float">
            <text:p>0.8265</text:p>
          </table:table-cell>
          <table:table-cell table:formula="of:=AVERAGE([.G2:.G61])" office:value-type="float" office:value="0.844666666666667" calcext:value-type="float">
            <text:p>0.8446666667</text:p>
          </table:table-cell>
          <table:table-cell table:formula="of:=AVERAGE([.H2:.H61])" office:value-type="float" office:value="23.6333333333333" calcext:value-type="float">
            <text:p>23.6333333333</text:p>
          </table:table-cell>
          <table:table-cell table:formula="of:=AVERAGE([.I2:.I61])" office:value-type="float" office:value="5.11516666666666" calcext:value-type="float">
            <text:p>5.1151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85.3716666666667" calcext:value-type="float">
            <text:p>85.3716666667</text:p>
          </table:table-cell>
          <table:table-cell table:formula="of:=AVERAGE([.L2:.L61])" office:value-type="float" office:value="48.875" calcext:value-type="float">
            <text:p>48.875</text:p>
          </table:table-cell>
          <table:table-cell table:formula="of:=AVERAGE([.M2:.M61])" office:value-type="float" office:value="79.36" calcext:value-type="float">
            <text:p>79.36</text:p>
          </table:table-cell>
          <table:table-cell table:formula="of:=AVERAGE([.N2:.N61])" office:value-type="float" office:value="1.71666666666667" calcext:value-type="float">
            <text:p>1.7166666667</text:p>
          </table:table-cell>
          <table:table-cell table:formula="of:=AVERAGE([.O2:.O61])" office:value-type="float" office:value="22.575" calcext:value-type="float">
            <text:p>22.575</text:p>
          </table:table-cell>
          <table:table-cell table:formula="of:=AVERAGE([.P2:.P61])" office:value-type="float" office:value="64.8533333333333" calcext:value-type="float">
            <text:p>64.8533333333</text:p>
          </table:table-cell>
          <table:table-cell table:formula="of:=AVERAGE([.Q2:.Q61])" office:value-type="float" office:value="93.9583333333334" calcext:value-type="float">
            <text:p>93.9583333333</text:p>
          </table:table-cell>
          <table:table-cell table:formula="of:=AVERAGE([.R2:.R61])" office:value-type="float" office:value="72.53" calcext:value-type="float">
            <text:p>72.53</text:p>
          </table:table-cell>
          <table:table-cell table:formula="of:=AVERAGE([.S2:.S61])" office:value-type="float" office:value="73.6083333333333" calcext:value-type="float">
            <text:p>73.60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1" calcext:value-type="float">
            <text:p>1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4" calcext:value-type="float">
            <text:p>0.24</text:p>
          </table:table-cell>
          <table:table-cell table:formula="of:=MEDIAN([.E2:.E61])" office:value-type="float" office:value="0.415" calcext:value-type="float">
            <text:p>0.415</text:p>
          </table:table-cell>
          <table:table-cell table:formula="of:=MEDIAN([.F2:.F61])" office:value-type="float" office:value="0.76" calcext:value-type="float">
            <text:p>0.76</text:p>
          </table:table-cell>
          <table:table-cell table:formula="of:=MEDIAN([.G2:.G61])" office:value-type="float" office:value="0.85" calcext:value-type="float">
            <text:p>0.85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3.885" calcext:value-type="float">
            <text:p>3.88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7.1" calcext:value-type="float">
            <text:p>17.1</text:p>
          </table:table-cell>
          <table:table-cell table:formula="of:=MEDIAN([.M2:.M61])" office:value-type="float" office:value="81.9" calcext:value-type="float">
            <text:p>81.9</text:p>
          </table:table-cell>
          <table:table-cell table:formula="of:=MEDIAN([.N2:.N61])" office:value-type="float" office:value="1.7" calcext:value-type="float">
            <text:p>1.7</text:p>
          </table:table-cell>
          <table:table-cell table:formula="of:=MEDIAN([.O2:.O61])" office:value-type="float" office:value="23.55" calcext:value-type="float">
            <text:p>23.55</text:p>
          </table:table-cell>
          <table:table-cell table:formula="of:=MEDIAN([.P2:.P61])" office:value-type="float" office:value="68.75" calcext:value-type="float">
            <text:p>68.75</text:p>
          </table:table-cell>
          <table:table-cell table:formula="of:=MEDIAN([.Q2:.Q61])" office:value-type="float" office:value="98.8" calcext:value-type="float">
            <text:p>98.8</text:p>
          </table:table-cell>
          <table:table-cell table:formula="of:=MEDIAN([.R2:.R61])" office:value-type="float" office:value="95.25" calcext:value-type="float">
            <text:p>95.25</text:p>
          </table:table-cell>
          <table:table-cell table:formula="of:=MEDIAN([.S2:.S61])" office:value-type="float" office:value="99.95" calcext:value-type="float">
            <text:p>99.9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5101570511524" calcext:value-type="float">
            <text:p>1.5510157051</text:p>
          </table:table-cell>
          <table:table-cell table:formula="of:=STDEV([.C2:.C61])" office:value-type="float" office:value="2.54118616371254" calcext:value-type="float">
            <text:p>2.5411861637</text:p>
          </table:table-cell>
          <table:table-cell table:formula="of:=STDEV([.D2:.D61])" office:value-type="float" office:value="0.160500277205527" calcext:value-type="float">
            <text:p>0.1605002772</text:p>
          </table:table-cell>
          <table:table-cell table:formula="of:=STDEV([.E2:.E61])" office:value-type="float" office:value="0.152553686021165" calcext:value-type="float">
            <text:p>0.152553686</text:p>
          </table:table-cell>
          <table:table-cell table:formula="of:=STDEV([.F2:.F61])" office:value-type="float" office:value="0.22498079014041" calcext:value-type="float">
            <text:p>0.2249807901</text:p>
          </table:table-cell>
          <table:table-cell table:formula="of:=STDEV([.G2:.G61])" office:value-type="float" office:value="0.162579489467399" calcext:value-type="float">
            <text:p>0.1625794895</text:p>
          </table:table-cell>
          <table:table-cell table:formula="of:=STDEV([.H2:.H61])" office:value-type="float" office:value="52.6201503797614" calcext:value-type="float">
            <text:p>52.6201503798</text:p>
          </table:table-cell>
          <table:table-cell table:formula="of:=STDEV([.I2:.I61])" office:value-type="float" office:value="2.11945907047351" calcext:value-type="float">
            <text:p>2.1194590705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3.3190844262811" calcext:value-type="float">
            <text:p>33.3190844263</text:p>
          </table:table-cell>
          <table:table-cell table:formula="of:=STDEV([.L2:.L61])" office:value-type="float" office:value="50.0011173603964" calcext:value-type="float">
            <text:p>50.0011173604</text:p>
          </table:table-cell>
          <table:table-cell table:formula="of:=STDEV([.M2:.M61])" office:value-type="float" office:value="13.6666884387315" calcext:value-type="float">
            <text:p>13.6666884387</text:p>
          </table:table-cell>
          <table:table-cell table:formula="of:=STDEV([.N2:.N61])" office:value-type="float" office:value="1.08895326301892" calcext:value-type="float">
            <text:p>1.088953263</text:p>
          </table:table-cell>
          <table:table-cell table:formula="of:=STDEV([.O2:.O61])" office:value-type="float" office:value="10.6159078745061" calcext:value-type="float">
            <text:p>10.6159078745</text:p>
          </table:table-cell>
          <table:table-cell table:formula="of:=STDEV([.P2:.P61])" office:value-type="float" office:value="11.9024205865534" calcext:value-type="float">
            <text:p>11.9024205866</text:p>
          </table:table-cell>
          <table:table-cell table:formula="of:=STDEV([.Q2:.Q61])" office:value-type="float" office:value="9.34836687752659" calcext:value-type="float">
            <text:p>9.3483668775</text:p>
          </table:table-cell>
          <table:table-cell table:formula="of:=STDEV([.R2:.R61])" office:value-type="float" office:value="34.9640944156299" calcext:value-type="float">
            <text:p>34.9640944156</text:p>
          </table:table-cell>
          <table:table-cell table:formula="of:=STDEV([.S2:.S61])" office:value-type="float" office:value="36.7465727292306" calcext:value-type="float">
            <text:p>36.7465727292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64.2848333333333" calcext:value-type="float">
            <text:p>64.284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vis(morePoints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Check vis from more posi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ed_Sum_Turns" table:style-name="ta1">
        <table:shapes>
          <draw:frame draw:z-index="0" draw:name="Chart 1" draw:style-name="gr1" svg:width="16.065cm" svg:height="8.861cm" svg:x="33.78cm" svg:y="55.73cm">
            <draw:object draw:notify-on-update-of-ranges="Weighted_Sum_Turns.F2:Weighted_Sum_Turns.F61 Weighted_Sum_Turns.J1:Weighted_Sum_Turns.J1 Weighted_Sum_Turns.J2:Weighted_Sum_Turns.J6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name="Chart 2" draw:style-name="gr1" svg:width="15.999cm" svg:height="8.999cm" svg:x="16.043cm" svg:y="39.735cm">
            <draw:object draw:notify-on-update-of-ranges="Weighted_Sum_Turns.F2:Weighted_Sum_Turns.F61 Weighted_Sum_Turns.F1:Weighted_Sum_Turns.F1 Weighted_Sum_Turns.B2:Weighted_Sum_Turns.B6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name="Chart 3" draw:style-name="gr1" svg:width="15.999cm" svg:height="8.999cm" svg:x="16.138cm" svg:y="48.849cm">
            <draw:object draw:notify-on-update-of-ranges="Weighted_Sum_Turns.F2:Weighted_Sum_Turns.F61 Weighted_Sum_Turns.F1:Weighted_Sum_Turns.F1 Weighted_Sum_Turns.E2:Weighted_Sum_Turns.E6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name="Chart 4" draw:style-name="gr1" svg:width="17.417cm" svg:height="14.718cm" svg:x="33.125cm" svg:y="40.048cm">
            <draw:object draw:notify-on-update-of-ranges="Weighted_Sum_Turns.B2:Weighted_Sum_Turns.B61 Weighted_Sum_Turns.E1:Weighted_Sum_Turns.E1 Weighted_Sum_Turns.E2:Weighted_Sum_Turns.E6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6.ppp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-4.57" calcext:value-type="float">
            <text:p>-4.5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.4" calcext:value-type="float">
            <text:p>4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3.9" calcext:value-type="float">
            <text:p>9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50.pp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-2.55" calcext:value-type="float">
            <text:p>-2.5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97.8" calcext:value-type="float">
            <text:p>9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4" calcext:value-type="float">
            <text:p>4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35" calcext:value-type="float">
            <text:p>0.335</text:p>
          </table:table-cell>
          <table:table-cell table:formula="of:=MEDIAN([.E2:.E61])" office:value-type="float" office:value="0.835" calcext:value-type="float">
            <text:p>0.835</text:p>
          </table:table-cell>
          <table:table-cell table:formula="of:=MEDIAN([.F2:.F61])" office:value-type="float" office:value="-1.77" calcext:value-type="float">
            <text:p>-1.77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0" calcext:value-type="float">
            <text:p>0</text:p>
          </table:table-cell>
          <table:table-cell table:formula="of:=MEDIAN([.J2:.J61])" office:value-type="float" office:value="75.9" calcext:value-type="float">
            <text:p>75.9</text:p>
          </table:table-cell>
          <table:table-cell table:formula="of:=MEDIAN([.K2:.K61])" office:value-type="float" office:value="1.35" calcext:value-type="float">
            <text:p>1.35</text:p>
          </table:table-cell>
          <table:table-cell table:formula="of:=MEDIAN([.L2:.L61])" office:value-type="float" office:value="20.8" calcext:value-type="float">
            <text:p>20.8</text:p>
          </table:table-cell>
          <table:table-cell table:formula="of:=MEDIAN([.M2:.M61])" office:value-type="float" office:value="66.8" calcext:value-type="float">
            <text:p>66.8</text:p>
          </table:table-cell>
          <table:table-cell table:formula="of:=MEDIAN([.N2:.N61])" office:value-type="float" office:value="97.7" calcext:value-type="float">
            <text:p>9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5601620835966" calcext:value-type="float">
            <text:p>1.5560162084</text:p>
          </table:table-cell>
          <table:table-cell table:formula="of:=STDEV([.C2:.C61])" office:value-type="float" office:value="3.30365317395536" calcext:value-type="float">
            <text:p>3.303653174</text:p>
          </table:table-cell>
          <table:table-cell table:formula="of:=STDEV([.D2:.D61])" office:value-type="float" office:value="0.180752585528233" calcext:value-type="float">
            <text:p>0.1807525855</text:p>
          </table:table-cell>
          <table:table-cell table:formula="of:=STDEV([.E2:.E61])" office:value-type="float" office:value="0.204366459375099" calcext:value-type="float">
            <text:p>0.2043664594</text:p>
          </table:table-cell>
          <table:table-cell table:formula="of:=STDEV([.F2:.F61])" office:value-type="float" office:value="1.93180241354331" calcext:value-type="float">
            <text:p>1.931802413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087829236276" calcext:value-type="float">
            <text:p>34.5087829236</text:p>
          </table:table-cell>
          <table:table-cell table:formula="of:=STDEV([.I2:.I61])" office:value-type="float" office:value="49.8230846083119" calcext:value-type="float">
            <text:p>49.8230846083</text:p>
          </table:table-cell>
          <table:table-cell table:formula="of:=STDEV([.J2:.J61])" office:value-type="float" office:value="20.7576777028602" calcext:value-type="float">
            <text:p>20.7576777029</text:p>
          </table:table-cell>
          <table:table-cell table:formula="of:=STDEV([.K2:.K61])" office:value-type="float" office:value="1.05763166828661" calcext:value-type="float">
            <text:p>1.0576316683</text:p>
          </table:table-cell>
          <table:table-cell table:formula="of:=STDEV([.L2:.L61])" office:value-type="float" office:value="14.4112338478337" calcext:value-type="float">
            <text:p>14.4112338478</text:p>
          </table:table-cell>
          <table:table-cell table:formula="of:=STDEV([.M2:.M61])" office:value-type="float" office:value="17.393083484746" calcext:value-type="float">
            <text:p>17.3930834847</text:p>
          </table:table-cell>
          <table:table-cell table:formula="of:=STDEV([.N2:.N61])" office:value-type="float" office:value="18.5230907202472" calcext:value-type="float">
            <text:p>18.523090720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20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geMaps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9x9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77" calcext:value-type="float">
            <text:p>0.77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8.2" calcext:value-type="float">
            <text:p>18.2</text:p>
          </table:table-cell>
          <table:table-cell office:value-type="float" office:value="70.1" calcext:value-type="float">
            <text:p>70.1</text:p>
          </table:table-cell>
          <table:table-cell office:value-type="float" office:value="42.9" calcext:value-type="float">
            <text:p>42.9</text:p>
          </table:table-cell>
          <table:table-cell office:value-type="float" office:value="41.2" calcext:value-type="float">
            <text:p>4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100" calcext:value-type="float">
            <text:p>100</text:p>
          </table:table-cell>
          <table:table-cell office:value-type="float" office:value="41.8" calcext:value-type="float">
            <text:p>41.8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4.5" calcext:value-type="float">
            <text:p>74.5</text:p>
          </table:table-cell>
          <table:table-cell office:value-type="float" office:value="83.8" calcext:value-type="float">
            <text:p>8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64.2" calcext:value-type="float">
            <text:p>6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8" calcext:value-type="float">
            <text:p>94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2.7" calcext:value-type="float">
            <text:p>52.7</text:p>
          </table:table-cell>
          <table:table-cell office:value-type="float" office:value="65.2" calcext:value-type="float">
            <text:p>65.2</text:p>
          </table:table-cell>
          <table:table-cell office:value-type="float" office:value="82.8" calcext:value-type="float">
            <text:p>82.8</text:p>
          </table:table-cell>
          <table:table-cell office:value-type="float" office:value="87.9" calcext:value-type="float">
            <text:p>8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.9</text:p>
          </table:table-cell>
          <table:table-cell office:value-type="float" office:value="68.8" calcext:value-type="float">
            <text:p>68.8</text:p>
          </table:table-cell>
          <table:table-cell office:value-type="float" office:value="86.1" calcext:value-type="float">
            <text:p>86.1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3" calcext:value-type="float">
            <text:p>1.1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61.1" calcext:value-type="float">
            <text:p>61.1</text:p>
          </table:table-cell>
          <table:table-cell office:value-type="float" office:value="99.8" calcext:value-type="float">
            <text:p>99.8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47.5" calcext:value-type="float">
            <text:p>47.5</text:p>
          </table:table-cell>
          <table:table-cell office:value-type="float" office:value="99" calcext:value-type="float">
            <text:p>9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826" calcext:value-type="float">
            <text:p>826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.1" calcext:value-type="float">
            <text:p>0.1</text:p>
          </table:table-cell>
          <table:table-cell office:value-type="float" office:value="14.2" calcext:value-type="float">
            <text:p>14.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1.08" calcext:value-type="float">
            <text:p>1.0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office:value-type="float" office:value="1.11" calcext:value-type="float">
            <text:p>1.11</text:p>
          </table:table-cell>
          <table:table-cell office:value-type="float" office:value="72" calcext:value-type="float">
            <text:p>7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.4" calcext:value-type="float">
            <text:p>0.4</text:p>
          </table:table-cell>
          <table:table-cell office:value-type="float" office:value="32.1" calcext:value-type="float">
            <text:p>32.1</text:p>
          </table:table-cell>
          <table:table-cell office:value-type="float" office:value="21.6" calcext:value-type="float">
            <text:p>21.6</text:p>
          </table:table-cell>
          <table:table-cell office:value-type="float" office:value="26.6" calcext:value-type="float">
            <text:p>26.6</text:p>
          </table:table-cell>
          <table:table-cell office:value-type="float" office:value="85.4" calcext:value-type="float">
            <text:p>85.4</text:p>
          </table:table-cell>
          <table:table-cell office:value-type="float" office:value="94.1" calcext:value-type="float">
            <text:p>9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272" calcext:value-type="float">
            <text:p>272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0.2" calcext:value-type="float">
            <text:p>0.2</text:p>
          </table:table-cell>
          <table:table-cell office:value-type="float" office:value="21.4" calcext:value-type="float">
            <text:p>21.4</text:p>
          </table:table-cell>
          <table:table-cell office:value-type="float" office:value="28.8" calcext:value-type="float">
            <text:p>28.8</text:p>
          </table:table-cell>
          <table:table-cell office:value-type="float" office:value="84.9" calcext:value-type="float">
            <text:p>84.9</text:p>
          </table:table-cell>
          <table:table-cell office:value-type="float" office:value="84.5" calcext:value-type="float">
            <text:p>84.5</text:p>
          </table:table-cell>
          <table:table-cell office:value-type="float" office:value="96.7" calcext:value-type="float">
            <text:p>9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40.5" calcext:value-type="float">
            <text:p>40.5</text:p>
          </table:table-cell>
          <table:table-cell office:value-type="float" office:value="99.8" calcext:value-type="float">
            <text:p>99.8</text:p>
          </table:table-cell>
          <table:table-cell office:value-type="float" office:value="24.3" calcext:value-type="float">
            <text:p>24.3</text:p>
          </table:table-cell>
          <table:table-cell office:value-type="float" office:value="21.4" calcext:value-type="float">
            <text:p>2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0.1" calcext:value-type="float">
            <text:p>0.1</text:p>
          </table:table-cell>
          <table:table-cell office:value-type="float" office:value="20.7" calcext:value-type="float">
            <text:p>20.7</text:p>
          </table:table-cell>
          <table:table-cell office:value-type="float" office:value="64.6" calcext:value-type="float">
            <text:p>64.6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0.7" calcext:value-type="float">
            <text:p>20.7</text:p>
          </table:table-cell>
          <table:table-cell office:value-type="float" office:value="50.2" calcext:value-type="float">
            <text:p>50.2</text:p>
          </table:table-cell>
          <table:table-cell office:value-type="float" office:value="87.5" calcext:value-type="float">
            <text:p>87.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5.4" calcext:value-type="float">
            <text:p>35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.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41.4" calcext:value-type="float">
            <text:p>41.4</text:p>
          </table:table-cell>
          <table:table-cell office:value-type="float" office:value="79.5" calcext:value-type="float">
            <text:p>79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71.2" calcext:value-type="float">
            <text:p>7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43.2" calcext:value-type="float">
            <text:p>43.2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9" calcext:value-type="float">
            <text:p>0.39</text:p>
          </table:table-cell>
          <table:table-cell office:value-type="float" office:value="0.74" calcext:value-type="float">
            <text:p>0.74</text:p>
          </table:table-cell>
          <table:table-cell office:value-type="float" office:value="1.02" calcext:value-type="float">
            <text:p>1.02</text:p>
          </table:table-cell>
          <table:table-cell office:value-type="float" office:value="496" calcext:value-type="float">
            <text:p>496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0.2" calcext:value-type="float">
            <text:p>0.2</text:p>
          </table:table-cell>
          <table:table-cell office:value-type="float" office:value="15.5" calcext:value-type="float">
            <text:p>15.5</text:p>
          </table:table-cell>
          <table:table-cell office:value-type="float" office:value="69.5" calcext:value-type="float">
            <text:p>69.5</text:p>
          </table:table-cell>
          <table:table-cell office:value-type="float" office:value="99.4" calcext:value-type="float">
            <text:p>99.4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4.7" calcext:value-type="float">
            <text:p>54.7</text:p>
          </table:table-cell>
          <table:table-cell office:value-type="float" office:value="97.9" calcext:value-type="float">
            <text:p>97.9</text:p>
          </table:table-cell>
          <table:table-cell office:value-type="float" office:value="95.3" calcext:value-type="float">
            <text:p>95.3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2.6" calcext:value-type="float">
            <text:p>2.6</text:p>
          </table:table-cell>
          <table:table-cell office:value-type="float" office:value="62.2" calcext:value-type="float">
            <text:p>62.2</text:p>
          </table:table-cell>
          <table:table-cell office:value-type="float" office:value="50.5" calcext:value-type="float">
            <text:p>50.5</text:p>
          </table:table-cell>
          <table:table-cell office:value-type="float" office:value="46.9" calcext:value-type="float">
            <text:p>4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58.2" calcext:value-type="float">
            <text:p>58.2</text:p>
          </table:table-cell>
          <table:table-cell office:value-type="float" office:value="96.4" calcext:value-type="float">
            <text:p>96.4</text:p>
          </table:table-cell>
          <table:table-cell office:value-type="float" office:value="96.1" calcext:value-type="float">
            <text:p>96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.5" calcext:value-type="float">
            <text:p>4.5</text:p>
          </table:table-cell>
          <table:table-cell office:value-type="float" office:value="56.3" calcext:value-type="float">
            <text:p>56.3</text:p>
          </table:table-cell>
          <table:table-cell office:value-type="float" office:value="40.2" calcext:value-type="float">
            <text:p>40.2</text:p>
          </table:table-cell>
          <table:table-cell office:value-type="float" office:value="40.7" calcext:value-type="float">
            <text:p>40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41.3" calcext:value-type="float">
            <text:p>41.3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2.2" calcext:value-type="float">
            <text:p>32.2</text:p>
          </table:table-cell>
          <table:table-cell office:value-type="float" office:value="0.2" calcext:value-type="float">
            <text:p>0.2</text:p>
          </table:table-cell>
          <table:table-cell office:value-type="float" office:value="26.9" calcext:value-type="float">
            <text:p>26.9</text:p>
          </table:table-cell>
          <table:table-cell office:value-type="float" office:value="18.3" calcext:value-type="float">
            <text:p>18.3</text:p>
          </table:table-cell>
          <table:table-cell office:value-type="float" office:value="53.5" calcext:value-type="float">
            <text:p>53.5</text:p>
          </table:table-cell>
          <table:table-cell office:value-type="float" office:value="74.8" calcext:value-type="float">
            <text:p>74.8</text:p>
          </table:table-cell>
          <table:table-cell office:value-type="float" office:value="93" calcext:value-type="float">
            <text:p>9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15" calcext:value-type="float">
            <text:p>15</text:p>
          </table:table-cell>
          <table:table-cell office:value-type="float" office:value="63.6" calcext:value-type="float">
            <text:p>63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.73" calcext:value-type="float">
            <text:p>1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54.6" calcext:value-type="float">
            <text:p>54.6</text:p>
          </table:table-cell>
          <table:table-cell office:value-type="float" office:value="95.5" calcext:value-type="float">
            <text:p>95.5</text:p>
          </table:table-cell>
          <table:table-cell office:value-type="float" office:value="35.7" calcext:value-type="float">
            <text:p>35.7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6.2" calcext:value-type="float">
            <text:p>6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91.8" calcext:value-type="float">
            <text:p>9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7.5" calcext:value-type="float">
            <text:p>57.5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71.4" calcext:value-type="float">
            <text:p>7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4.7" calcext:value-type="float">
            <text:p>14.7</text:p>
          </table:table-cell>
          <table:table-cell office:value-type="float" office:value="68.6" calcext:value-type="float">
            <text:p>68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96.5" calcext:value-type="float">
            <text:p>96.5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15.7" calcext:value-type="float">
            <text:p>15.7</text:p>
          </table:table-cell>
          <table:table-cell office:value-type="float" office:value="60" calcext:value-type="float">
            <text:p>60</text:p>
          </table:table-cell>
          <table:table-cell office:value-type="float" office:value="77.8" calcext:value-type="float">
            <text:p>77.8</text:p>
          </table:table-cell>
          <table:table-cell office:value-type="float" office:value="90.1" calcext:value-type="float">
            <text:p>90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77.8" calcext:value-type="float">
            <text:p>77.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1.06" calcext:value-type="float">
            <text:p>1.0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5.1" calcext:value-type="float">
            <text:p>95.1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1.3" calcext:value-type="float">
            <text:p>31.3</text:p>
          </table:table-cell>
          <table:table-cell office:value-type="float" office:value="0.1" calcext:value-type="float">
            <text:p>0.1</text:p>
          </table:table-cell>
          <table:table-cell office:value-type="float" office:value="23.6" calcext:value-type="float">
            <text:p>23.6</text:p>
          </table:table-cell>
          <table:table-cell office:value-type="float" office:value="17.9" calcext:value-type="float">
            <text:p>17.9</text:p>
          </table:table-cell>
          <table:table-cell office:value-type="float" office:value="55" calcext:value-type="float">
            <text:p>55</text:p>
          </table:table-cell>
          <table:table-cell office:value-type="float" office:value="88.4" calcext:value-type="float">
            <text:p>88.4</text:p>
          </table:table-cell>
          <table:table-cell office:value-type="float" office:value="94.7" calcext:value-type="float">
            <text:p>9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1.42" calcext:value-type="float">
            <text:p>1.4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62.7" calcext:value-type="float">
            <text:p>62.7</text:p>
          </table:table-cell>
          <table:table-cell office:value-type="float" office:value="97" calcext:value-type="float">
            <text:p>9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71" calcext:value-type="float">
            <text:p>0.71</text:p>
          </table:table-cell>
          <table:table-cell office:value-type="float" office:value="1.16" calcext:value-type="float">
            <text:p>1.16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12.9" calcext:value-type="float">
            <text:p>12.9</text:p>
          </table:table-cell>
          <table:table-cell office:value-type="float" office:value="69.7" calcext:value-type="float">
            <text:p>69.7</text:p>
          </table:table-cell>
          <table:table-cell office:value-type="float" office:value="86.3" calcext:value-type="float">
            <text:p>86.3</text:p>
          </table:table-cell>
          <table:table-cell office:value-type="float" office:value="91.8" calcext:value-type="float">
            <text:p>9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48" calcext:value-type="float">
            <text:p>48</text:p>
          </table:table-cell>
          <table:table-cell office:value-type="float" office:value="62.8" calcext:value-type="float">
            <text:p>62.8</text:p>
          </table:table-cell>
          <table:table-cell office:value-type="float" office:value="81.6" calcext:value-type="float">
            <text:p>81.6</text:p>
          </table:table-cell>
          <table:table-cell office:value-type="float" office:value="88.1" calcext:value-type="float">
            <text:p>88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496" calcext:value-type="float">
            <text:p>496</text:p>
          </table:table-cell>
          <table:table-cell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 office:value-type="float" office:value="66.9" calcext:value-type="float">
            <text:p>66.9</text:p>
          </table:table-cell>
          <table:table-cell office:value-type="float" office:value="99.5" calcext:value-type="float">
            <text:p>99.5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12.4" calcext:value-type="float">
            <text:p>12.4</text:p>
          </table:table-cell>
          <table:table-cell office:value-type="float" office:value="61.3" calcext:value-type="float">
            <text:p>61.3</text:p>
          </table:table-cell>
          <table:table-cell office:value-type="float" office:value="33.9" calcext:value-type="float">
            <text:p>33.9</text:p>
          </table:table-cell>
          <table:table-cell office:value-type="float" office:value="24.8" calcext:value-type="float">
            <text:p>2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5.6" calcext:value-type="float">
            <text:p>5.6</text:p>
          </table:table-cell>
          <table:table-cell office:value-type="float" office:value="79.5" calcext:value-type="float">
            <text:p>79.5</text:p>
          </table:table-cell>
          <table:table-cell office:value-type="float" office:value="34" calcext:value-type="float">
            <text:p>34</text:p>
          </table:table-cell>
          <table:table-cell office:value-type="float" office:value="30.4" calcext:value-type="float">
            <text:p>3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3.9" calcext:value-type="float">
            <text:p>3.9</text:p>
          </table:table-cell>
          <table:table-cell office:value-type="float" office:value="38.2" calcext:value-type="float">
            <text:p>38.2</text:p>
          </table:table-cell>
          <table:table-cell office:value-type="float" office:value="50.6" calcext:value-type="float">
            <text:p>50.6</text:p>
          </table:table-cell>
          <table:table-cell office:value-type="float" office:value="44.4" calcext:value-type="float">
            <text:p>4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6" calcext:value-type="float">
            <text:p>58.6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1.49" calcext:value-type="float">
            <text:p>1.49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61.3" calcext:value-type="float">
            <text:p>61.3</text:p>
          </table:table-cell>
          <table:table-cell office:value-type="float" office:value="98.9" calcext:value-type="float">
            <text:p>98.9</text:p>
          </table:table-cell>
          <table:table-cell office:value-type="float" office:value="80.6" calcext:value-type="float">
            <text:p>80.6</text:p>
          </table:table-cell>
          <table:table-cell office:value-type="float" office:value="91.6" calcext:value-type="float">
            <text:p>9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67" calcext:value-type="float">
            <text:p>67</text:p>
          </table:table-cell>
          <table:table-cell office:value-type="float" office:value="97.2" calcext:value-type="float">
            <text:p>97.2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4.8" calcext:value-type="float">
            <text:p>34.8</text:p>
          </table:table-cell>
          <table:table-cell office:value-type="float" office:value="83.8" calcext:value-type="float">
            <text:p>83.8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1.29" calcext:value-type="float">
            <text:p>1.29</text:p>
          </table:table-cell>
          <table:table-cell office:value-type="float" office:value="0.79" calcext:value-type="float">
            <text:p>0.79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  <table:table-cell office:value-type="float" office:value="53.3" calcext:value-type="float">
            <text:p>53.3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1.28" calcext:value-type="float">
            <text:p>1.2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14.4" calcext:value-type="float">
            <text:p>14.4</text:p>
          </table:table-cell>
          <table:table-cell office:value-type="float" office:value="66.3" calcext:value-type="float">
            <text:p>66.3</text:p>
          </table:table-cell>
          <table:table-cell office:value-type="float" office:value="35.2" calcext:value-type="float">
            <text:p>35.2</text:p>
          </table:table-cell>
          <table:table-cell office:value-type="float" office:value="27.2" calcext:value-type="float">
            <text:p>27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5.1" calcext:value-type="float">
            <text:p>15.1</text:p>
          </table:table-cell>
          <table:table-cell office:value-type="float" office:value="56.9" calcext:value-type="float">
            <text:p>56.9</text:p>
          </table:table-cell>
          <table:table-cell office:value-type="float" office:value="43.8" calcext:value-type="float">
            <text:p>43.8</text:p>
          </table:table-cell>
          <table:table-cell office:value-type="float" office:value="35.7" calcext:value-type="float">
            <text:p>3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1.21" calcext:value-type="float">
            <text:p>1.2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3.6" calcext:value-type="float">
            <text:p>73.6</text:p>
          </table:table-cell>
          <table:table-cell office:value-type="float" office:value="48.1" calcext:value-type="float">
            <text:p>48.1</text:p>
          </table:table-cell>
          <table:table-cell office:value-type="float" office:value="41.1" calcext:value-type="float">
            <text:p>4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5.1" calcext:value-type="float">
            <text:p>25.1</text:p>
          </table:table-cell>
          <table:table-cell office:value-type="float" office:value="79.5" calcext:value-type="float">
            <text:p>79.5</text:p>
          </table:table-cell>
          <table:table-cell office:value-type="float" office:value="52.8" calcext:value-type="float">
            <text:p>52.8</text:p>
          </table:table-cell>
          <table:table-cell office:value-type="float" office:value="46.7" calcext:value-type="float">
            <text:p>4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.9" calcext:value-type="float">
            <text:p>10.9</text:p>
          </table:table-cell>
          <table:table-cell office:value-type="float" office:value="48.5" calcext:value-type="float">
            <text:p>48.5</text:p>
          </table:table-cell>
          <table:table-cell office:value-type="float" office:value="28.8" calcext:value-type="float">
            <text:p>28.8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32.3" calcext:value-type="float">
            <text:p>32.3</text:p>
          </table:table-cell>
          <table:table-cell office:value-type="float" office:value="75.3" calcext:value-type="float">
            <text:p>75.3</text:p>
          </table:table-cell>
          <table:table-cell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4.8" calcext:value-type="float">
            <text:p>4.8</text:p>
          </table:table-cell>
          <table:table-cell office:value-type="float" office:value="52.8" calcext:value-type="float">
            <text:p>52.8</text:p>
          </table:table-cell>
          <table:table-cell office:value-type="float" office:value="77.2" calcext:value-type="float">
            <text:p>77.2</text:p>
          </table:table-cell>
          <table:table-cell office:value-type="float" office:value="90.3" calcext:value-type="float">
            <text:p>90.3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78" calcext:value-type="float">
            <text:p>7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4" calcext:value-type="float">
            <text:p>0.04</text:p>
          </table:table-cell>
          <table:table-cell table:formula="of:=MIN([.F2:.F61])" office:value-type="float" office:value="0.59" calcext:value-type="float">
            <text:p>0.59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1.15" calcext:value-type="float">
            <text:p>1.15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4.6" calcext:value-type="float">
            <text:p>4.6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2.6" calcext:value-type="float">
            <text:p>2.6</text:p>
          </table:table-cell>
          <table:table-cell table:formula="of:=MIN([.Q2:.Q61])" office:value-type="float" office:value="0.5" calcext:value-type="float">
            <text:p>0.5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6" calcext:value-type="float">
            <text:p>6</text:p>
          </table:table-cell>
          <table:table-cell table:formula="of:=MAX([.C2:.C61])" office:value-type="float" office:value="126" calcext:value-type="float">
            <text:p>126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72" calcext:value-type="float">
            <text:p>0.72</text:p>
          </table:table-cell>
          <table:table-cell table:formula="of:=MAX([.F2:.F61])" office:value-type="float" office:value="1.49" calcext:value-type="float">
            <text:p>1.49</text:p>
          </table:table-cell>
          <table:table-cell table:formula="of:=MAX([.G2:.G61])" office:value-type="float" office:value="1.16" calcext:value-type="float">
            <text:p>1.16</text:p>
          </table:table-cell>
          <table:table-cell table:formula="of:=MAX([.H2:.H61])" office:value-type="float" office:value="826" calcext:value-type="float">
            <text:p>826</text:p>
          </table:table-cell>
          <table:table-cell table:formula="of:=MAX([.I2:.I61])" office:value-type="float" office:value="5.63" calcext:value-type="float">
            <text:p>5.63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1.1" calcext:value-type="float">
            <text:p>1.1</text:p>
          </table:table-cell>
          <table:table-cell table:formula="of:=MAX([.O2:.O61])" office:value-type="float" office:value="55.7" calcext:value-type="float">
            <text:p>55.7</text:p>
          </table:table-cell>
          <table:table-cell table:formula="of:=MAX([.P2:.P61])" office:value-type="float" office:value="77.8" calcext:value-type="float">
            <text:p>77.8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2.81666666666667" calcext:value-type="float">
            <text:p>2.8166666667</text:p>
          </table:table-cell>
          <table:table-cell table:formula="of:=AVERAGE([.C2:.C61])" office:value-type="float" office:value="81.7" calcext:value-type="float">
            <text:p>81.7</text:p>
          </table:table-cell>
          <table:table-cell table:formula="of:=AVERAGE([.D2:.D61])" office:value-type="float" office:value="0.151" calcext:value-type="float">
            <text:p>0.151</text:p>
          </table:table-cell>
          <table:table-cell table:formula="of:=AVERAGE([.E2:.E61])" office:value-type="float" office:value="0.379" calcext:value-type="float">
            <text:p>0.379</text:p>
          </table:table-cell>
          <table:table-cell table:formula="of:=AVERAGE([.F2:.F61])" office:value-type="float" office:value="0.839" calcext:value-type="float">
            <text:p>0.839</text:p>
          </table:table-cell>
          <table:table-cell table:formula="of:=AVERAGE([.G2:.G61])" office:value-type="float" office:value="0.927333333333333" calcext:value-type="float">
            <text:p>0.9273333333</text:p>
          </table:table-cell>
          <table:table-cell table:formula="of:=AVERAGE([.H2:.H61])" office:value-type="float" office:value="56.8" calcext:value-type="float">
            <text:p>56.8</text:p>
          </table:table-cell>
          <table:table-cell table:formula="of:=AVERAGE([.I2:.I61])" office:value-type="float" office:value="2.22466666666667" calcext:value-type="float">
            <text:p>2.22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87.91" calcext:value-type="float">
            <text:p>87.91</text:p>
          </table:table-cell>
          <table:table-cell table:formula="of:=AVERAGE([.L2:.L61])" office:value-type="float" office:value="85" calcext:value-type="float">
            <text:p>85</text:p>
          </table:table-cell>
          <table:table-cell table:formula="of:=AVERAGE([.M2:.M61])" office:value-type="float" office:value="54.48" calcext:value-type="float">
            <text:p>54.48</text:p>
          </table:table-cell>
          <table:table-cell table:formula="of:=AVERAGE([.N2:.N61])" office:value-type="float" office:value="0.0966666666666667" calcext:value-type="float">
            <text:p>0.0966666667</text:p>
          </table:table-cell>
          <table:table-cell table:formula="of:=AVERAGE([.O2:.O61])" office:value-type="float" office:value="14.0083333333333" calcext:value-type="float">
            <text:p>14.0083333333</text:p>
          </table:table-cell>
          <table:table-cell table:formula="of:=AVERAGE([.P2:.P61])" office:value-type="float" office:value="34.71" calcext:value-type="float">
            <text:p>34.71</text:p>
          </table:table-cell>
          <table:table-cell table:formula="of:=AVERAGE([.Q2:.Q61])" office:value-type="float" office:value="73.6983333333334" calcext:value-type="float">
            <text:p>73.6983333333</text:p>
          </table:table-cell>
          <table:table-cell table:formula="of:=AVERAGE([.R2:.R61])" office:value-type="float" office:value="53.74" calcext:value-type="float">
            <text:p>53.74</text:p>
          </table:table-cell>
          <table:table-cell table:formula="of:=AVERAGE([.S2:.S61])" office:value-type="float" office:value="55.335" calcext:value-type="float">
            <text:p>55.33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78" calcext:value-type="float">
            <text:p>78</text:p>
          </table:table-cell>
          <table:table-cell table:formula="of:=MEDIAN([.D2:.D61])" office:value-type="float" office:value="0.11" calcext:value-type="float">
            <text:p>0.11</text:p>
          </table:table-cell>
          <table:table-cell table:formula="of:=MEDIAN([.E2:.E61])" office:value-type="float" office:value="0.36" calcext:value-type="float">
            <text:p>0.36</text:p>
          </table:table-cell>
          <table:table-cell table:formula="of:=MEDIAN([.F2:.F61])" office:value-type="float" office:value="0.75" calcext:value-type="float">
            <text:p>0.75</text:p>
          </table:table-cell>
          <table:table-cell table:formula="of:=MEDIAN([.G2:.G61])" office:value-type="float" office:value="1" calcext:value-type="float">
            <text:p>1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87" calcext:value-type="float">
            <text:p>1.87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51.35" calcext:value-type="float">
            <text:p>51.35</text:p>
          </table:table-cell>
          <table:table-cell table:formula="of:=MEDIAN([.N2:.N61])" office:value-type="float" office:value="0" calcext:value-type="float">
            <text:p>0</text:p>
          </table:table-cell>
          <table:table-cell table:formula="of:=MEDIAN([.O2:.O61])" office:value-type="float" office:value="12.35" calcext:value-type="float">
            <text:p>12.35</text:p>
          </table:table-cell>
          <table:table-cell table:formula="of:=MEDIAN([.P2:.P61])" office:value-type="float" office:value="30.55" calcext:value-type="float">
            <text:p>30.55</text:p>
          </table:table-cell>
          <table:table-cell table:formula="of:=MEDIAN([.Q2:.Q61])" office:value-type="float" office:value="77.4" calcext:value-type="float">
            <text:p>77.4</text:p>
          </table:table-cell>
          <table:table-cell table:formula="of:=MEDIAN([.R2:.R61])" office:value-type="float" office:value="59.8" calcext:value-type="float">
            <text:p>59.8</text:p>
          </table:table-cell>
          <table:table-cell table:formula="of:=MEDIAN([.S2:.S61])" office:value-type="float" office:value="59.55" calcext:value-type="float">
            <text:p>59.5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44376704382534" calcext:value-type="float">
            <text:p>1.4437670438</text:p>
          </table:table-cell>
          <table:table-cell table:formula="of:=STDEV([.C2:.C61])" office:value-type="float" office:value="10.1368600761473" calcext:value-type="float">
            <text:p>10.1368600761</text:p>
          </table:table-cell>
          <table:table-cell table:formula="of:=STDEV([.D2:.D61])" office:value-type="float" office:value="0.161640949669845" calcext:value-type="float">
            <text:p>0.1616409497</text:p>
          </table:table-cell>
          <table:table-cell table:formula="of:=STDEV([.E2:.E61])" office:value-type="float" office:value="0.168419371646384" calcext:value-type="float">
            <text:p>0.1684193716</text:p>
          </table:table-cell>
          <table:table-cell table:formula="of:=STDEV([.F2:.F61])" office:value-type="float" office:value="0.225581733844006" calcext:value-type="float">
            <text:p>0.2255817338</text:p>
          </table:table-cell>
          <table:table-cell table:formula="of:=STDEV([.G2:.G61])" office:value-type="float" office:value="0.169444422833502" calcext:value-type="float">
            <text:p>0.1694444228</text:p>
          </table:table-cell>
          <table:table-cell table:formula="of:=STDEV([.H2:.H61])" office:value-type="float" office:value="167.268463803106" calcext:value-type="float">
            <text:p>167.2684638031</text:p>
          </table:table-cell>
          <table:table-cell table:formula="of:=STDEV([.I2:.I61])" office:value-type="float" office:value="0.968091721853309" calcext:value-type="float">
            <text:p>0.9680917219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25.4180084298981" calcext:value-type="float">
            <text:p>25.4180084299</text:p>
          </table:table-cell>
          <table:table-cell table:formula="of:=STDEV([.L2:.L61])" office:value-type="float" office:value="36.0084735790276" calcext:value-type="float">
            <text:p>36.008473579</text:p>
          </table:table-cell>
          <table:table-cell table:formula="of:=STDEV([.M2:.M61])" office:value-type="float" office:value="23.1465910657726" calcext:value-type="float">
            <text:p>23.1465910658</text:p>
          </table:table-cell>
          <table:table-cell table:formula="of:=STDEV([.N2:.N61])" office:value-type="float" office:value="0.213895798063867" calcext:value-type="float">
            <text:p>0.2138957981</text:p>
          </table:table-cell>
          <table:table-cell table:formula="of:=STDEV([.O2:.O61])" office:value-type="float" office:value="11.79723167278" calcext:value-type="float">
            <text:p>11.7972316728</text:p>
          </table:table-cell>
          <table:table-cell table:formula="of:=STDEV([.P2:.P61])" office:value-type="float" office:value="24.088521072445" calcext:value-type="float">
            <text:p>24.0885210724</text:p>
          </table:table-cell>
          <table:table-cell table:formula="of:=STDEV([.Q2:.Q61])" office:value-type="float" office:value="25.9079366915974" calcext:value-type="float">
            <text:p>25.9079366916</text:p>
          </table:table-cell>
          <table:table-cell table:formula="of:=STDEV([.R2:.R61])" office:value-type="float" office:value="37.9798572841188" calcext:value-type="float">
            <text:p>37.9798572841</text:p>
          </table:table-cell>
          <table:table-cell table:formula="of:=STDEV([.S2:.S61])" office:value-type="float" office:value="40.9011616634996" calcext:value-type="float">
            <text:p>40.9011616635</text:p>
          </table:table-cell>
          <table:table-cell table:number-columns-repeated="100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S65])" office:value-type="float" office:value="47.6100256410257" calcext:value-type="float">
            <text:p>47.610025641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HugeMa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5" table:style-name="ta2"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OpenW</text:p>
          </table:table-cell>
          <table:table-cell office:value-type="string" calcext:value-type="string">
            <text:p>OpenH</text:p>
          </table:table-cell>
          <table:table-cell office:value-type="string" calcext:value-type="string">
            <text:p>AvgOpenW</text:p>
          </table:table-cell>
          <table:table-cell office:value-type="string" calcext:value-type="string">
            <text:p>AvgOpenH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1.64" calcext:value-type="float">
            <text:p>11.64</text:p>
          </table:table-cell>
          <table:table-cell office:value-type="float" office:value="5.04" calcext:value-type="float">
            <text:p>5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1.3" calcext:value-type="float">
            <text:p>1.3</text:p>
          </table:table-cell>
          <table:table-cell office:value-type="float" office:value="8.1" calcext:value-type="float">
            <text:p>8.1</text:p>
          </table:table-cell>
          <table:table-cell office:value-type="float" office:value="57" calcext:value-type="float">
            <text:p>57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9.36" calcext:value-type="float">
            <text:p>9.36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1.8" calcext:value-type="float">
            <text:p>1.8</text:p>
          </table:table-cell>
          <table:table-cell office:value-type="float" office:value="19.1" calcext:value-type="float">
            <text:p>19.1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0.21" calcext:value-type="float">
            <text:p>0.21</text:p>
          </table:table-cell>
          <table:table-cell office:value-type="float" office:value="1.17" calcext:value-type="float">
            <text:p>1.1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office:value-type="float" office:value="12.68" calcext:value-type="float">
            <text:p>12.68</text:p>
          </table:table-cell>
          <table:table-cell office:value-type="float" office:value="7.76" calcext:value-type="float">
            <text:p>7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3.64" calcext:value-type="float">
            <text:p>13.64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  <table:table-cell office:value-type="float" office:value="63.5" calcext:value-type="float">
            <text:p>63.5</text:p>
          </table:table-cell>
          <table:table-cell office:value-type="float" office:value="99.5" calcext:value-type="float">
            <text:p>99.5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99" calcext:value-type="float">
            <text:p>0.99</text:p>
          </table:table-cell>
          <table:table-cell office:value-type="float" office:value="0.64" calcext:value-type="float">
            <text:p>0.64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.64</text:p>
          </table:table-cell>
          <table:table-cell office:value-type="float" office:value="12.36" calcext:value-type="float">
            <text:p>12.36</text:p>
          </table:table-cell>
          <table:table-cell office:value-type="float" office:value="4.98" calcext:value-type="float">
            <text:p>4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8" calcext:value-type="float">
            <text:p>3.8</text:p>
          </table:table-cell>
          <table:table-cell office:value-type="float" office:value="49.5" calcext:value-type="float">
            <text:p>49.5</text:p>
          </table:table-cell>
          <table:table-cell office:value-type="float" office:value="82.4" calcext:value-type="float">
            <text:p>82.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.63</text:p>
          </table:table-cell>
          <table:table-cell office:value-type="float" office:value="8.32" calcext:value-type="float">
            <text:p>8.32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1.1" calcext:value-type="float">
            <text:p>1.1</text:p>
          </table:table-cell>
          <table:table-cell office:value-type="float" office:value="35.4" calcext:value-type="float">
            <text:p>35.4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11.68" calcext:value-type="float">
            <text:p>11.68</text:p>
          </table:table-cell>
          <table:table-cell office:value-type="float" office:value="3.7" calcext:value-type="float">
            <text:p>3.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53.9" calcext:value-type="float">
            <text:p>53.9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69" calcext:value-type="float">
            <text:p>0.69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13.73" calcext:value-type="float">
            <text:p>13.7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63.6" calcext:value-type="float">
            <text:p>63.6</text:p>
          </table:table-cell>
          <table:table-cell office:value-type="float" office:value="95.9" calcext:value-type="float">
            <text:p>95.9</text:p>
          </table:table-cell>
          <table:table-cell office:value-type="float" office:value="71.9" calcext:value-type="float">
            <text:p>71.9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.16" calcext:value-type="float">
            <text:p>1.16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10.09" calcext:value-type="float">
            <text:p>10.09</text:p>
          </table:table-cell>
          <table:table-cell office:value-type="float" office:value="2.23" calcext:value-type="float">
            <text:p>2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0.6" calcext:value-type="float">
            <text:p>0.6</text:p>
          </table:table-cell>
          <table:table-cell office:value-type="float" office:value="24.2" calcext:value-type="float">
            <text:p>24.2</text:p>
          </table:table-cell>
          <table:table-cell office:value-type="float" office:value="80.5" calcext:value-type="float">
            <text:p>8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8.82" calcext:value-type="float">
            <text:p>8.82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61.7" calcext:value-type="float">
            <text:p>61.7</text:p>
          </table:table-cell>
          <table:table-cell office:value-type="float" office:value="99.8" calcext:value-type="float">
            <text:p>99.8</text:p>
          </table:table-cell>
          <table:table-cell office:value-type="float" office:value="26.1" calcext:value-type="float">
            <text:p>26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13.5" calcext:value-type="float">
            <text:p>13.5</text:p>
          </table:table-cell>
          <table:table-cell office:value-type="float" office:value="4.11" calcext:value-type="float">
            <text:p>4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8" calcext:value-type="float">
            <text:p>82.8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3.23" calcext:value-type="float">
            <text:p>3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18.8" calcext:value-type="float">
            <text:p>18.8</text:p>
          </table:table-cell>
          <table:table-cell office:value-type="float" office:value="26" calcext:value-type="float">
            <text:p>26</text:p>
          </table:table-cell>
          <table:table-cell office:value-type="float" office:value="82.4" calcext:value-type="float">
            <text:p>82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office:value-type="float" office:value="12.91" calcext:value-type="float">
            <text:p>12.91</text:p>
          </table:table-cell>
          <table:table-cell office:value-type="float" office:value="3.33" calcext:value-type="float">
            <text:p>3.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.2" calcext:value-type="float">
            <text:p>30.2</text:p>
          </table:table-cell>
          <table:table-cell office:value-type="float" office:value="80.9" calcext:value-type="float">
            <text:p>8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9.64" calcext:value-type="float">
            <text:p>9.64</text:p>
          </table:table-cell>
          <table:table-cell office:value-type="float" office:value="3.49" calcext:value-type="float">
            <text:p>3.4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.4" calcext:value-type="float">
            <text:p>27.4</text:p>
          </table:table-cell>
          <table:table-cell office:value-type="float" office:value="0.3" calcext:value-type="float">
            <text:p>0.3</text:p>
          </table:table-cell>
          <table:table-cell office:value-type="float" office:value="34.5" calcext:value-type="float">
            <text:p>34.5</text:p>
          </table:table-cell>
          <table:table-cell office:value-type="float" office:value="17.6" calcext:value-type="float">
            <text:p>17.6</text:p>
          </table:table-cell>
          <table:table-cell office:value-type="float" office:value="65.8" calcext:value-type="float">
            <text:p>65.8</text:p>
          </table:table-cell>
          <table:table-cell office:value-type="float" office:value="43" calcext:value-type="float">
            <text:p>43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0.64" calcext:value-type="float">
            <text:p>10.64</text:p>
          </table:table-cell>
          <table:table-cell office:value-type="float" office:value="3.79" calcext:value-type="float">
            <text:p>3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3" calcext:value-type="float">
            <text:p>3</text:p>
          </table:table-cell>
          <table:table-cell office:value-type="float" office:value="51.4" calcext:value-type="float">
            <text:p>51.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1.01" calcext:value-type="float">
            <text:p>1.0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3.55" calcext:value-type="float">
            <text:p>13.55</text:p>
          </table:table-cell>
          <table:table-cell office:value-type="float" office:value="6.48" calcext:value-type="float">
            <text:p>6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7" calcext:value-type="float">
            <text:p>69.7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70.9" calcext:value-type="float">
            <text:p>70.9</text:p>
          </table:table-cell>
          <table:table-cell office:value-type="float" office:value="97.1" calcext:value-type="float">
            <text:p>97.1</text:p>
          </table:table-cell>
          <table:table-cell office:value-type="float" office:value="97.9" calcext:value-type="float">
            <text:p>97.9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10.5" calcext:value-type="float">
            <text:p>10.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37.1" calcext:value-type="float">
            <text:p>37.1</text:p>
          </table:table-cell>
          <table:table-cell office:value-type="float" office:value="83.1" calcext:value-type="float">
            <text:p>83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11.09" calcext:value-type="float">
            <text:p>11.09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0.77" calcext:value-type="float">
            <text:p>10.77</text:p>
          </table:table-cell>
          <table:table-cell office:value-type="float" office:value="3.09" calcext:value-type="float">
            <text:p>3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 office:value-type="float" office:value="94.3" calcext:value-type="float">
            <text:p>94.3</text:p>
          </table:table-cell>
          <table:table-cell office:value-type="float" office:value="0.3" calcext:value-type="float">
            <text:p>0.3</text:p>
          </table:table-cell>
          <table:table-cell office:value-type="float" office:value="13.7" calcext:value-type="float">
            <text:p>13.7</text:p>
          </table:table-cell>
          <table:table-cell office:value-type="float" office:value="55.8" calcext:value-type="float">
            <text:p>55.8</text:p>
          </table:table-cell>
          <table:table-cell office:value-type="float" office:value="78" calcext:value-type="float">
            <text:p>78</text:p>
          </table:table-cell>
          <table:table-cell office:value-type="float" office:value="23.5" calcext:value-type="float">
            <text:p>23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0.36" calcext:value-type="float">
            <text:p>10.36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0.9" calcext:value-type="float">
            <text:p>0.9</text:p>
          </table:table-cell>
          <table:table-cell office:value-type="float" office:value="14.1" calcext:value-type="float">
            <text:p>14.1</text:p>
          </table:table-cell>
          <table:table-cell office:value-type="float" office:value="39.5" calcext:value-type="float">
            <text:p>39.5</text:p>
          </table:table-cell>
          <table:table-cell office:value-type="float" office:value="54" calcext:value-type="float">
            <text:p>54</text:p>
          </table:table-cell>
          <table:table-cell office:value-type="float" office:value="89.7" calcext:value-type="float">
            <text:p>89.7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17" calcext:value-type="float">
            <text:p>0.17</text:p>
          </table:table-cell>
          <table:table-cell office:value-type="float" office:value="1.07" calcext:value-type="float">
            <text:p>1.07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office:value-type="float" office:value="12.68" calcext:value-type="float">
            <text:p>12.68</text:p>
          </table:table-cell>
          <table:table-cell office:value-type="float" office:value="5.29" calcext:value-type="float">
            <text:p>5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1.6" calcext:value-type="float">
            <text:p>1.6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9.7" calcext:value-type="float">
            <text:p>99.7</text:p>
          </table:table-cell>
          <table:table-cell office:value-type="float" office:value="84" calcext:value-type="float">
            <text:p>84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 office:value-type="float" office:value="14.05" calcext:value-type="float">
            <text:p>14.05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60.1" calcext:value-type="float">
            <text:p>60.1</text:p>
          </table:table-cell>
          <table:table-cell office:value-type="float" office:value="90" calcext:value-type="float">
            <text:p>90</text:p>
          </table:table-cell>
          <table:table-cell office:value-type="float" office:value="70.1" calcext:value-type="float">
            <text:p>70.1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33" calcext:value-type="float">
            <text:p>0.33</text:p>
          </table:table-cell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14.55" calcext:value-type="float">
            <text:p>14.55</text:p>
          </table:table-cell>
          <table:table-cell office:value-type="float" office:value="5.24" calcext:value-type="float">
            <text:p>5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2.5" calcext:value-type="float">
            <text:p>2.5</text:p>
          </table:table-cell>
          <table:table-cell office:value-type="float" office:value="15.4" calcext:value-type="float">
            <text:p>15.4</text:p>
          </table:table-cell>
          <table:table-cell office:value-type="float" office:value="71.1" calcext:value-type="float">
            <text:p>71.1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office:value-type="float" office:value="10.32" calcext:value-type="float">
            <text:p>10.32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.9" calcext:value-type="float">
            <text:p>0.9</text:p>
          </table:table-cell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office:value-type="float" office:value="98.2" calcext:value-type="float">
            <text:p>98.2</text:p>
          </table:table-cell>
          <table:table-cell office:value-type="float" office:value="86.4" calcext:value-type="float">
            <text:p>86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11.32" calcext:value-type="float">
            <text:p>11.32</text:p>
          </table:table-cell>
          <table:table-cell office:value-type="float" office:value="5.74" calcext:value-type="float">
            <text:p>5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1.1" calcext:value-type="float">
            <text:p>1.1</text:p>
          </table:table-cell>
          <table:table-cell office:value-type="float" office:value="15.4" calcext:value-type="float">
            <text:p>15.4</text:p>
          </table:table-cell>
          <table:table-cell office:value-type="float" office:value="60.7" calcext:value-type="float">
            <text:p>60.7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3.59" calcext:value-type="float">
            <text:p>13.59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1.4" calcext:value-type="float">
            <text:p>1.4</text:p>
          </table:table-cell>
          <table:table-cell office:value-type="float" office:value="35.4" calcext:value-type="float">
            <text:p>35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9.68" calcext:value-type="float">
            <text:p>9.68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1.6" calcext:value-type="float">
            <text:p>1.6</text:p>
          </table:table-cell>
          <table:table-cell office:value-type="float" office:value="29.3" calcext:value-type="float">
            <text:p>29.3</text:p>
          </table:table-cell>
          <table:table-cell office:value-type="float" office:value="87" calcext:value-type="float">
            <text:p>87</text:p>
          </table:table-cell>
          <table:table-cell office:value-type="float" office:value="96.9" calcext:value-type="float">
            <text:p>96.9</text:p>
          </table:table-cell>
          <table:table-cell office:value-type="float" office:value="96.8" calcext:value-type="float">
            <text:p>96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1.11" calcext:value-type="float">
            <text:p>1.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4.91" calcext:value-type="float">
            <text:p>14.91</text:p>
          </table:table-cell>
          <table:table-cell office:value-type="float" office:value="5.26" calcext:value-type="float">
            <text:p>5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48.8" calcext:value-type="float">
            <text:p>48.8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0.59" calcext:value-type="float">
            <text:p>10.59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56.6" calcext:value-type="float">
            <text:p>56.6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1.25" calcext:value-type="float">
            <text:p>1.2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2.77" calcext:value-type="float">
            <text:p>12.77</text:p>
          </table:table-cell>
          <table:table-cell office:value-type="float" office:value="6.04" calcext:value-type="float">
            <text:p>6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6.8" calcext:value-type="float">
            <text:p>66.8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1.2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office:value-type="float" office:value="65.8" calcext:value-type="float">
            <text:p>65.8</text:p>
          </table:table-cell>
          <table:table-cell office:value-type="float" office:value="93.9" calcext:value-type="float">
            <text:p>9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44" calcext:value-type="float">
            <text:p>0.44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12.77" calcext:value-type="float">
            <text:p>12.77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4" calcext:value-type="float">
            <text:p>61.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7.6" calcext:value-type="float">
            <text:p>57.6</text:p>
          </table:table-cell>
          <table:table-cell office:value-type="float" office:value="97.3" calcext:value-type="float">
            <text:p>97.3</text:p>
          </table:table-cell>
          <table:table-cell office:value-type="float" office:value="82.1" calcext:value-type="float">
            <text:p>82.1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63" calcext:value-type="float">
            <text:p>0.63</text:p>
          </table:table-cell>
          <table:table-cell office:value-type="float" office:value="11" calcext:value-type="float">
            <text:p>11</text:p>
          </table:table-cell>
          <table:table-cell office:value-type="float" office:value="3.13" calcext:value-type="float">
            <text:p>3.13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5.6" calcext:value-type="float">
            <text:p>15.6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office:value-type="float" office:value="11.77" calcext:value-type="float">
            <text:p>11.77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1.2" calcext:value-type="float">
            <text:p>1.2</text:p>
          </table:table-cell>
          <table:table-cell office:value-type="float" office:value="9.3" calcext:value-type="float">
            <text:p>9.3</text:p>
          </table:table-cell>
          <table:table-cell office:value-type="float" office:value="60.6" calcext:value-type="float">
            <text:p>60.6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1.91" calcext:value-type="float">
            <text:p>11.91</text:p>
          </table:table-cell>
          <table:table-cell office:value-type="float" office:value="7.39" calcext:value-type="float">
            <text:p>7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0.6" calcext:value-type="float">
            <text:p>70.6</text:p>
          </table:table-cell>
          <table:table-cell office:value-type="float" office:value="98.4" calcext:value-type="float">
            <text:p>98.4</text:p>
          </table:table-cell>
          <table:table-cell office:value-type="float" office:value="97.4" calcext:value-type="float">
            <text:p>97.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2.8" calcext:value-type="float">
            <text:p>22.8</text:p>
          </table:table-cell>
          <table:table-cell office:value-type="float" office:value="35.1" calcext:value-type="float">
            <text:p>35.1</text:p>
          </table:table-cell>
          <table:table-cell office:value-type="float" office:value="49.9" calcext:value-type="float">
            <text:p>49.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12.82" calcext:value-type="float">
            <text:p>12.82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.64</text:p>
          </table:table-cell>
          <table:table-cell office:value-type="float" office:value="9.91" calcext:value-type="float">
            <text:p>9.9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0.4" calcext:value-type="float">
            <text:p>50.4</text:p>
          </table:table-cell>
          <table:table-cell office:value-type="float" office:value="99.5" calcext:value-type="float">
            <text:p>99.5</text:p>
          </table:table-cell>
          <table:table-cell office:value-type="float" office:value="42" calcext:value-type="float">
            <text:p>42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1.09" calcext:value-type="float">
            <text:p>11.09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61.2" calcext:value-type="float">
            <text:p>61.2</text:p>
          </table:table-cell>
          <table:table-cell office:value-type="float" office:value="87.8" calcext:value-type="float">
            <text:p>87.8</text:p>
          </table:table-cell>
          <table:table-cell office:value-type="float" office:value="67.3" calcext:value-type="float">
            <text:p>67.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  <table:table-cell office:value-type="float" office:value="1.06" calcext:value-type="float">
            <text:p>1.0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office:value-type="float" office:value="12.59" calcext:value-type="float">
            <text:p>12.59</text:p>
          </table:table-cell>
          <table:table-cell office:value-type="float" office:value="4.85" calcext:value-type="float">
            <text:p>4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2.3" calcext:value-type="float">
            <text:p>2.3</text:p>
          </table:table-cell>
          <table:table-cell office:value-type="float" office:value="20.8" calcext:value-type="float">
            <text:p>20.8</text:p>
          </table:table-cell>
          <table:table-cell office:value-type="float" office:value="70.6" calcext:value-type="float">
            <text:p>70.6</text:p>
          </table:table-cell>
          <table:table-cell office:value-type="float" office:value="98.6" calcext:value-type="float">
            <text:p>98.6</text:p>
          </table:table-cell>
          <table:table-cell office:value-type="float" office:value="52.2" calcext:value-type="float">
            <text:p>52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1.06" calcext:value-type="float">
            <text:p>1.06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office:value-type="float" office:value="12.32" calcext:value-type="float">
            <text:p>12.32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office:value-type="float" office:value="56.4" calcext:value-type="float">
            <text:p>56.4</text:p>
          </table:table-cell>
          <table:table-cell office:value-type="float" office:value="99.5" calcext:value-type="float">
            <text:p>99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12" calcext:value-type="float">
            <text:p>12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59.8" calcext:value-type="float">
            <text:p>5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05" calcext:value-type="float">
            <text:p>1.05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3.27" calcext:value-type="float">
            <text:p>13.27</text:p>
          </table:table-cell>
          <table:table-cell office:value-type="float" office:value="5.38" calcext:value-type="float">
            <text:p>5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1.6" calcext:value-type="float">
            <text:p>1.6</text:p>
          </table:table-cell>
          <table:table-cell office:value-type="float" office:value="37.8" calcext:value-type="float">
            <text:p>37.8</text:p>
          </table:table-cell>
          <table:table-cell office:value-type="float" office:value="71" calcext:value-type="float">
            <text:p>71</text:p>
          </table:table-cell>
          <table:table-cell office:value-type="float" office:value="99.4" calcext:value-type="float">
            <text:p>99.4</text:p>
          </table:table-cell>
          <table:table-cell office:value-type="float" office:value="48.6" calcext:value-type="float">
            <text:p>48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0.68" calcext:value-type="float">
            <text:p>10.68</text:p>
          </table:table-cell>
          <table:table-cell office:value-type="float" office:value="5.57" calcext:value-type="float">
            <text:p>5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1.7" calcext:value-type="float">
            <text:p>1.7</text:p>
          </table:table-cell>
          <table:table-cell office:value-type="float" office:value="20.7" calcext:value-type="float">
            <text:p>20.7</text:p>
          </table:table-cell>
          <table:table-cell office:value-type="float" office:value="51.6" calcext:value-type="float">
            <text:p>51.6</text:p>
          </table:table-cell>
          <table:table-cell office:value-type="float" office:value="76.3" calcext:value-type="float">
            <text:p>76.3</text:p>
          </table:table-cell>
          <table:table-cell office:value-type="float" office:value="91.6" calcext:value-type="float">
            <text:p>91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06" calcext:value-type="float">
            <text:p>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73" calcext:value-type="float">
            <text:p>0.73</text:p>
          </table:table-cell>
          <table:table-cell office:value-type="float" office:value="8.32" calcext:value-type="float">
            <text:p>8.32</text:p>
          </table:table-cell>
          <table:table-cell office:value-type="float" office:value="2.95" calcext:value-type="float">
            <text:p>2.95</text:p>
          </table:table-cell>
          <table:table-cell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100" calcext:value-type="float">
            <text:p>100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6.8" calcext:value-type="float">
            <text:p>16.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3.45" calcext:value-type="float">
            <text:p>13.45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7" calcext:value-type="float">
            <text:p>73.7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  <table:table-cell office:value-type="float" office:value="24.8" calcext:value-type="float">
            <text:p>24.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4.27" calcext:value-type="float">
            <text:p>14.27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8" calcext:value-type="float">
            <text:p>58</text:p>
          </table:table-cell>
          <table:table-cell office:value-type="float" office:value="88.3" calcext:value-type="float">
            <text:p>88.3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1.04" calcext:value-type="float">
            <text:p>1.04</text:p>
          </table:table-cell>
          <table:table-cell office:value-type="float" office:value="216" calcext:value-type="float">
            <text:p>21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.14" calcext:value-type="float">
            <text:p>10.14</text:p>
          </table:table-cell>
          <table:table-cell office:value-type="float" office:value="2.76" calcext:value-type="float">
            <text:p>2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93.3" calcext:value-type="float">
            <text:p>93.3</text:p>
          </table:table-cell>
          <table:table-cell office:value-type="float" office:value="0.6" calcext:value-type="float">
            <text:p>0.6</text:p>
          </table:table-cell>
          <table:table-cell office:value-type="float" office:value="42.7" calcext:value-type="float">
            <text:p>42.7</text:p>
          </table:table-cell>
          <table:table-cell office:value-type="float" office:value="77.2" calcext:value-type="float">
            <text:p>77.2</text:p>
          </table:table-cell>
          <table:table-cell office:value-type="float" office:value="84.4" calcext:value-type="float">
            <text:p>84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0.7" calcext:value-type="float">
            <text:p>0.7</text:p>
          </table:table-cell>
          <table:table-cell office:value-type="float" office:value="13.1" calcext:value-type="float">
            <text:p>13.1</text:p>
          </table:table-cell>
          <table:table-cell office:value-type="float" office:value="44.7" calcext:value-type="float">
            <text:p>44.7</text:p>
          </table:table-cell>
          <table:table-cell office:value-type="float" office:value="46.5" calcext:value-type="float">
            <text:p>46.5</text:p>
          </table:table-cell>
          <table:table-cell office:value-type="float" office:value="84.2" calcext:value-type="float">
            <text:p>84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68" calcext:value-type="float">
            <text:p>0.68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1.73" calcext:value-type="float">
            <text:p>11.73</text:p>
          </table:table-cell>
          <table:table-cell office:value-type="float" office:value="2.87" calcext:value-type="float">
            <text:p>2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9" calcext:value-type="float">
            <text:p>88.9</text:p>
          </table:table-cell>
          <table:table-cell office:value-type="float" office:value="63.9" calcext:value-type="float">
            <text:p>63.9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48.2" calcext:value-type="float">
            <text:p>48.2</text:p>
          </table:table-cell>
          <table:table-cell office:value-type="float" office:value="75.7" calcext:value-type="float">
            <text:p>75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11.68" calcext:value-type="float">
            <text:p>11.68</text:p>
          </table:table-cell>
          <table:table-cell office:value-type="float" office:value="7.04" calcext:value-type="float">
            <text:p>7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1.7" calcext:value-type="float">
            <text:p>1.7</text:p>
          </table:table-cell>
          <table:table-cell office:value-type="float" office:value="6.6" calcext:value-type="float">
            <text:p>6.6</text:p>
          </table:table-cell>
          <table:table-cell office:value-type="float" office:value="68.3" calcext:value-type="float">
            <text:p>68.3</text:p>
          </table:table-cell>
          <table:table-cell office:value-type="float" office:value="94.4" calcext:value-type="float">
            <text:p>94.4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office:value-type="float" office:value="1.06" calcext:value-type="float">
            <text:p>1.0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8.41" calcext:value-type="float">
            <text:p>8.41</text:p>
          </table:table-cell>
          <table:table-cell office:value-type="float" office:value="3.21" calcext:value-type="float">
            <text:p>3.21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90" calcext:value-type="float">
            <text:p>90</text:p>
          </table:table-cell>
          <table:table-cell office:value-type="float" office:value="91.2" calcext:value-type="float">
            <text:p>91.2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1.23" calcext:value-type="float">
            <text:p>11.23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1.2" calcext:value-type="float">
            <text:p>1.2</text:p>
          </table:table-cell>
          <table:table-cell office:value-type="float" office:value="18.8" calcext:value-type="float">
            <text:p>18.8</text:p>
          </table:table-cell>
          <table:table-cell office:value-type="float" office:value="57.3" calcext:value-type="float">
            <text:p>57.3</text:p>
          </table:table-cell>
          <table:table-cell office:value-type="float" office:value="95.3" calcext:value-type="float">
            <text:p>95.3</text:p>
          </table:table-cell>
          <table:table-cell office:value-type="float" office:value="83.6" calcext:value-type="float">
            <text:p>83.6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96" calcext:value-type="float">
            <text:p>0.96</text:p>
          </table:table-cell>
          <table:table-cell office:value-type="float" office:value="0.72" calcext:value-type="float">
            <text:p>0.72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11.18" calcext:value-type="float">
            <text:p>11.18</text:p>
          </table:table-cell>
          <table:table-cell office:value-type="float" office:value="4.44" calcext:value-type="float">
            <text:p>4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.7</text:p>
          </table:table-cell>
          <table:table-cell office:value-type="float" office:value="37.7" calcext:value-type="float">
            <text:p>37.7</text:p>
          </table:table-cell>
          <table:table-cell office:value-type="float" office:value="83.2" calcext:value-type="float">
            <text:p>83.2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1.32" calcext:value-type="float">
            <text:p>11.32</text:p>
          </table:table-cell>
          <table:table-cell office:value-type="float" office:value="3.09" calcext:value-type="float">
            <text:p>3.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7" calcext:value-type="float">
            <text:p>0.7</text:p>
          </table:table-cell>
          <table:table-cell office:value-type="float" office:value="8.9" calcext:value-type="float">
            <text:p>8.9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13.05" calcext:value-type="float">
            <text:p>13.05</text:p>
          </table:table-cell>
          <table:table-cell office:value-type="float" office:value="3.83" calcext:value-type="float">
            <text:p>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51.3" calcext:value-type="float">
            <text:p>51.3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69" calcext:value-type="float">
            <text:p>0.69</text:p>
          </table:table-cell>
          <table:table-cell office:value-type="float" office:value="9" calcext:value-type="float">
            <text:p>9</text:p>
          </table:table-cell>
          <table:table-cell office:value-type="float" office:value="2.97" calcext:value-type="float">
            <text:p>2.97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7.4" calcext:value-type="float">
            <text:p>17.4</text:p>
          </table:table-cell>
          <table:table-cell office:value-type="float" office:value="60.4" calcext:value-type="float">
            <text:p>60.4</text:p>
          </table:table-cell>
          <table:table-cell office:value-type="float" office:value="48.8" calcext:value-type="float">
            <text:p>48.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14.09" calcext:value-type="float">
            <text:p>14.09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0.14" calcext:value-type="float">
            <text:p>10.14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1.3" calcext:value-type="float">
            <text:p>1.3</text:p>
          </table:table-cell>
          <table:table-cell office:value-type="float" office:value="17.7" calcext:value-type="float">
            <text:p>17.7</text:p>
          </table:table-cell>
          <table:table-cell office:value-type="float" office:value="61.3" calcext:value-type="float">
            <text:p>61.3</text:p>
          </table:table-cell>
          <table:table-cell office:value-type="float" office:value="98.2" calcext:value-type="float">
            <text:p>98.2</text:p>
          </table:table-cell>
          <table:table-cell office:value-type="float" office:value="67.8" calcext:value-type="float">
            <text:p>67.8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82" calcext:value-type="float">
            <text:p>0.8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13.91" calcext:value-type="float">
            <text:p>13.91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.9" calcext:value-type="float">
            <text:p>1.9</text:p>
          </table:table-cell>
          <table:table-cell office:value-type="float" office:value="16.3" calcext:value-type="float">
            <text:p>16.3</text:p>
          </table:table-cell>
          <table:table-cell office:value-type="float" office:value="68.3" calcext:value-type="float">
            <text:p>68.3</text:p>
          </table:table-cell>
          <table:table-cell office:value-type="float" office:value="99.6" calcext:value-type="float">
            <text:p>99.6</text:p>
          </table:table-cell>
          <table:table-cell office:value-type="float" office:value="88.5" calcext:value-type="float">
            <text:p>88.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table:number-columns-repeated="2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61])" office:value-type="float" office:value="1" calcext:value-type="float">
            <text:p>1</text:p>
          </table:table-cell>
          <table:table-cell table:style-name="ce1" table:formula="of:=MIN([.C2:.C61])" office:value-type="float" office:value="38" calcext:value-type="float">
            <text:p>38</text:p>
          </table:table-cell>
          <table:table-cell table:style-name="ce1" table:formula="of:=MIN([.D2:.D61])" office:value-type="float" office:value="0.05" calcext:value-type="float">
            <text:p>0.05</text:p>
          </table:table-cell>
          <table:table-cell table:style-name="ce1" table:formula="of:=MIN([.E2:.E61])" office:value-type="float" office:value="0.07" calcext:value-type="float">
            <text:p>0.07</text:p>
          </table:table-cell>
          <table:table-cell table:style-name="ce1" table:formula="of:=MIN([.F2:.F61])" office:value-type="float" office:value="0.44" calcext:value-type="float">
            <text:p>0.44</text:p>
          </table:table-cell>
          <table:table-cell table:style-name="ce1" table:formula="of:=MIN([.G2:.G61])" office:value-type="float" office:value="0.48" calcext:value-type="float">
            <text:p>0.48</text:p>
          </table:table-cell>
          <table:table-cell table:style-name="ce1" table:formula="of:=MIN([.H2:.H61])" office:value-type="float" office:value="0" calcext:value-type="float">
            <text:p>0</text:p>
          </table:table-cell>
          <table:table-cell table:style-name="ce1" table:formula="of:=MIN([.I2:.I61])" office:value-type="float" office:value="22" calcext:value-type="float">
            <text:p>22</text:p>
          </table:table-cell>
          <table:table-cell table:style-name="ce1" table:formula="of:=MIN([.J2:.J61])" office:value-type="float" office:value="14" calcext:value-type="float">
            <text:p>14</text:p>
          </table:table-cell>
          <table:table-cell table:style-name="ce1" table:formula="of:=MIN([.K2:.K61])" office:value-type="float" office:value="0.42" calcext:value-type="float">
            <text:p>0.42</text:p>
          </table:table-cell>
          <table:table-cell table:style-name="ce1" table:formula="of:=MIN([.L2:.L61])" office:value-type="float" office:value="8" calcext:value-type="float">
            <text:p>8</text:p>
          </table:table-cell>
          <table:table-cell table:style-name="ce1" table:formula="of:=MIN([.M2:.M61])" office:value-type="float" office:value="2.09" calcext:value-type="float">
            <text:p>2.09</text:p>
          </table:table-cell>
          <table:table-cell table:style-name="ce1" table:formula="of:=MIN([.N2:.N61])" office:value-type="float" office:value="100" calcext:value-type="float">
            <text:p>100</text:p>
          </table:table-cell>
          <table:table-cell table:style-name="ce1" table:formula="of:=MIN([.O2:.O61])" office:value-type="float" office:value="0" calcext:value-type="float">
            <text:p>0</text:p>
          </table:table-cell>
          <table:table-cell table:style-name="ce1" table:formula="of:=MIN([.P2:.P61])" office:value-type="float" office:value="0" calcext:value-type="float">
            <text:p>0</text:p>
          </table:table-cell>
          <table:table-cell table:style-name="ce1" table:formula="of:=MIN([.Q2:.Q61])" office:value-type="float" office:value="26.6" calcext:value-type="float">
            <text:p>26.6</text:p>
          </table:table-cell>
          <table:table-cell table:style-name="ce1" table:formula="of:=MIN([.R2:.R61])" office:value-type="float" office:value="0" calcext:value-type="float">
            <text:p>0</text:p>
          </table:table-cell>
          <table:table-cell table:style-name="ce1" table:formula="of:=MIN([.S2:.S61])" office:value-type="float" office:value="0.1" calcext:value-type="float">
            <text:p>0.1</text:p>
          </table:table-cell>
          <table:table-cell table:style-name="ce1" table:formula="of:=MIN([.T2:.T61])" office:value-type="float" office:value="15.6" calcext:value-type="float">
            <text:p>15.6</text:p>
          </table:table-cell>
          <table:table-cell table:style-name="ce1" table:formula="of:=MIN([.U2:.U61])" office:value-type="float" office:value="13" calcext:value-type="float">
            <text:p>13</text:p>
          </table:table-cell>
          <table:table-cell table:style-name="ce1" table:formula="of:=MIN([.V2:.V61])" office:value-type="float" office:value="0" calcext:value-type="float">
            <text:p>0</text:p>
          </table:table-cell>
          <table:table-cell table:style-name="ce1" table:formula="of:=MIN([.W2:.W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61])" office:value-type="float" office:value="9" calcext:value-type="float">
            <text:p>9</text:p>
          </table:table-cell>
          <table:table-cell table:style-name="ce1" table:formula="of:=MAX([.C2:.C61])" office:value-type="float" office:value="56" calcext:value-type="float">
            <text:p>56</text:p>
          </table:table-cell>
          <table:table-cell table:style-name="ce1" table:formula="of:=MAX([.D2:.D61])" office:value-type="float" office:value="0.67" calcext:value-type="float">
            <text:p>0.67</text:p>
          </table:table-cell>
          <table:table-cell table:style-name="ce1" table:formula="of:=MAX([.E2:.E61])" office:value-type="float" office:value="0.6" calcext:value-type="float">
            <text:p>0.6</text:p>
          </table:table-cell>
          <table:table-cell table:style-name="ce1" table:formula="of:=MAX([.F2:.F61])" office:value-type="float" office:value="1.25" calcext:value-type="float">
            <text:p>1.25</text:p>
          </table:table-cell>
          <table:table-cell table:style-name="ce1" table:formula="of:=MAX([.G2:.G61])" office:value-type="float" office:value="1.16" calcext:value-type="float">
            <text:p>1.16</text:p>
          </table:table-cell>
          <table:table-cell table:style-name="ce1" table:formula="of:=MAX([.H2:.H61])" office:value-type="float" office:value="266" calcext:value-type="float">
            <text:p>266</text:p>
          </table:table-cell>
          <table:table-cell table:style-name="ce1" table:formula="of:=MAX([.I2:.I61])" office:value-type="float" office:value="40" calcext:value-type="float">
            <text:p>40</text:p>
          </table:table-cell>
          <table:table-cell table:style-name="ce1" table:formula="of:=MAX([.J2:.J61])" office:value-type="float" office:value="20" calcext:value-type="float">
            <text:p>20</text:p>
          </table:table-cell>
          <table:table-cell table:style-name="ce1" table:formula="of:=MAX([.K2:.K61])" office:value-type="float" office:value="0.84" calcext:value-type="float">
            <text:p>0.84</text:p>
          </table:table-cell>
          <table:table-cell table:style-name="ce1" table:formula="of:=MAX([.L2:.L61])" office:value-type="float" office:value="14.91" calcext:value-type="float">
            <text:p>14.91</text:p>
          </table:table-cell>
          <table:table-cell table:style-name="ce1" table:formula="of:=MAX([.M2:.M61])" office:value-type="float" office:value="7.76" calcext:value-type="float">
            <text:p>7.76</text:p>
          </table:table-cell>
          <table:table-cell table:style-name="ce1" table:formula="of:=MAX([.N2:.N61])" office:value-type="float" office:value="100" calcext:value-type="float">
            <text:p>100</text:p>
          </table:table-cell>
          <table:table-cell table:style-name="ce1" table:formula="of:=MAX([.O2:.O61])" office:value-type="float" office:value="100" calcext:value-type="float">
            <text:p>100</text:p>
          </table:table-cell>
          <table:table-cell table:style-name="ce1" table:formula="of:=MAX([.P2:.P61])" office:value-type="float" office:value="100" calcext:value-type="float">
            <text:p>100</text:p>
          </table:table-cell>
          <table:table-cell table:style-name="ce1" table:formula="of:=MAX([.Q2:.Q61])" office:value-type="float" office:value="96.8" calcext:value-type="float">
            <text:p>96.8</text:p>
          </table:table-cell>
          <table:table-cell table:style-name="ce1" table:formula="of:=MAX([.R2:.R61])" office:value-type="float" office:value="3.8" calcext:value-type="float">
            <text:p>3.8</text:p>
          </table:table-cell>
          <table:table-cell table:style-name="ce1" table:formula="of:=MAX([.S2:.S61])" office:value-type="float" office:value="66.6" calcext:value-type="float">
            <text:p>66.6</text:p>
          </table:table-cell>
          <table:table-cell table:style-name="ce1" table:formula="of:=MAX([.T2:.T61])" office:value-type="float" office:value="87" calcext:value-type="float">
            <text:p>87</text:p>
          </table:table-cell>
          <table:table-cell table:style-name="ce1" table:formula="of:=MAX([.U2:.U61])" office:value-type="float" office:value="100" calcext:value-type="float">
            <text:p>100</text:p>
          </table:table-cell>
          <table:table-cell table:style-name="ce1" table:formula="of:=MAX([.V2:.V61])" office:value-type="float" office:value="99.9" calcext:value-type="float">
            <text:p>99.9</text:p>
          </table:table-cell>
          <table:table-cell table:style-name="ce1" table:formula="of:=MAX([.W2:.W61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61])" office:value-type="float" office:value="3.23333333333333" calcext:value-type="float">
            <text:p>3.2333333333</text:p>
          </table:table-cell>
          <table:table-cell table:style-name="ce1" table:formula="of:=AVERAGE([.C2:.C61])" office:value-type="float" office:value="39.5666666666667" calcext:value-type="float">
            <text:p>39.5666666667</text:p>
          </table:table-cell>
          <table:table-cell table:style-name="ce1" table:formula="of:=AVERAGE([.D2:.D61])" office:value-type="float" office:value="0.269333333333333" calcext:value-type="float">
            <text:p>0.2693333333</text:p>
          </table:table-cell>
          <table:table-cell table:style-name="ce1" table:formula="of:=AVERAGE([.E2:.E61])" office:value-type="float" office:value="0.336833333333333" calcext:value-type="float">
            <text:p>0.3368333333</text:p>
          </table:table-cell>
          <table:table-cell table:style-name="ce1" table:formula="of:=AVERAGE([.F2:.F61])" office:value-type="float" office:value="0.774666666666667" calcext:value-type="float">
            <text:p>0.7746666667</text:p>
          </table:table-cell>
          <table:table-cell table:style-name="ce1" table:formula="of:=AVERAGE([.G2:.G61])" office:value-type="float" office:value="0.884333333333334" calcext:value-type="float">
            <text:p>0.8843333333</text:p>
          </table:table-cell>
          <table:table-cell table:style-name="ce1" table:formula="of:=AVERAGE([.H2:.H61])" office:value-type="float" office:value="31.9666666666667" calcext:value-type="float">
            <text:p>31.9666666667</text:p>
          </table:table-cell>
          <table:table-cell table:style-name="ce1" table:formula="of:=AVERAGE([.I2:.I61])" office:value-type="float" office:value="37.9333333333333" calcext:value-type="float">
            <text:p>37.9333333333</text:p>
          </table:table-cell>
          <table:table-cell table:style-name="ce1" table:formula="of:=AVERAGE([.J2:.J61])" office:value-type="float" office:value="19.65" calcext:value-type="float">
            <text:p>19.65</text:p>
          </table:table-cell>
          <table:table-cell table:style-name="ce1" table:formula="of:=AVERAGE([.K2:.K61])" office:value-type="float" office:value="0.615333333333333" calcext:value-type="float">
            <text:p>0.6153333333</text:p>
          </table:table-cell>
          <table:table-cell table:style-name="ce1" table:formula="of:=AVERAGE([.L2:.L61])" office:value-type="float" office:value="11.5965" calcext:value-type="float">
            <text:p>11.5965</text:p>
          </table:table-cell>
          <table:table-cell table:style-name="ce1" table:formula="of:=AVERAGE([.M2:.M61])" office:value-type="float" office:value="3.78766666666667" calcext:value-type="float">
            <text:p>3.7876666667</text:p>
          </table:table-cell>
          <table:table-cell table:style-name="ce1" table:formula="of:=AVERAGE([.N2:.N61])" office:value-type="float" office:value="100" calcext:value-type="float">
            <text:p>100</text:p>
          </table:table-cell>
          <table:table-cell table:style-name="ce1" table:formula="of:=AVERAGE([.O2:.O61])" office:value-type="float" office:value="82.6883333333333" calcext:value-type="float">
            <text:p>82.6883333333</text:p>
          </table:table-cell>
          <table:table-cell table:style-name="ce1" table:formula="of:=AVERAGE([.P2:.P61])" office:value-type="float" office:value="58.775" calcext:value-type="float">
            <text:p>58.775</text:p>
          </table:table-cell>
          <table:table-cell table:style-name="ce1" table:formula="of:=AVERAGE([.Q2:.Q61])" office:value-type="float" office:value="70.2566666666667" calcext:value-type="float">
            <text:p>70.2566666667</text:p>
          </table:table-cell>
          <table:table-cell table:style-name="ce1" table:formula="of:=AVERAGE([.R2:.R61])" office:value-type="float" office:value="1.14833333333333" calcext:value-type="float">
            <text:p>1.1483333333</text:p>
          </table:table-cell>
          <table:table-cell table:style-name="ce1" table:formula="of:=AVERAGE([.S2:.S61])" office:value-type="float" office:value="18.3216666666667" calcext:value-type="float">
            <text:p>18.3216666667</text:p>
          </table:table-cell>
          <table:table-cell table:style-name="ce1" table:formula="of:=AVERAGE([.T2:.T61])" office:value-type="float" office:value="57.4216666666667" calcext:value-type="float">
            <text:p>57.4216666667</text:p>
          </table:table-cell>
          <table:table-cell table:style-name="ce1" table:formula="of:=AVERAGE([.U2:.U61])" office:value-type="float" office:value="87.4216666666667" calcext:value-type="float">
            <text:p>87.4216666667</text:p>
          </table:table-cell>
          <table:table-cell table:style-name="ce1" table:formula="of:=AVERAGE([.V2:.V61])" office:value-type="float" office:value="52.4366666666667" calcext:value-type="float">
            <text:p>52.4366666667</text:p>
          </table:table-cell>
          <table:table-cell table:style-name="ce1" table:formula="of:=AVERAGE([.W2:.W61])" office:value-type="float" office:value="54.2" calcext:value-type="float">
            <text:p>54.2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61])" office:value-type="float" office:value="3" calcext:value-type="float">
            <text:p>3</text:p>
          </table:table-cell>
          <table:table-cell table:style-name="ce1" table:formula="of:=MEDIAN([.C2:.C61])" office:value-type="float" office:value="38" calcext:value-type="float">
            <text:p>38</text:p>
          </table:table-cell>
          <table:table-cell table:style-name="ce1" table:formula="of:=MEDIAN([.D2:.D61])" office:value-type="float" office:value="0.26" calcext:value-type="float">
            <text:p>0.26</text:p>
          </table:table-cell>
          <table:table-cell table:style-name="ce1" table:formula="of:=MEDIAN([.E2:.E61])" office:value-type="float" office:value="0.325" calcext:value-type="float">
            <text:p>0.325</text:p>
          </table:table-cell>
          <table:table-cell table:style-name="ce1" table:formula="of:=MEDIAN([.F2:.F61])" office:value-type="float" office:value="0.73" calcext:value-type="float">
            <text:p>0.73</text:p>
          </table:table-cell>
          <table:table-cell table:style-name="ce1" table:formula="of:=MEDIAN([.G2:.G61])" office:value-type="float" office:value="0.96" calcext:value-type="float">
            <text:p>0.96</text:p>
          </table:table-cell>
          <table:table-cell table:style-name="ce1" table:formula="of:=MEDIAN([.H2:.H61])" office:value-type="float" office:value="0" calcext:value-type="float">
            <text:p>0</text:p>
          </table:table-cell>
          <table:table-cell table:style-name="ce1" table:formula="of:=MEDIAN([.I2:.I61])" office:value-type="float" office:value="40" calcext:value-type="float">
            <text:p>40</text:p>
          </table:table-cell>
          <table:table-cell table:style-name="ce1" table:formula="of:=MEDIAN([.J2:.J61])" office:value-type="float" office:value="20" calcext:value-type="float">
            <text:p>20</text:p>
          </table:table-cell>
          <table:table-cell table:style-name="ce1" table:formula="of:=MEDIAN([.K2:.K61])" office:value-type="float" office:value="0.61" calcext:value-type="float">
            <text:p>0.61</text:p>
          </table:table-cell>
          <table:table-cell table:style-name="ce1" table:formula="of:=MEDIAN([.L2:.L61])" office:value-type="float" office:value="11.66" calcext:value-type="float">
            <text:p>11.66</text:p>
          </table:table-cell>
          <table:table-cell table:style-name="ce1" table:formula="of:=MEDIAN([.M2:.M61])" office:value-type="float" office:value="3.11" calcext:value-type="float">
            <text:p>3.11</text:p>
          </table:table-cell>
          <table:table-cell table:style-name="ce1" table:formula="of:=MEDIAN([.N2:.N61])" office:value-type="float" office:value="100" calcext:value-type="float">
            <text:p>100</text:p>
          </table:table-cell>
          <table:table-cell table:style-name="ce1" table:formula="of:=MEDIAN([.O2:.O61])" office:value-type="float" office:value="100" calcext:value-type="float">
            <text:p>100</text:p>
          </table:table-cell>
          <table:table-cell table:style-name="ce1" table:formula="of:=MEDIAN([.P2:.P61])" office:value-type="float" office:value="100" calcext:value-type="float">
            <text:p>100</text:p>
          </table:table-cell>
          <table:table-cell table:style-name="ce1" table:formula="of:=MEDIAN([.Q2:.Q61])" office:value-type="float" office:value="75.15" calcext:value-type="float">
            <text:p>75.15</text:p>
          </table:table-cell>
          <table:table-cell table:style-name="ce1" table:formula="of:=MEDIAN([.R2:.R61])" office:value-type="float" office:value="1.1" calcext:value-type="float">
            <text:p>1.1</text:p>
          </table:table-cell>
          <table:table-cell table:style-name="ce1" table:formula="of:=MEDIAN([.S2:.S61])" office:value-type="float" office:value="14.3" calcext:value-type="float">
            <text:p>14.3</text:p>
          </table:table-cell>
          <table:table-cell table:style-name="ce1" table:formula="of:=MEDIAN([.T2:.T61])" office:value-type="float" office:value="60.6" calcext:value-type="float">
            <text:p>60.6</text:p>
          </table:table-cell>
          <table:table-cell table:style-name="ce1" table:formula="of:=MEDIAN([.U2:.U61])" office:value-type="float" office:value="98.2" calcext:value-type="float">
            <text:p>98.2</text:p>
          </table:table-cell>
          <table:table-cell table:style-name="ce1" table:formula="of:=MEDIAN([.V2:.V61])" office:value-type="float" office:value="53.05" calcext:value-type="float">
            <text:p>53.05</text:p>
          </table:table-cell>
          <table:table-cell table:style-name="ce1" table:formula="of:=MEDIAN([.W2:.W61])" office:value-type="float" office:value="60.15" calcext:value-type="float">
            <text:p>60.15</text:p>
          </table:table-cell>
        </table:table-row>
        <table:table-row table:style-name="ro1">
          <table:table-cell table:style-name="ce1" office:value-type="string" calcext:value-type="string">
            <text:p>Std. Dev</text:p>
          </table:table-cell>
          <table:table-cell table:style-name="ce1" table:formula="of:=STDEV([.B2:.B61])" office:value-type="float" office:value="1.87188536034125" calcext:value-type="float">
            <text:p>1.8718853603</text:p>
          </table:table-cell>
          <table:table-cell table:style-name="ce1" table:formula="of:=STDEV([.C2:.C61])" office:value-type="float" office:value="3.45610080413775" calcext:value-type="float">
            <text:p>3.4561008041</text:p>
          </table:table-cell>
          <table:table-cell table:style-name="ce1" table:formula="of:=STDEV([.D2:.D61])" office:value-type="float" office:value="0.159212752519928" calcext:value-type="float">
            <text:p>0.1592127525</text:p>
          </table:table-cell>
          <table:table-cell table:style-name="ce1" table:formula="of:=STDEV([.E2:.E61])" office:value-type="float" office:value="0.126309972051094" calcext:value-type="float">
            <text:p>0.1263099721</text:p>
          </table:table-cell>
          <table:table-cell table:style-name="ce1" table:formula="of:=STDEV([.F2:.F61])" office:value-type="float" office:value="0.191916884081313" calcext:value-type="float">
            <text:p>0.1919168841</text:p>
          </table:table-cell>
          <table:table-cell table:style-name="ce1" table:formula="of:=STDEV([.G2:.G61])" office:value-type="float" office:value="0.162693083897327" calcext:value-type="float">
            <text:p>0.1626930839</text:p>
          </table:table-cell>
          <table:table-cell table:style-name="ce1" table:formula="of:=STDEV([.H2:.H61])" office:value-type="float" office:value="68.0752242610488" calcext:value-type="float">
            <text:p>68.075224261</text:p>
          </table:table-cell>
          <table:table-cell table:style-name="ce1" table:formula="of:=STDEV([.I2:.I61])" office:value-type="float" office:value="4.19792792578154" calcext:value-type="float">
            <text:p>4.1979279258</text:p>
          </table:table-cell>
          <table:table-cell table:style-name="ce1" table:formula="of:=STDEV([.J2:.J61])" office:value-type="float" office:value="1.17639207115857" calcext:value-type="float">
            <text:p>1.1763920712</text:p>
          </table:table-cell>
          <table:table-cell table:style-name="ce1" table:formula="of:=STDEV([.K2:.K61])" office:value-type="float" office:value="0.0986255831400632" calcext:value-type="float">
            <text:p>0.0986255831</text:p>
          </table:table-cell>
          <table:table-cell table:style-name="ce1" table:formula="of:=STDEV([.L2:.L61])" office:value-type="float" office:value="1.7396549677392" calcext:value-type="float">
            <text:p>1.7396549677</text:p>
          </table:table-cell>
          <table:table-cell table:style-name="ce1" table:formula="of:=STDEV([.M2:.M61])" office:value-type="float" office:value="1.39176679162131" calcext:value-type="float">
            <text:p>1.3917667916</text:p>
          </table:table-cell>
          <table:table-cell table:style-name="ce1" table:formula="of:=STDEV([.N2:.N61])" office:value-type="float" office:value="0" calcext:value-type="float">
            <text:p>0</text:p>
          </table:table-cell>
          <table:table-cell table:style-name="ce1" table:formula="of:=STDEV([.O2:.O61])" office:value-type="float" office:value="35.1387616948339" calcext:value-type="float">
            <text:p>35.1387616948</text:p>
          </table:table-cell>
          <table:table-cell table:style-name="ce1" table:formula="of:=STDEV([.P2:.P61])" office:value-type="float" office:value="48.8563568197109" calcext:value-type="float">
            <text:p>48.8563568197</text:p>
          </table:table-cell>
          <table:table-cell table:style-name="ce1" table:formula="of:=STDEV([.Q2:.Q61])" office:value-type="float" office:value="19.2326731765016" calcext:value-type="float">
            <text:p>19.2326731765</text:p>
          </table:table-cell>
          <table:table-cell table:style-name="ce1" table:formula="of:=STDEV([.R2:.R61])" office:value-type="float" office:value="0.903381907089409" calcext:value-type="float">
            <text:p>0.9033819071</text:p>
          </table:table-cell>
          <table:table-cell table:style-name="ce1" table:formula="of:=STDEV([.S2:.S61])" office:value-type="float" office:value="15.0953813978986" calcext:value-type="float">
            <text:p>15.0953813979</text:p>
          </table:table-cell>
          <table:table-cell table:style-name="ce1" table:formula="of:=STDEV([.T2:.T61])" office:value-type="float" office:value="18.5489009374869" calcext:value-type="float">
            <text:p>18.5489009375</text:p>
          </table:table-cell>
          <table:table-cell table:style-name="ce1" table:formula="of:=STDEV([.U2:.U61])" office:value-type="float" office:value="20.4447174534502" calcext:value-type="float">
            <text:p>20.4447174535</text:p>
          </table:table-cell>
          <table:table-cell table:style-name="ce1" table:formula="of:=STDEV([.V2:.V61])" office:value-type="float" office:value="38.8093120341623" calcext:value-type="float">
            <text:p>38.8093120342</text:p>
          </table:table-cell>
          <table:table-cell table:style-name="ce1" table:formula="of:=STDEV([.W2:.W61])" office:value-type="float" office:value="40.9514470678284" calcext:value-type="float">
            <text:p>40.9514470678</text:p>
          </table:table-cell>
        </table:table-row>
        <table:table-row table:style-name="ro3" table:number-rows-repeated="9">
          <table:table-cell table:number-columns-repeated="23"/>
        </table:table-row>
        <table:table-row table:style-name="ro1">
          <table:table-cell table:style-name="ce1" office:value-type="string" calcext:value-type="string">
            <text:p>Bot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Pass Rate Avg</text:p>
          </table:table-cell>
          <table:table-cell table:style-name="ce1" table:formula="of:=AVERAGE([.N65:.W65])" office:value-type="float" office:value="58.267" calcext:value-type="float">
            <text:p>58.267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L Webb</meta:initial-creator>
    <dc:creator>SL Webb</dc:creator>
    <meta:creation-date>2016-03-03T12:44:25Z</meta:creation-date>
    <dc:date>2016-03-16T13:41:27.275594032</dc:date>
    <meta:editing-cycles>22</meta:editing-cycles>
    <meta:editing-duration>PT10H35M54S</meta:editing-duration>
    <meta:document-statistic meta:table-count="15" meta:cell-count="16797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Wei.B2:Wei.B61 Wei.J1:Wei.J61" chart:data-source-has-labels="row" svg:x="1.357cm" svg:y="0.179cm" svg:width="12.166cm" svg:height="7.633cm">
          <chartooo:coordinate-region svg:x="2.243cm" svg:y="0.405cm" svg:width="11.067cm" svg:height="6.707cm"/>
          <chart:axis chart:dimension="x" chart:name="primary-x" chart:style-name="ch4">
            <chart:title svg:x="6.748cm" svg:y="7.992cm" chart:style-name="ch5">
              <text:p>N. Turns</text:p>
            </chart:title>
          </chart:axis>
          <chart:axis chart:dimension="y" chart:name="primary-y" chart:style-name="ch6">
            <chart:title svg:x="0.451cm" svg:y="4.952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804cm" svg:height="9.218cm" xlink:href=".." xlink:type="simple" chart:class="chart:scatter" chart:style-name="ch1">
        <chart:legend chart:legend-position="end" svg:x="15.647cm" svg:y="4.283cm" style:legend-expansion="high" chart:style-name="ch2"/>
        <chart:plot-area chart:style-name="ch3" table:cell-range-address="ObstacleWeight.D2:ObstacleWeight.D61 ObstacleWeight.M1:ObstacleWeight.M61" chart:data-source-has-labels="row" svg:x="1.394cm" svg:y="0.184cm" svg:width="13.897cm" svg:height="7.842cm">
          <chartooo:coordinate-region svg:x="2.28cm" svg:y="0.41cm" svg:width="12.745cm" svg:height="6.916cm"/>
          <chart:axis chart:dimension="x" chart:name="primary-x" chart:style-name="ch4">
            <chart:title svg:x="7.478cm" svg:y="8.211cm" chart:style-name="ch5">
              <text:p>Goal Vis %</text:p>
            </chart:title>
          </chart:axis>
          <chart:axis chart:dimension="y" chart:name="primary-y" chart:style-name="ch6">
            <chart:title svg:x="0.451cm" svg:y="4.89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037cm" svg:height="11.066cm" xlink:href=".." xlink:type="simple" chart:class="chart:scatter" chart:style-name="ch1">
        <chart:legend chart:legend-position="end" svg:x="14.88cm" svg:y="5.207cm" style:legend-expansion="high" chart:style-name="ch2"/>
        <chart:plot-area chart:style-name="ch3" table:cell-range-address="ObstacleWeight.E2:ObstacleWeight.E61 ObstacleWeight.M1:ObstacleWeight.M61" chart:data-source-has-labels="row" svg:x="1.378cm" svg:y="0.221cm" svg:width="13.162cm" svg:height="9.616cm">
          <chartooo:coordinate-region svg:x="2.264cm" svg:y="0.447cm" svg:width="12.01cm" svg:height="8.69cm"/>
          <chart:axis chart:dimension="x" chart:name="primary-x" chart:style-name="ch4">
            <chart:title svg:x="7.042cm" svg:y="10.059cm" chart:style-name="ch5">
              <text:p>Start Vis %</text:p>
            </chart:title>
          </chart:axis>
          <chart:axis chart:dimension="y" chart:name="primary-y" chart:style-name="ch6">
            <chart:title svg:x="0.451cm" svg:y="5.814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811cm" svg:height="8.999cm" xlink:href=".." xlink:type="simple" chart:class="chart:scatter" chart:style-name="ch1">
        <chart:legend chart:legend-position="end" svg:x="14.654cm" svg:y="4.173cm" style:legend-expansion="high" chart:style-name="ch2"/>
        <chart:plot-area chart:style-name="ch3" table:cell-range-address="ObstacleWeight.G2:ObstacleWeight.G61 ObstacleWeight.M1:ObstacleWeight.M61" chart:data-source-has-labels="row" svg:x="1.374cm" svg:y="0.179cm" svg:width="12.944cm" svg:height="7.633cm">
          <chartooo:coordinate-region svg:x="2.26cm" svg:y="0.405cm" svg:width="11.792cm" svg:height="6.707cm"/>
          <chart:axis chart:dimension="x" chart:name="primary-x" chart:style-name="ch4">
            <chart:title svg:x="7.088cm" svg:y="7.992cm" chart:style-name="ch5">
              <text:p>Obs. Use</text:p>
            </chart:title>
          </chart:axis>
          <chart:axis chart:dimension="y" chart:name="primary-y" chart:style-name="ch6">
            <chart:title svg:x="0.451cm" svg:y="4.753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F2:MagPenalty.F61 MagPenalty.M1:MagPenalty.M61" chart:data-source-has-labels="row" svg:x="0.319cm" svg:y="0.179cm" svg:width="13.204cm" svg:height="8.641cm">
          <chartooo:coordinate-region svg:x="1.205cm" svg:y="0.405cm" svg:width="12.21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F2:MagPenalty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MagPenalty.F2:MagPenalty.F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">
                <text:p>1.5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">
                <text:p>0.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">
                <text:p>1.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">
                <text:p>0.5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">
                <text:p>1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">
                <text:p>0.69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">
                <text:p>0.9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">
                <text:p>0.8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">
                <text:p>0.5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">
                <text:p>0.5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">
                <text:p>0.7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">
                <text:p>0.6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">
                <text:p>1.0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">
                <text:p>0.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">
                <text:p>0.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">
                <text:p>0.7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">
                <text:p>0.6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">
                <text:p>1.2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">
                <text:p>0.7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">
                <text:p>0.6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">
                <text:p>0.7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">
                <text:p>0.7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">
                <text:p>0.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9">
                <text:p>0.7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">
                <text:p>0.8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I2:MagPenalty.I61 MagPenalty.M1:MagPenalty.M61" chart:data-source-has-labels="row" svg:x="0.319cm" svg:y="0.179cm" svg:width="13.204cm" svg:height="8.641cm">
          <chartooo:coordinate-region svg:x="1.205cm" svg:y="0.405cm" svg:width="12.105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I2:MagPenalty.I61 MagPenalty.M1:MagPenalty.M61" chart:data-source-has-labels="row" svg:x="0.319cm" svg:y="0.179cm" svg:width="13.204cm" svg:height="8.641cm">
          <chartooo:coordinate-region svg:x="1.205cm" svg:y="0.405cm" svg:width="12.105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8cm" svg:height="11.996cm" xlink:href=".." xlink:type="simple" chart:class="chart:scatter" chart:style-name="ch1">
        <chart:legend chart:legend-position="end" svg:x="18.388cm" svg:y="4.454cm" style:legend-expansion="high" chart:style-name="ch2"/>
        <chart:plot-area chart:style-name="ch3" table:cell-range-address="TurnsAboveOne.K1:TurnsAboveOne.K61 TurnsAboveOne.O1:TurnsAboveOne.Q61 TurnsAboveOne.U1:TurnsAboveOne.W61" chart:data-source-has-labels="row" svg:x="1.452cm" svg:y="0.239cm" svg:width="16.495cm" svg:height="10.537cm">
          <chartooo:coordinate-region svg:x="2.259cm" svg:y="0.438cm" svg:width="15.356cm" svg:height="9.691cm"/>
          <chart:axis chart:dimension="x" chart:name="primary-x" chart:style-name="ch4">
            <chart:title svg:x="8.835cm" svg:y="11.015cm" chart:style-name="ch5">
              <text:p>AvgOpenW</text:p>
            </chart:title>
          </chart:axis>
          <chart:axis chart:dimension="y" chart:name="primary-y" chart:style-name="ch6">
            <chart:title svg:x="0.451cm" svg:y="6.067cm" chart:style-name="ch7">
              <text:p>Pass%</text:p>
            </chart:title>
            <chart:grid chart:style-name="ch8" chart:class="major"/>
          </chart:axis>
          <chart:series chart:style-name="ch9" chart:values-cell-range-address="TurnsAboveOne.O2:TurnsAboveOne.O61" chart:label-cell-address="TurnsAboveOne.O1:TurnsAboveOne.O1" chart:class="chart:scatter">
            <chart:domain table:cell-range-address="TurnsAboveOne.K2:TurnsAboveOne.K61"/>
            <chart:data-point chart:repeated="60"/>
          </chart:series>
          <chart:series chart:style-name="ch10" chart:values-cell-range-address="TurnsAboveOne.P2:TurnsAboveOne.P61" chart:label-cell-address="TurnsAboveOne.P1:TurnsAboveOne.P1" chart:class="chart:scatter">
            <chart:data-point chart:repeated="60"/>
          </chart:series>
          <chart:series chart:style-name="ch11" chart:values-cell-range-address="TurnsAboveOne.Q2:TurnsAboveOne.Q61" chart:label-cell-address="TurnsAboveOne.Q1:TurnsAboveOne.Q1" chart:class="chart:scatter">
            <chart:data-point chart:repeated="60"/>
          </chart:series>
          <chart:series chart:style-name="ch12" chart:values-cell-range-address="TurnsAboveOne.U2:TurnsAboveOne.U61" chart:label-cell-address="TurnsAboveOne.U1:TurnsAboveOne.U1" chart:class="chart:scatter">
            <chart:data-point chart:repeated="60"/>
          </chart:series>
          <chart:series chart:style-name="ch13" chart:values-cell-range-address="TurnsAboveOne.V2:TurnsAboveOne.V61" chart:label-cell-address="TurnsAboveOne.V1:TurnsAboveOne.V1" chart:class="chart:scatter">
            <chart:data-point chart:repeated="60"/>
          </chart:series>
          <chart:series chart:style-name="ch14" chart:values-cell-range-address="TurnsAboveOne.W2:TurnsAboveOne.W61" chart:label-cell-address="TurnsAboveOne.W1:TurnsAboveOne.W1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WallFollower [l]</text:p>
                <draw:g>
                  <svg:desc>TurnsAboveOne.O1:TurnsAboveOne.O1</svg:desc>
                </draw:g>
              </table:table-cell>
              <table:table-cell office:value-type="string">
                <text:p>WallFollower [r]</text:p>
                <draw:g>
                  <svg:desc>TurnsAboveOne.P1:TurnsAboveOne.P1</svg:desc>
                </draw:g>
              </table:table-cell>
              <table:table-cell office:value-type="string">
                <text:p>Explorer</text:p>
                <draw:g>
                  <svg:desc>TurnsAboveOne.Q1:TurnsAboveOne.Q1</svg:desc>
                </draw:g>
              </table:table-cell>
              <table:table-cell office:value-type="string">
                <text:p>Long Term Explorer</text:p>
                <draw:g>
                  <svg:desc>TurnsAboveOne.U1:TurnsAboveOne.U1</svg:desc>
                </draw:g>
              </table:table-cell>
              <table:table-cell office:value-type="string">
                <text:p>Bumper</text:p>
                <draw:g>
                  <svg:desc>TurnsAboveOne.V1:TurnsAboveOne.V1</svg:desc>
                </draw:g>
              </table:table-cell>
              <table:table-cell office:value-type="string">
                <text:p>Decision Bumper</text:p>
                <draw:g>
                  <svg:desc>TurnsAboveOne.W1:TurnsAboveOn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">
                <text:p>0.26</text:p>
                <draw:g>
                  <svg:desc>TurnsAboveOne.K2:TurnsAboveOne.K61</svg:desc>
                </draw:g>
              </table:table-cell>
              <table:table-cell office:value-type="float" office:value="100">
                <text:p>100</text:p>
                <draw:g>
                  <svg:desc>TurnsAboveOne.O2:TurnsAboveOne.O61</svg:desc>
                </draw:g>
              </table:table-cell>
              <table:table-cell office:value-type="float" office:value="100">
                <text:p>100</text:p>
                <draw:g>
                  <svg:desc>TurnsAboveOne.P2:TurnsAboveOne.P61</svg:desc>
                </draw:g>
              </table:table-cell>
              <table:table-cell office:value-type="float" office:value="81.5">
                <text:p>81.5</text:p>
                <draw:g>
                  <svg:desc>TurnsAboveOne.Q2:TurnsAboveOne.Q61</svg:desc>
                </draw:g>
              </table:table-cell>
              <table:table-cell office:value-type="float" office:value="99.9">
                <text:p>99.9</text:p>
                <draw:g>
                  <svg:desc>TurnsAboveOne.U2:TurnsAboveOne.U61</svg:desc>
                </draw:g>
              </table:table-cell>
              <table:table-cell office:value-type="float" office:value="90">
                <text:p>90</text:p>
                <draw:g>
                  <svg:desc>TurnsAboveOne.V2:TurnsAboveOne.V61</svg:desc>
                </draw:g>
              </table:table-cell>
              <table:table-cell office:value-type="float" office:value="98.3">
                <text:p>98.3</text:p>
                <draw:g>
                  <svg:desc>TurnsAboveOne.W2:TurnsAboveOne.W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4.9">
                <text:p>9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8">
                <text:p>80.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">
                <text:p>96.4</text:p>
              </table:table-cell>
              <table:table-cell office:value-type="float" office:value="99.2">
                <text:p>99.2</text:p>
              </table:table-cell>
              <table:table-cell office:value-type="float" office:value="71.1">
                <text:p>71.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96.1">
                <text:p>96.1</text:p>
              </table:table-cell>
              <table:table-cell office:value-type="float" office:value="38.4">
                <text:p>38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">
                <text:p>0.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">
                <text:p>88.8</text:p>
              </table:table-cell>
              <table:table-cell office:value-type="float" office:value="98.8">
                <text:p>98.8</text:p>
              </table:table-cell>
              <table:table-cell office:value-type="float" office:value="82.7">
                <text:p>82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6">
                <text:p>93.6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82.9">
                <text:p>82.9</text:p>
              </table:table-cell>
              <table:table-cell office:value-type="float" office:value="97.9">
                <text:p>97.9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7">
                <text:p>59.7</text:p>
              </table:table-cell>
              <table:table-cell office:value-type="float" office:value="61.8">
                <text:p>61.8</text:p>
              </table:table-cell>
              <table:table-cell office:value-type="float" office:value="70.6">
                <text:p>70.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99.7">
                <text:p>99.7</text:p>
              </table:table-cell>
              <table:table-cell office:value-type="float" office:value="61.5">
                <text:p>61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8">
                <text:p>69.8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2.6">
                <text:p>72.6</text:p>
              </table:table-cell>
              <table:table-cell office:value-type="float" office:value="76.7">
                <text:p>76.7</text:p>
              </table:table-cell>
              <table:table-cell office:value-type="float" office:value="39">
                <text:p>3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9.6">
                <text:p>69.6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8">
                <text:p>85.8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100">
                <text:p>100</text:p>
              </table:table-cell>
              <table:table-cell office:value-type="float" office:value="23.6">
                <text:p>23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8.1">
                <text:p>78.1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  <table:table-cell office:value-type="float" office:value="87.9">
                <text:p>87.9</text:p>
              </table:table-cell>
              <table:table-cell office:value-type="float" office:value="100">
                <text:p>100</text:p>
              </table:table-cell>
              <table:table-cell office:value-type="float" office:value="47.8">
                <text:p>47.8</text:p>
              </table:table-cell>
              <table:table-cell office:value-type="float" office:value="100">
                <text:p>100</text:p>
              </table:table-cell>
              <table:table-cell office:value-type="float" office:value="88.7">
                <text:p>88.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8.1">
                <text:p>38.1</text:p>
              </table:table-cell>
              <table:table-cell office:value-type="float" office:value="92.5">
                <text:p>92.5</text:p>
              </table:table-cell>
              <table:table-cell office:value-type="float" office:value="50.6">
                <text:p>50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">
                <text:p>58.1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100">
                <text:p>100</text:p>
              </table:table-cell>
              <table:table-cell office:value-type="float" office:value="90.6">
                <text:p>90.6</text:p>
              </table:table-cell>
              <table:table-cell office:value-type="float" office:value="86.5">
                <text:p>86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9">
                <text:p>52.9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8.7">
                <text:p>68.7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98.3">
                <text:p>98.3</text:p>
              </table:table-cell>
              <table:table-cell office:value-type="float" office:value="62.4">
                <text:p>62.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4">
                <text:p>69.4</text:p>
              </table:table-cell>
              <table:table-cell office:value-type="float" office:value="99.6">
                <text:p>99.6</text:p>
              </table:table-cell>
              <table:table-cell office:value-type="float" office:value="53.4">
                <text:p>53.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3.1">
                <text:p>73.1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8.7">
                <text:p>98.7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83.2">
                <text:p>83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79.8">
                <text:p>79.8</text:p>
              </table:table-cell>
              <table:table-cell office:value-type="float" office:value="92.6">
                <text:p>92.6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3.3">
                <text:p>93.3</text:p>
              </table:table-cell>
              <table:table-cell office:value-type="float" office:value="99.6">
                <text:p>99.6</text:p>
              </table:table-cell>
              <table:table-cell office:value-type="float" office:value="92.7">
                <text:p>92.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100">
                <text:p>100</text:p>
              </table:table-cell>
              <table:table-cell office:value-type="float" office:value="98.3">
                <text:p>98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">
                <text:p>0.33</text:p>
              </table:table-cell>
              <table:table-cell office:value-type="float" office:value="51.4">
                <text:p>51.4</text:p>
              </table:table-cell>
              <table:table-cell office:value-type="float" office:value="100">
                <text:p>100</text:p>
              </table:table-cell>
              <table:table-cell office:value-type="float" office:value="42.2">
                <text:p>42.2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8">
                <text:p>83.8</text:p>
              </table:table-cell>
              <table:table-cell office:value-type="float" office:value="100">
                <text:p>100</text:p>
              </table:table-cell>
              <table:table-cell office:value-type="float" office:value="45.1">
                <text:p>45.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9.3">
                <text:p>89.3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8">
                <text:p>69.8</text:p>
              </table:table-cell>
              <table:table-cell office:value-type="float" office:value="99.2">
                <text:p>99.2</text:p>
              </table:table-cell>
              <table:table-cell office:value-type="float" office:value="79">
                <text:p>79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3">
                <text:p>83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">
                <text:p>0.28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84.4">
                <text:p>84.4</text:p>
              </table:table-cell>
              <table:table-cell office:value-type="float" office:value="92.8">
                <text:p>92.8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">
                <text:p>0.28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50.5">
                <text:p>50.5</text:p>
              </table:table-cell>
              <table:table-cell office:value-type="float" office:value="100">
                <text:p>100</text:p>
              </table:table-cell>
              <table:table-cell office:value-type="float" office:value="27.2">
                <text:p>27.2</text:p>
              </table:table-cell>
              <table:table-cell office:value-type="float" office:value="41.2">
                <text:p>41.2</text:p>
              </table:table-cell>
              <table:table-cell office:value-type="float" office:value="52.6">
                <text:p>52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96.8">
                <text:p>96.8</text:p>
              </table:table-cell>
              <table:table-cell office:value-type="float" office:value="79.5">
                <text:p>79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97.1">
                <text:p>97.1</text:p>
              </table:table-cell>
              <table:table-cell office:value-type="float" office:value="84.1">
                <text:p>84.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  <table:table-cell office:value-type="float" office:value="73.8">
                <text:p>73.8</text:p>
              </table:table-cell>
              <table:table-cell office:value-type="float" office:value="100">
                <text:p>100</text:p>
              </table:table-cell>
              <table:table-cell office:value-type="float" office:value="45.2">
                <text:p>45.2</text:p>
              </table:table-cell>
              <table:table-cell office:value-type="float" office:value="94.7">
                <text:p>94.7</text:p>
              </table:table-cell>
              <table:table-cell office:value-type="float" office:value="15.2">
                <text:p>15.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8">
                <text:p>71.8</text:p>
              </table:table-cell>
              <table:table-cell office:value-type="float" office:value="85.3">
                <text:p>85.3</text:p>
              </table:table-cell>
              <table:table-cell office:value-type="float" office:value="33.1">
                <text:p>3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0.9">
                <text:p>60.9</text:p>
              </table:table-cell>
              <table:table-cell office:value-type="float" office:value="87.3">
                <text:p>87.3</text:p>
              </table:table-cell>
              <table:table-cell office:value-type="float" office:value="78.8">
                <text:p>78.8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2.3">
                <text:p>42.3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">
                <text:p>0.36</text:p>
              </table:table-cell>
              <table:table-cell office:value-type="float" office:value="75.9">
                <text:p>75.9</text:p>
              </table:table-cell>
              <table:table-cell office:value-type="float" office:value="100">
                <text:p>100</text:p>
              </table:table-cell>
              <table:table-cell office:value-type="float" office:value="41.5">
                <text:p>41.5</text:p>
              </table:table-cell>
              <table:table-cell office:value-type="float" office:value="99.3">
                <text:p>99.3</text:p>
              </table:table-cell>
              <table:table-cell office:value-type="float" office:value="61.5">
                <text:p>6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8.1">
                <text:p>9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3.5">
                <text:p>53.5</text:p>
              </table:table-cell>
              <table:table-cell office:value-type="float" office:value="100">
                <text:p>100</text:p>
              </table:table-cell>
              <table:table-cell office:value-type="float" office:value="51.8">
                <text:p>51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9">
                <text:p>62.9</text:p>
              </table:table-cell>
              <table:table-cell office:value-type="float" office:value="94.2">
                <text:p>94.2</text:p>
              </table:table-cell>
              <table:table-cell office:value-type="float" office:value="45.9">
                <text:p>45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0.9">
                <text:p>70.9</text:p>
              </table:table-cell>
              <table:table-cell office:value-type="float" office:value="97.8">
                <text:p>97.8</text:p>
              </table:table-cell>
              <table:table-cell office:value-type="float" office:value="68.8">
                <text:p>68.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97.1">
                <text:p>97.1</text:p>
              </table:table-cell>
              <table:table-cell office:value-type="float" office:value="42">
                <text:p>4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">
                <text:p>0.29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85">
                <text:p>85</text:p>
              </table:table-cell>
              <table:table-cell office:value-type="float" office:value="75.7">
                <text:p>75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">
                <text:p>0.2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1.3">
                <text:p>71.3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74.9">
                <text:p>74.9</text:p>
              </table:table-cell>
              <table:table-cell office:value-type="float" office:value="100">
                <text:p>100</text:p>
              </table:table-cell>
              <table:table-cell office:value-type="float" office:value="87.3">
                <text:p>87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79">
                <text:p>79</text:p>
              </table:table-cell>
              <table:table-cell office:value-type="float" office:value="79.6">
                <text:p>79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9">
                <text:p>63.9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65cm" svg:height="8.861cm" xlink:href=".." xlink:type="simple" chart:class="chart:scatter" chart:style-name="ch1">
        <chart:legend chart:legend-position="end" svg:x="13.908cm" svg:y="4.104cm" style:legend-expansion="high" chart:style-name="ch2"/>
        <chart:plot-area chart:style-name="ch3" table:cell-range-address="Weighted_Sum_Turns.F2:Weighted_Sum_Turns.F61 Weighted_Sum_Turns.J1:Weighted_Sum_Turns.J61" chart:data-source-has-labels="row" svg:x="1.359cm" svg:y="0.177cm" svg:width="12.228cm" svg:height="7.499cm">
          <chartooo:coordinate-region svg:x="2.245cm" svg:y="0.403cm" svg:width="11.234cm" svg:height="6.573cm"/>
          <chart:axis chart:dimension="x" chart:name="primary-x" chart:style-name="ch4">
            <chart:title svg:x="5.498cm" svg:y="7.854cm" chart:style-name="ch5">
              <text:p>Weighted Sum Function</text:p>
            </chart:title>
          </chart:axis>
          <chart:axis chart:dimension="y" chart:name="primary-y" chart:style-name="ch6">
            <chart:title svg:x="0.451cm" svg:y="4.711cm" chart:style-name="ch7">
              <text:p>Pass Rate</text:p>
            </chart:title>
            <chart:grid chart:style-name="ch8" chart:class="major"/>
          </chart:axis>
          <chart:series chart:style-name="ch9" chart:values-cell-range-address="Weighted_Sum_Turns.J2:Weighted_Sum_Turns.J61" chart:label-cell-address="Weighted_Sum_Turns.J1:Weighted_Sum_Turns.J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Weighted_Sum_Turns.J1:Weighted_Sum_Turn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73.6">
                <text:p>73.6</text:p>
                <draw:g>
                  <svg:desc>Weighted_Sum_Turns.J2:Weighted_Sum_Turns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_Turns.F1:Weighted_Sum_Turns.F61 Weighted_Sum_Turns.B2:Weighted_Sum_Turns.B61" chart:data-source-has-labels="row" svg:x="1.357cm" svg:y="0.179cm" svg:width="11.451cm" svg:height="7.633cm">
          <chartooo:coordinate-region svg:x="1.82cm" svg:y="0.405cm" svg:width="10.88cm" svg:height="6.707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687cm" chart:style-name="ch7">
              <text:p>N. Turns</text:p>
            </chart:title>
            <chart:grid chart:style-name="ch8" chart:class="major"/>
          </chart:axis>
          <chart:series chart:style-name="ch9" chart:values-cell-range-address="Weighted_Sum_Turns.B2:Weighted_Sum_Turns.B61" chart:label-cell-address="Weighted_Sum_Turns.F1:Weighted_Sum_Turns.F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_Turns.F1:Weighted_Sum_Tur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5">
                <text:p>5</text:p>
                <draw:g>
                  <svg:desc>Weighted_Sum_Turns.B2:Weighted_Sum_Turns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_Turns.F1:Weighted_Sum_Turns.F61 Weighted_Sum_Turns.E2:Weighted_Sum_Turns.E61" chart:data-source-has-labels="row" svg:x="1.357cm" svg:y="0.179cm" svg:width="11.451cm" svg:height="7.633cm">
          <chartooo:coordinate-region svg:x="2.137cm" svg:y="0.406cm" svg:width="10.563cm" svg:height="6.706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5.587cm" chart:style-name="ch7">
              <text:p>Visibility Magnitude</text:p>
            </chart:title>
            <chart:grid chart:style-name="ch8" chart:class="major"/>
          </chart:axis>
          <chart:series chart:style-name="ch9" chart:values-cell-range-address="Weighted_Sum_Turns.E2:Weighted_Sum_Turns.E61" chart:label-cell-address="Weighted_Sum_Turns.F1:Weighted_Sum_Turns.F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_Turns.F1:Weighted_Sum_Tur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0.92">
                <text:p>0.92</text:p>
                <draw:g>
                  <svg:desc>Weighted_Sum_Turns.E2:Weighted_Sum_Turn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1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484cm" svg:height="12.433cm" xlink:href=".." xlink:type="simple" chart:class="chart:scatter" chart:style-name="ch1">
        <chart:legend chart:legend-position="end" svg:x="14.327cm" svg:y="5.89cm" style:legend-expansion="high" chart:style-name="ch2"/>
        <chart:plot-area chart:style-name="ch3" table:cell-range-address="'Goal_Vis_%'.D2:'Goal_Vis_%'.D61 'Goal_Vis_%'.J1:'Goal_Vis_%'.J61" chart:data-source-has-labels="row" svg:x="1.367cm" svg:y="0.248cm" svg:width="12.631cm" svg:height="10.929cm">
          <chartooo:coordinate-region svg:x="2.253cm" svg:y="0.475cm" svg:width="11.108cm" svg:height="10.002cm"/>
          <chart:axis chart:dimension="x" chart:name="primary-x" chart:style-name="ch4">
            <chart:title svg:x="4.847cm" svg:y="11.426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497cm" chart:style-name="ch7">
              <text:p>Pass Rate</text:p>
            </chart:title>
            <chart:grid chart:style-name="ch8" chart:class="major"/>
          </chart:axis>
          <chart:series chart:style-name="ch9" chart:values-cell-range-address="'Goal_Vis_%'.J2:'Goal_Vis_%'.J61" chart:label-cell-address="'Goal_Vis_%'.J1:'Goal_Vis_%'.J1" chart:class="chart:scatter">
            <chart:domain table:cell-range-address="'Goal_Vis_%'.D2:'Goal_Vis_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_Vis_%'.J1:'Goal_Vis_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_Vis_%'.D2:'Goal_Vis_%'.D61</svg:desc>
                </draw:g>
              </table:table-cell>
              <table:table-cell office:value-type="float" office:value="79.7">
                <text:p>79.7</text:p>
                <draw:g>
                  <svg:desc>'Goal_Vis_%'.J2:'Goal_Vis_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417cm" svg:height="14.718cm" xlink:href=".." xlink:type="simple" chart:class="chart:scatter" chart:style-name="ch1">
        <chart:legend chart:legend-position="end" svg:x="15.445cm" svg:y="7.033cm" style:legend-expansion="high" chart:style-name="ch2"/>
        <chart:plot-area chart:style-name="ch3" table:cell-range-address="Weighted_Sum_Turns.B2:Weighted_Sum_Turns.B61 Weighted_Sum_Turns.E1:Weighted_Sum_Turns.E61" chart:data-source-has-labels="row" svg:x="1.386cm" svg:y="0.294cm" svg:width="13.711cm" svg:height="13.122cm">
          <chartooo:coordinate-region svg:x="2.166cm" svg:y="0.521cm" svg:width="12.823cm" svg:height="12.195cm"/>
          <chart:axis chart:dimension="x" chart:name="primary-x" chart:style-name="ch4">
            <chart:title svg:x="7.549cm" svg:y="13.711cm" chart:style-name="ch5">
              <text:p>N. Turns</text:p>
            </chart:title>
          </chart:axis>
          <chart:axis chart:dimension="y" chart:name="primary-y" chart:style-name="ch6">
            <chart:title svg:x="0.451cm" svg:y="8.447cm" chart:style-name="ch7">
              <text:p>Visibility Magnitude</text:p>
            </chart:title>
            <chart:grid chart:style-name="ch8" chart:class="major"/>
          </chart:axis>
          <chart:series chart:style-name="ch9" chart:values-cell-range-address="Weighted_Sum_Turns.E2:Weighted_Sum_Turns.E61" chart:label-cell-address="Weighted_Sum_Turns.E1:Weighted_Sum_Turns.E1" chart:class="chart:scatter">
            <chart:domain table:cell-range-address="Weighted_Sum_Turns.B2:Weighted_Sum_Turns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Weighted_Sum_Turns.E1:Weighted_Sum_Tur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eighted_Sum_Turns.B2:Weighted_Sum_Turns.B61</svg:desc>
                </draw:g>
              </table:table-cell>
              <table:table-cell office:value-type="float" office:value="0.92">
                <text:p>0.92</text:p>
                <draw:g>
                  <svg:desc>Weighted_Sum_Turns.E2:Weighted_Sum_Turn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77cm" svg:height="11.997cm" xlink:href=".." xlink:type="simple" chart:class="chart:scatter" chart:style-name="ch1">
        <chart:legend chart:legend-position="end" svg:x="18.785cm" svg:y="4.454cm" style:legend-expansion="high" chart:style-name="ch2"/>
        <chart:plot-area chart:style-name="ch3" table:cell-range-address="TurnsAboveOne.L1:TurnsAboveOne.L61 TurnsAboveOne.O1:TurnsAboveOne.Q61 TurnsAboveOne.U1:TurnsAboveOne.W61" chart:data-source-has-labels="row" svg:x="1.46cm" svg:y="0.239cm" svg:width="16.876cm" svg:height="10.538cm">
          <chartooo:coordinate-region svg:x="2.267cm" svg:y="0.438cm" svg:width="15.882cm" svg:height="9.692cm"/>
          <chart:axis chart:dimension="x" chart:name="primary-x" chart:style-name="ch4">
            <chart:title svg:x="9.06cm" svg:y="11.016cm" chart:style-name="ch5">
              <text:p>AvgOpenH</text:p>
            </chart:title>
          </chart:axis>
          <chart:axis chart:dimension="y" chart:name="primary-y" chart:style-name="ch6">
            <chart:title svg:x="0.451cm" svg:y="6.068cm" chart:style-name="ch7">
              <text:p>Pass%</text:p>
            </chart:title>
            <chart:grid chart:style-name="ch8" chart:class="major"/>
          </chart:axis>
          <chart:series chart:style-name="ch9" chart:values-cell-range-address="TurnsAboveOne.O2:TurnsAboveOne.O61" chart:label-cell-address="TurnsAboveOne.O1:TurnsAboveOne.O1" chart:class="chart:scatter">
            <chart:domain table:cell-range-address="TurnsAboveOne.L2:TurnsAboveOne.L61"/>
            <chart:data-point chart:repeated="60"/>
          </chart:series>
          <chart:series chart:style-name="ch10" chart:values-cell-range-address="TurnsAboveOne.P2:TurnsAboveOne.P61" chart:label-cell-address="TurnsAboveOne.P1:TurnsAboveOne.P1" chart:class="chart:scatter">
            <chart:data-point chart:repeated="60"/>
          </chart:series>
          <chart:series chart:style-name="ch11" chart:values-cell-range-address="TurnsAboveOne.Q2:TurnsAboveOne.Q61" chart:label-cell-address="TurnsAboveOne.Q1:TurnsAboveOne.Q1" chart:class="chart:scatter">
            <chart:data-point chart:repeated="60"/>
          </chart:series>
          <chart:series chart:style-name="ch12" chart:values-cell-range-address="TurnsAboveOne.U2:TurnsAboveOne.U61" chart:label-cell-address="TurnsAboveOne.U1:TurnsAboveOne.U1" chart:class="chart:scatter">
            <chart:data-point chart:repeated="60"/>
          </chart:series>
          <chart:series chart:style-name="ch13" chart:values-cell-range-address="TurnsAboveOne.V2:TurnsAboveOne.V61" chart:label-cell-address="TurnsAboveOne.V1:TurnsAboveOne.V1" chart:class="chart:scatter">
            <chart:data-point chart:repeated="60"/>
          </chart:series>
          <chart:series chart:style-name="ch14" chart:values-cell-range-address="TurnsAboveOne.W2:TurnsAboveOne.W61" chart:label-cell-address="TurnsAboveOne.W1:TurnsAboveOne.W1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WallFollower [l]</text:p>
                <draw:g>
                  <svg:desc>TurnsAboveOne.O1:TurnsAboveOne.O1</svg:desc>
                </draw:g>
              </table:table-cell>
              <table:table-cell office:value-type="string">
                <text:p>WallFollower [r]</text:p>
                <draw:g>
                  <svg:desc>TurnsAboveOne.P1:TurnsAboveOne.P1</svg:desc>
                </draw:g>
              </table:table-cell>
              <table:table-cell office:value-type="string">
                <text:p>Explorer</text:p>
                <draw:g>
                  <svg:desc>TurnsAboveOne.Q1:TurnsAboveOne.Q1</svg:desc>
                </draw:g>
              </table:table-cell>
              <table:table-cell office:value-type="string">
                <text:p>Long Term Explorer</text:p>
                <draw:g>
                  <svg:desc>TurnsAboveOne.U1:TurnsAboveOne.U1</svg:desc>
                </draw:g>
              </table:table-cell>
              <table:table-cell office:value-type="string">
                <text:p>Bumper</text:p>
                <draw:g>
                  <svg:desc>TurnsAboveOne.V1:TurnsAboveOne.V1</svg:desc>
                </draw:g>
              </table:table-cell>
              <table:table-cell office:value-type="string">
                <text:p>Decision Bumper</text:p>
                <draw:g>
                  <svg:desc>TurnsAboveOne.W1:TurnsAboveOn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8">
                <text:p>15.68</text:p>
                <draw:g>
                  <svg:desc>TurnsAboveOne.L2:TurnsAboveOne.L61</svg:desc>
                </draw:g>
              </table:table-cell>
              <table:table-cell office:value-type="float" office:value="100">
                <text:p>100</text:p>
                <draw:g>
                  <svg:desc>TurnsAboveOne.O2:TurnsAboveOne.O61</svg:desc>
                </draw:g>
              </table:table-cell>
              <table:table-cell office:value-type="float" office:value="100">
                <text:p>100</text:p>
                <draw:g>
                  <svg:desc>TurnsAboveOne.P2:TurnsAboveOne.P61</svg:desc>
                </draw:g>
              </table:table-cell>
              <table:table-cell office:value-type="float" office:value="81.5">
                <text:p>81.5</text:p>
                <draw:g>
                  <svg:desc>TurnsAboveOne.Q2:TurnsAboveOne.Q61</svg:desc>
                </draw:g>
              </table:table-cell>
              <table:table-cell office:value-type="float" office:value="99.9">
                <text:p>99.9</text:p>
                <draw:g>
                  <svg:desc>TurnsAboveOne.U2:TurnsAboveOne.U61</svg:desc>
                </draw:g>
              </table:table-cell>
              <table:table-cell office:value-type="float" office:value="90">
                <text:p>90</text:p>
                <draw:g>
                  <svg:desc>TurnsAboveOne.V2:TurnsAboveOne.V61</svg:desc>
                </draw:g>
              </table:table-cell>
              <table:table-cell office:value-type="float" office:value="98.3">
                <text:p>98.3</text:p>
                <draw:g>
                  <svg:desc>TurnsAboveOne.W2:TurnsAboveOne.W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73">
                <text:p>13.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4.9">
                <text:p>9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8">
                <text:p>13.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8">
                <text:p>80.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7">
                <text:p>10.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">
                <text:p>96.4</text:p>
              </table:table-cell>
              <table:table-cell office:value-type="float" office:value="99.2">
                <text:p>99.2</text:p>
              </table:table-cell>
              <table:table-cell office:value-type="float" office:value="71.1">
                <text:p>71.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8">
                <text:p>10.6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96.1">
                <text:p>96.1</text:p>
              </table:table-cell>
              <table:table-cell office:value-type="float" office:value="38.4">
                <text:p>38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3">
                <text:p>10.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">
                <text:p>88.8</text:p>
              </table:table-cell>
              <table:table-cell office:value-type="float" office:value="98.8">
                <text:p>98.8</text:p>
              </table:table-cell>
              <table:table-cell office:value-type="float" office:value="82.7">
                <text:p>82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6">
                <text:p>93.6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5">
                <text:p>12.55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82.9">
                <text:p>82.9</text:p>
              </table:table-cell>
              <table:table-cell office:value-type="float" office:value="97.9">
                <text:p>97.9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6">
                <text:p>11.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7">
                <text:p>59.7</text:p>
              </table:table-cell>
              <table:table-cell office:value-type="float" office:value="61.8">
                <text:p>61.8</text:p>
              </table:table-cell>
              <table:table-cell office:value-type="float" office:value="70.6">
                <text:p>70.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5">
                <text:p>14.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99.7">
                <text:p>99.7</text:p>
              </table:table-cell>
              <table:table-cell office:value-type="float" office:value="61.5">
                <text:p>61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8">
                <text:p>14.6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8">
                <text:p>69.8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8">
                <text:p>10.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2.6">
                <text:p>72.6</text:p>
              </table:table-cell>
              <table:table-cell office:value-type="float" office:value="76.7">
                <text:p>76.7</text:p>
              </table:table-cell>
              <table:table-cell office:value-type="float" office:value="39">
                <text:p>3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4">
                <text:p>15.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9.6">
                <text:p>69.6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5">
                <text:p>13.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8">
                <text:p>85.8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8">
                <text:p>14.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100">
                <text:p>100</text:p>
              </table:table-cell>
              <table:table-cell office:value-type="float" office:value="23.6">
                <text:p>23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5">
                <text:p>13.4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8.1">
                <text:p>78.1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87.9">
                <text:p>87.9</text:p>
              </table:table-cell>
              <table:table-cell office:value-type="float" office:value="100">
                <text:p>100</text:p>
              </table:table-cell>
              <table:table-cell office:value-type="float" office:value="47.8">
                <text:p>47.8</text:p>
              </table:table-cell>
              <table:table-cell office:value-type="float" office:value="100">
                <text:p>100</text:p>
              </table:table-cell>
              <table:table-cell office:value-type="float" office:value="88.7">
                <text:p>88.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8">
                <text:p>12.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8.1">
                <text:p>38.1</text:p>
              </table:table-cell>
              <table:table-cell office:value-type="float" office:value="92.5">
                <text:p>92.5</text:p>
              </table:table-cell>
              <table:table-cell office:value-type="float" office:value="50.6">
                <text:p>50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95">
                <text:p>1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">
                <text:p>58.1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68">
                <text:p>9.68</text:p>
              </table:table-cell>
              <table:table-cell office:value-type="float" office:value="100">
                <text:p>100</text:p>
              </table:table-cell>
              <table:table-cell office:value-type="float" office:value="90.6">
                <text:p>90.6</text:p>
              </table:table-cell>
              <table:table-cell office:value-type="float" office:value="86.5">
                <text:p>86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7">
                <text:p>1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9">
                <text:p>52.9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4">
                <text:p>14.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8.7">
                <text:p>68.7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09">
                <text:p>14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98.3">
                <text:p>98.3</text:p>
              </table:table-cell>
              <table:table-cell office:value-type="float" office:value="62.4">
                <text:p>62.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8">
                <text:p>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4">
                <text:p>15.1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4">
                <text:p>69.4</text:p>
              </table:table-cell>
              <table:table-cell office:value-type="float" office:value="99.6">
                <text:p>99.6</text:p>
              </table:table-cell>
              <table:table-cell office:value-type="float" office:value="53.4">
                <text:p>53.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9">
                <text:p>13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3.1">
                <text:p>73.1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2">
                <text:p>11.8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8.7">
                <text:p>98.7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1">
                <text:p>15.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83.2">
                <text:p>83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79.8">
                <text:p>79.8</text:p>
              </table:table-cell>
              <table:table-cell office:value-type="float" office:value="92.6">
                <text:p>92.6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7">
                <text:p>14.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3.3">
                <text:p>93.3</text:p>
              </table:table-cell>
              <table:table-cell office:value-type="float" office:value="99.6">
                <text:p>99.6</text:p>
              </table:table-cell>
              <table:table-cell office:value-type="float" office:value="92.7">
                <text:p>92.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4">
                <text:p>12.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100">
                <text:p>100</text:p>
              </table:table-cell>
              <table:table-cell office:value-type="float" office:value="98.3">
                <text:p>98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41">
                <text:p>13.41</text:p>
              </table:table-cell>
              <table:table-cell office:value-type="float" office:value="51.4">
                <text:p>51.4</text:p>
              </table:table-cell>
              <table:table-cell office:value-type="float" office:value="100">
                <text:p>100</text:p>
              </table:table-cell>
              <table:table-cell office:value-type="float" office:value="42.2">
                <text:p>42.2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9">
                <text:p>10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8">
                <text:p>83.8</text:p>
              </table:table-cell>
              <table:table-cell office:value-type="float" office:value="100">
                <text:p>100</text:p>
              </table:table-cell>
              <table:table-cell office:value-type="float" office:value="45.1">
                <text:p>45.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91">
                <text:p>14.9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9.3">
                <text:p>89.3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">
                <text:p>11.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8">
                <text:p>69.8</text:p>
              </table:table-cell>
              <table:table-cell office:value-type="float" office:value="99.2">
                <text:p>99.2</text:p>
              </table:table-cell>
              <table:table-cell office:value-type="float" office:value="79">
                <text:p>79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6">
                <text:p>15.3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3">
                <text:p>83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2">
                <text:p>12.82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84.4">
                <text:p>84.4</text:p>
              </table:table-cell>
              <table:table-cell office:value-type="float" office:value="92.8">
                <text:p>92.8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32">
                <text:p>10.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09">
                <text:p>11.09</text:p>
              </table:table-cell>
              <table:table-cell office:value-type="float" office:value="50.5">
                <text:p>50.5</text:p>
              </table:table-cell>
              <table:table-cell office:value-type="float" office:value="100">
                <text:p>100</text:p>
              </table:table-cell>
              <table:table-cell office:value-type="float" office:value="27.2">
                <text:p>27.2</text:p>
              </table:table-cell>
              <table:table-cell office:value-type="float" office:value="41.2">
                <text:p>41.2</text:p>
              </table:table-cell>
              <table:table-cell office:value-type="float" office:value="52.6">
                <text:p>52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5">
                <text:p>11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96.8">
                <text:p>96.8</text:p>
              </table:table-cell>
              <table:table-cell office:value-type="float" office:value="79.5">
                <text:p>79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4">
                <text:p>13.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97.1">
                <text:p>97.1</text:p>
              </table:table-cell>
              <table:table-cell office:value-type="float" office:value="84.1">
                <text:p>84.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8">
                <text:p>13.18</text:p>
              </table:table-cell>
              <table:table-cell office:value-type="float" office:value="73.8">
                <text:p>73.8</text:p>
              </table:table-cell>
              <table:table-cell office:value-type="float" office:value="100">
                <text:p>100</text:p>
              </table:table-cell>
              <table:table-cell office:value-type="float" office:value="45.2">
                <text:p>45.2</text:p>
              </table:table-cell>
              <table:table-cell office:value-type="float" office:value="94.7">
                <text:p>94.7</text:p>
              </table:table-cell>
              <table:table-cell office:value-type="float" office:value="15.2">
                <text:p>15.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8">
                <text:p>10.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8">
                <text:p>71.8</text:p>
              </table:table-cell>
              <table:table-cell office:value-type="float" office:value="85.3">
                <text:p>85.3</text:p>
              </table:table-cell>
              <table:table-cell office:value-type="float" office:value="33.1">
                <text:p>3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8">
                <text:p>9.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0.9">
                <text:p>60.9</text:p>
              </table:table-cell>
              <table:table-cell office:value-type="float" office:value="87.3">
                <text:p>87.3</text:p>
              </table:table-cell>
              <table:table-cell office:value-type="float" office:value="78.8">
                <text:p>78.8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41">
                <text:p>1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2.3">
                <text:p>42.3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95">
                <text:p>12.95</text:p>
              </table:table-cell>
              <table:table-cell office:value-type="float" office:value="75.9">
                <text:p>75.9</text:p>
              </table:table-cell>
              <table:table-cell office:value-type="float" office:value="100">
                <text:p>100</text:p>
              </table:table-cell>
              <table:table-cell office:value-type="float" office:value="41.5">
                <text:p>41.5</text:p>
              </table:table-cell>
              <table:table-cell office:value-type="float" office:value="99.3">
                <text:p>99.3</text:p>
              </table:table-cell>
              <table:table-cell office:value-type="float" office:value="61.5">
                <text:p>6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9">
                <text:p>14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8.1">
                <text:p>9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8">
                <text:p>15.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3.5">
                <text:p>53.5</text:p>
              </table:table-cell>
              <table:table-cell office:value-type="float" office:value="100">
                <text:p>100</text:p>
              </table:table-cell>
              <table:table-cell office:value-type="float" office:value="51.8">
                <text:p>51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95">
                <text:p>12.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9">
                <text:p>62.9</text:p>
              </table:table-cell>
              <table:table-cell office:value-type="float" office:value="94.2">
                <text:p>94.2</text:p>
              </table:table-cell>
              <table:table-cell office:value-type="float" office:value="45.9">
                <text:p>45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91">
                <text:p>13.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0.9">
                <text:p>70.9</text:p>
              </table:table-cell>
              <table:table-cell office:value-type="float" office:value="97.8">
                <text:p>97.8</text:p>
              </table:table-cell>
              <table:table-cell office:value-type="float" office:value="68.8">
                <text:p>68.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3">
                <text:p>14.7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97.1">
                <text:p>97.1</text:p>
              </table:table-cell>
              <table:table-cell office:value-type="float" office:value="42">
                <text:p>4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32">
                <text:p>8.3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">
                <text:p>13.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85">
                <text:p>85</text:p>
              </table:table-cell>
              <table:table-cell office:value-type="float" office:value="75.7">
                <text:p>75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1.3">
                <text:p>71.3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45">
                <text:p>12.4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05">
                <text:p>11.05</text:p>
              </table:table-cell>
              <table:table-cell office:value-type="float" office:value="74.9">
                <text:p>74.9</text:p>
              </table:table-cell>
              <table:table-cell office:value-type="float" office:value="100">
                <text:p>100</text:p>
              </table:table-cell>
              <table:table-cell office:value-type="float" office:value="87.3">
                <text:p>87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79">
                <text:p>79</text:p>
              </table:table-cell>
              <table:table-cell office:value-type="float" office:value="79.6">
                <text:p>79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64">
                <text:p>11.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9">
                <text:p>63.9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1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387cm" svg:height="12.246cm" xlink:href=".." xlink:type="simple" chart:class="chart:scatter" chart:style-name="ch1">
        <chart:legend chart:legend-position="end" svg:x="13.431cm" svg:y="5.797cm" style:legend-expansion="high" chart:style-name="ch2"/>
        <chart:plot-area chart:style-name="ch3" table:cell-range-address="'Goal_Vis_%'.D2:'Goal_Vis_%'.D61 'Goal_Vis_%'.N1:'Goal_Vis_%'.N61" chart:data-source-has-labels="row" svg:x="0.347cm" svg:y="0.244cm" svg:width="12.737cm" svg:height="11.758cm">
          <chartooo:coordinate-region svg:x="1.233cm" svg:y="0.47cm" svg:width="11.214cm" svg:height="10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_Vis_%'.N2:'Goal_Vis_%'.N61" chart:label-cell-address="'Goal_Vis_%'.N1:'Goal_Vis_%'.N1" chart:class="chart:scatter">
            <chart:domain table:cell-range-address="'Goal_Vis_%'.D2:'Goal_Vis_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_Vis_%'.N1:'Goal_Vis_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_Vis_%'.D2:'Goal_Vis_%'.D61</svg:desc>
                </draw:g>
              </table:table-cell>
              <table:table-cell office:value-type="float" office:value="98.7">
                <text:p>98.7</text:p>
                <draw:g>
                  <svg:desc>'Goal_Vis_%'.N2:'Goal_Vis_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3" chart:maximum="1.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321cm" svg:height="11.063cm" xlink:href=".." xlink:type="simple" chart:class="chart:scatter" chart:style-name="ch1">
        <chart:legend chart:legend-position="end" svg:x="16.164cm" svg:y="5.205cm" style:legend-expansion="high" chart:style-name="ch2"/>
        <chart:plot-area chart:style-name="ch3" table:cell-range-address="Vis_Mag_.E2:Vis_Mag_.E61 Vis_Mag_.J1:Vis_Mag_.J61" chart:data-source-has-labels="row" svg:x="1.404cm" svg:y="0.221cm" svg:width="14.394cm" svg:height="9.613cm">
          <chartooo:coordinate-region svg:x="2.29cm" svg:y="0.447cm" svg:width="13.242cm" svg:height="8.687cm"/>
          <chart:axis chart:dimension="x" chart:name="primary-x" chart:style-name="ch4">
            <chart:title svg:x="7.009cm" svg:y="10.056cm" chart:style-name="ch5">
              <text:p>Visibility Magnitude</text:p>
            </chart:title>
          </chart:axis>
          <chart:axis chart:dimension="y" chart:name="primary-y" chart:style-name="ch6">
            <chart:title svg:x="0.451cm" svg:y="5.812cm" chart:style-name="ch7">
              <text:p>Pass Rate</text:p>
            </chart:title>
            <chart:grid chart:style-name="ch8" chart:class="major"/>
          </chart:axis>
          <chart:series chart:style-name="ch9" chart:values-cell-range-address="Vis_Mag_.J2:Vis_Mag_.J61" chart:label-cell-address="Vis_Mag_.J1:Vis_Mag_.J1" chart:class="chart:scatter">
            <chart:domain table:cell-range-address="Vis_Mag_.E2:Vis_Mag_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Vis_Mag_.J1:Vis_Mag_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Vis_Mag_.E2:Vis_Mag_.E61</svg:desc>
                </draw:g>
              </table:table-cell>
              <table:table-cell office:value-type="float" office:value="95.5">
                <text:p>95.5</text:p>
                <draw:g>
                  <svg:desc>Vis_Mag_.J2:Vis_Mag_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.F1:Weighted_Sum.F61 Weighted_Sum.B2:Weighted_Sum.B61" chart:data-source-has-labels="row" svg:x="1.357cm" svg:y="0.179cm" svg:width="11.451cm" svg:height="7.633cm">
          <chartooo:coordinate-region svg:x="1.82cm" svg:y="0.405cm" svg:width="10.88cm" svg:height="6.707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687cm" chart:style-name="ch7">
              <text:p>N. Turns</text:p>
            </chart:title>
            <chart:grid chart:style-name="ch8" chart:class="major"/>
          </chart:axis>
          <chart:series chart:style-name="ch9" chart:values-cell-range-address="Weighted_Sum.B2:Weighted_Sum.B61" chart:label-cell-address="Weighted_Sum.F1:Weighted_Sum.F1" chart:class="chart:scatter">
            <chart:domain table:cell-range-address="Weighted_Sum.F2:Weighted_Sum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.F1:Weighted_Sum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Weighted_Sum.F2:Weighted_Sum.F61</svg:desc>
                </draw:g>
              </table:table-cell>
              <table:table-cell office:value-type="float" office:value="2">
                <text:p>2</text:p>
                <draw:g>
                  <svg:desc>Weighted_Sum.B2:Weighted_Sum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Weighted_Sum.F2:Weighted_Sum.F61 Weighted_Sum.J1:Weighted_Sum.J61" chart:data-source-has-labels="row" svg:x="1.357cm" svg:y="0.179cm" svg:width="12.166cm" svg:height="7.633cm">
          <chartooo:coordinate-region svg:x="2.243cm" svg:y="0.405cm" svg:width="11.172cm" svg:height="6.707cm"/>
          <chart:axis chart:dimension="x" chart:name="primary-x" chart:style-name="ch4">
            <chart:title svg:x="5.465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78cm" chart:style-name="ch7">
              <text:p>Pass Rate</text:p>
            </chart:title>
            <chart:grid chart:style-name="ch8" chart:class="major"/>
          </chart:axis>
          <chart:series chart:style-name="ch9" chart:values-cell-range-address="Weighted_Sum.J2:Weighted_Sum.J61" chart:label-cell-address="Weighted_Sum.J1:Weighted_Sum.J1" chart:class="chart:scatter">
            <chart:domain table:cell-range-address="Weighted_Sum.F2:Weighted_Sum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Weighted_Sum.J1:Weighted_Su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Weighted_Sum.F2:Weighted_Sum.F61</svg:desc>
                </draw:g>
              </table:table-cell>
              <table:table-cell office:value-type="float" office:value="78.2">
                <text:p>78.2</text:p>
                <draw:g>
                  <svg:desc>Weighted_Sum.J2:Weighted_Sum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'Goal+Start_Weighted'.F2:'Goal+Start_Weighted'.F61 'Goal+Start_Weighted'.J1:'Goal+Start_Weighted'.J61" chart:data-source-has-labels="row" svg:x="0.319cm" svg:y="0.179cm" svg:width="13.204cm" svg:height="8.641cm">
          <chartooo:coordinate-region svg:x="1.205cm" svg:y="0.405cm" svg:width="12.21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+Start_Weighted'.J2:'Goal+Start_Weighted'.J61" chart:label-cell-address="'Goal+Start_Weighted'.J1:'Goal+Start_Weighted'.J1" chart:class="chart:scatter">
            <chart:domain table:cell-range-address="'Goal+Start_Weighted'.F2:'Goal+Start_Weighted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Goal+Start_Weighted'.J1:'Goal+Start_Weighted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">
                <text:p>1.72</text:p>
                <draw:g>
                  <svg:desc>'Goal+Start_Weighted'.F2:'Goal+Start_Weighted'.F61</svg:desc>
                </draw:g>
              </table:table-cell>
              <table:table-cell office:value-type="float" office:value="55.7">
                <text:p>55.7</text:p>
                <draw:g>
                  <svg:desc>'Goal+Start_Weighted'.J2:'Goal+Start_Weighted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">
                <text:p>4.2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">
                <text:p>2.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">
                <text:p>2.5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">
                <text:p>2.45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">
                <text:p>2.7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">
                <text:p>2.9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6">
                <text:p>3.06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">
                <text:p>4.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">
                <text:p>1.4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">
                <text:p>1.4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">
                <text:p>1.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">
                <text:p>1.8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">
                <text:p>2.89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8">
                <text:p>3.3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">
                <text:p>1.8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">
                <text:p>3.7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6">
                <text:p>4.8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">
                <text:p>2.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">
                <text:p>1.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">
                <text:p>2.1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">
                <text:p>1.7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">
                <text:p>4.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">
                <text:p>1.5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">
                <text:p>4.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2">
                <text:p>4.82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">
                <text:p>1.65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">
                <text:p>1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">
                <text:p>1.8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6">
                <text:p>3.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">
                <text:p>4.69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">
                <text:p>1.6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">
                <text:p>2.6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5">
                <text:p>1.8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">
                <text:p>4.1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8">
                <text:p>1.9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">
                <text:p>1.6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">
                <text:p>1.6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6">
                <text:p>2.3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8">
                <text:p>1.48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">
                <text:p>1.5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">
                <text:p>1.9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">
                <text:p>1.2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">
                <text:p>1.2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87.6">
                <text:p>87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DoubleRun.G2:DoubleRun.G61 DoubleRun.L1:DoubleRun.L61" chart:data-source-has-labels="row" svg:x="0.319cm" svg:y="0.179cm" svg:width="13.204cm" svg:height="8.641cm">
          <chartooo:coordinate-region svg:x="1.205cm" svg:y="0.405cm" svg:width="11.999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DoubleRun.F2:DoubleRun.F61 DoubleRun.L1:DoubleRun.L61" chart:data-source-has-labels="row" svg:x="0.319cm" svg:y="0.179cm" svg:width="13.204cm" svg:height="8.641cm">
          <chartooo:coordinate-region svg:x="1.205cm" svg:y="0.405cm" svg:width="12.052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